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124.5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91.3pt"/>
    </style:style>
    <style:style style:name="co17" style:family="table-column">
      <style:table-column-properties fo:break-before="auto" style:column-width="95.16pt"/>
    </style:style>
    <style:style style:name="co18" style:family="table-column">
      <style:table-column-properties fo:break-before="auto" style:column-width="105.19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108.31pt"/>
    </style:style>
    <style:style style:name="co21" style:family="table-column">
      <style:table-column-properties fo:break-before="auto" style:column-width="79.74pt"/>
    </style:style>
    <style:style style:name="co22" style:family="table-column">
      <style:table-column-properties fo:break-before="auto" style:column-width="72.79pt"/>
    </style:style>
    <style:style style:name="co23" style:family="table-column">
      <style:table-column-properties fo:break-before="auto" style:column-width="72pt"/>
    </style:style>
    <style:style style:name="co24" style:family="table-column">
      <style:table-column-properties fo:break-before="auto" style:column-width="76.2pt"/>
    </style:style>
    <style:style style:name="co25" style:family="table-column">
      <style:table-column-properties fo:break-before="auto" style:column-width="115.34pt"/>
    </style:style>
    <style:style style:name="co26" style:family="table-column">
      <style:table-column-properties fo:break-before="auto" style:column-width="77.3pt"/>
    </style:style>
    <style:style style:name="co27" style:family="table-column">
      <style:table-column-properties fo:break-before="auto" style:column-width="122.4pt"/>
    </style:style>
    <style:style style:name="co28" style:family="table-column">
      <style:table-column-properties fo:break-before="auto" style:column-width="114.66pt"/>
    </style:style>
    <style:style style:name="co29" style:family="table-column">
      <style:table-column-properties fo:break-before="auto" style:column-width="125.89pt"/>
    </style:style>
    <style:style style:name="co30" style:family="table-column">
      <style:table-column-properties fo:break-before="auto" style:column-width="99.81pt"/>
    </style:style>
    <style:style style:name="co31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61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800000" fo:font-weight="bold" style:font-weight-asian="bold" style:font-weight-complex="bold"/>
    </style:style>
    <style:style style:name="ce15" style:family="table-cell" style:parent-style-name="Default">
      <style:text-properties fo:color="#cc0000" fo:font-weight="bold" style:font-weight-asian="bold" style:font-weight-complex="bold"/>
    </style:style>
    <style:style style:name="ce16" style:family="table-cell" style:parent-style-name="Default">
      <style:text-properties fo:color="#007826" fo:font-weight="bold" style:font-weight-asian="bold" style:font-weight-complex="bold"/>
    </style:style>
    <style:style style:name="ce17" style:family="table-cell" style:parent-style-name="Default">
      <style:text-properties fo:color="#990000" fo:font-weight="bold" style:font-weight-asian="bold" style:font-weight-complex="bold"/>
    </style:style>
    <style:style style:name="ce18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ext-properties fo:color="#800000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20" style:family="table-cell" style:parent-style-name="Default">
      <style:text-properties fo:color="#006600" fo:font-weight="bold" style:font-weight-asian="bold" style:font-weight-complex="bold"/>
    </style:style>
    <style:style style:name="ce21" style:family="table-cell" style:parent-style-name="Default">
      <style:text-properties fo:color="#009933" fo:font-weight="bold" style:font-weight-asian="bold" style:font-weight-complex="bold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style:font-name="Liberation Sans" fo:font-weight="bold" style:font-weight-asian="bold" style:font-weight-complex="bold"/>
    </style:style>
    <style:style style:name="ce2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61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ext-properties fo:color="#800000"/>
    </style:style>
    <style:style style:name="ce30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31" style:family="table-cell" style:parent-style-name="Default" style:data-style-name="N61">
      <style:text-properties fo:color="#009933"/>
    </style:style>
    <style:style style:name="ce32" style:family="table-cell" style:parent-style-name="Default">
      <style:text-properties fo:color="#990000" fo:font-weight="normal" style:font-weight-asian="normal" style:font-weight-complex="normal"/>
    </style:style>
    <style:style style:name="ce33" style:family="table-cell" style:parent-style-name="Default">
      <style:text-properties fo:color="#800000" fo:font-weight="normal" style:font-weight-asian="normal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36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37" style:family="table-cell" style:parent-style-name="Default">
      <style:text-properties fo:color="#cc0000" fo:font-weight="normal" style:font-weight-asian="normal" style:font-weight-complex="normal"/>
    </style:style>
    <style:style style:name="ce38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2"/>
    <style:style style:name="ce41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4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61">
      <style:table-cell-properties fo:background-color="transparent"/>
    </style:style>
    <style:style style:name="ce44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47" style:family="table-cell" style:parent-style-name="Default" style:data-style-name="N61">
      <style:text-properties fo:color="#009900" fo:font-weight="normal" style:font-weight-asian="normal" style:font-weight-complex="normal"/>
    </style:style>
    <style:style style:name="ce48" style:family="table-cell" style:parent-style-name="Default" style:data-style-name="N61">
      <style:text-properties fo:color="#cc0000"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61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52" style:family="table-cell" style:parent-style-name="Default">
      <style:text-properties fo:color="#0000cc"/>
    </style:style>
    <style:style style:name="ce53" style:family="table-cell" style:parent-style-name="Default">
      <style:text-properties fo:color="#009900" fo:font-weight="normal" style:font-weight-asian="normal" style:font-weight-complex="normal"/>
    </style:style>
    <style:style style:name="ce54" style:family="table-cell" style:parent-style-name="Default" style:data-style-name="N61">
      <style:text-properties fo:color="#006600"/>
    </style:style>
    <style:style style:name="ce55" style:family="table-cell" style:parent-style-name="Default" style:data-style-name="N61">
      <style:text-properties fo:color="#006600" fo:font-weight="normal" style:font-weight-asian="normal" style:font-weight-complex="normal"/>
    </style:style>
    <style:style style:name="ce56" style:family="table-cell" style:parent-style-name="Default">
      <style:text-properties fo:color="#0000ff"/>
    </style:style>
    <style:style style:name="ce57" style:family="table-cell" style:parent-style-name="Default" style:data-style-name="N61">
      <style:text-properties style:use-window-font-color="true" style:font-name="Liberation Sans" style:font-name-asian="Noto Sans CJK SC Regular" style:font-name-complex="FreeSans"/>
    </style:style>
    <style:style style:name="ce58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9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0" style:family="table-cell" style:parent-style-name="Default" style:data-style-name="N61">
      <style:text-properties fo:color="#0000ff"/>
    </style:style>
    <style:style style:name="ce61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  <style:style style:name="ce62" style:family="table-cell" style:parent-style-name="Default" style:data-style-name="N123">
      <style:text-properties fo:color="#cc0000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im_numb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28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number-columns-repeated="12" table:default-cell-style-name="Default"/>
        <table:table-column table:style-name="co13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11"/>
          <table:table-cell table:style-name="ce110" office:value-type="string" calcext:value-type="string" table:number-columns-spanned="3" table:number-rows-spanned="1">
            <text:p>influence of Eo: same S =60</text:p>
          </table:table-cell>
          <table:covered-table-cell table:number-columns-repeated="2"/>
          <table:table-cell/>
          <table:table-cell table:style-name="ce110" office:value-type="string" calcext:value-type="string" table:number-columns-spanned="7" table:number-rows-spanned="1">
            <text:p>influence of Eo: S =600, varying gY</text:p>
          </table:table-cell>
          <table:covered-table-cell table:number-columns-repeated="6"/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22"/>
          <table:table-cell table:style-name="ce13"/>
          <table:table-cell table:number-columns-repeated="4"/>
          <table:table-cell office:value-type="string" calcext:value-type="string">
            <text:p>dyn_visc*=1</text:p>
          </table:table-cell>
          <table:table-cell office:value-type="string" calcext:value-type="string">
            <text:p>rho* match</text:p>
          </table:table-cell>
          <table:table-cell office:value-type="string" calcext:value-type="string">
            <text:p>rho* match HQ*5</text:p>
          </table:table-cell>
          <table:table-cell office:value-type="string" calcext:value-type="string">
            <text:p>dyn visc match</text:p>
          </table:table-cell>
          <table:table-cell office:value-type="string" calcext:value-type="string">
            <text:p>dyn visc match <text:s/>HQ*5</text:p>
          </table:table-cell>
          <table:table-cell table:number-columns-repeated="2"/>
          <table:table-cell table:style-name="ce110" office:value-type="string" calcext:value-type="string" table:number-columns-spanned="3" table:number-rows-spanned="1">
            <text:p>dyn visc match HQ*2</text:p>
          </table:table-cell>
          <table:covered-table-cell table:number-columns-repeated="2"/>
          <table:table-cell/>
          <table:table-cell table:style-name="ce110" office:value-type="string" calcext:value-type="string" table:number-columns-spanned="7" table:number-rows-spanned="1">
            <text:p>dyn visc match HQ*2</text:p>
          </table:table-cell>
          <table:covered-table-cell table:number-columns-repeated="6"/>
          <table:table-cell table:number-columns-repeated="24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3" office:value-type="string" calcext:value-type="string">
            <text:p>Rothstein experiment [SI]</text:p>
          </table:table-cell>
          <table:table-cell table:style-name="ce22"/>
          <table:table-cell table:style-name="ce13"/>
          <table:table-cell/>
          <table:table-cell office:value-type="string" calcext:value-type="string">
            <text:p>Rothstein – nie wybucha</text:p>
          </table:table-cell>
          <table:table-cell/>
          <table:table-cell table:style-name="ce13" office:value-type="string" calcext:value-type="string">
            <text:p>Rothstein – ok</text:p>
          </table:table-cell>
          <table:table-cell table:number-columns-repeated="5" table:style-name="ce13" office:value-type="string" calcext:value-type="string">
            <text:p>Rothstein – okragle</text:p>
          </table:table-cell>
          <table:table-cell/>
          <table:table-cell table:style-name="ce45"/>
          <table:table-cell table:style-name="ce111" office:value-type="string" calcext:value-type="string" table:number-columns-spanned="3" table:number-rows-spanned="1">
            <text:p>Rothstein – okragle</text:p>
          </table:table-cell>
          <table:covered-table-cell table:number-columns-repeated="2" table:style-name="ce13"/>
          <table:table-cell table:style-name="ce13"/>
          <table:table-cell table:style-name="ce111" office:value-type="string" calcext:value-type="string" table:number-columns-spanned="7" table:number-rows-spanned="1">
            <text:p>Rothstein – okragle</text:p>
          </table:table-cell>
          <table:covered-table-cell table:number-columns-repeated="6" table:style-name="ce13"/>
          <table:table-cell table:style-name="ce13"/>
          <table:table-cell table:style-name="ce45" table:number-columns-repeated="20"/>
          <table:table-cell table:style-name="ce13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9"/>
          <table:table-cell table:style-name="ce13"/>
          <table:table-cell table:style-name="ce22"/>
          <table:table-cell table:style-name="ce13"/>
          <table:table-cell table:number-columns-repeated="46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4" office:value-type="string" calcext:value-type="string">
            <text:p>dp [Pa]</text:p>
          </table:table-cell>
          <table:table-cell table:style-name="ce23" table:formula="of:=12*[sim_numbers.L15]*[sim_numbers.L18]*[sim_numbers.L8]*[sim_numbers.L9]/([sim_numbers.L17]*[sim_numbers.L17])" office:value-type="float" office:value="553.63321799308" calcext:value-type="float">
            <text:p>553.63321799308</text:p>
          </table:table-cell>
          <table:table-cell table:style-name="ce13"/>
          <table:table-cell table:style-name="ce29" office:value-type="string" calcext:value-type="string">
            <text:p>dp </text:p>
          </table:table-cell>
          <table:table-cell table:formula="of:=12*[sim_numbers.O15]*[sim_numbers.O18]*[sim_numbers.O8]*[sim_numbers.O9]/([sim_numbers.O17]*[sim_numbers.O17])" office:value-type="float" office:value="0.000799993404922149" calcext:value-type="float">
            <text:p>0.000799993404922</text:p>
          </table:table-cell>
          <table:table-cell table:style-name="ce29" office:value-type="string" calcext:value-type="string">
            <text:p>dp </text:p>
          </table:table-cell>
          <table:table-cell table:style-name="ce40" table:formula="of:=12*[sim_numbers.Q15]*[sim_numbers.Q18]*[sim_numbers.Q8]*[sim_numbers.Q9]/([sim_numbers.Q17]*[sim_numbers.Q17])" office:value-type="float" office:value="0.00000416853246488907" calcext:value-type="float">
            <text:p>0.0000042</text:p>
          </table:table-cell>
          <table:table-cell table:style-name="ce40" table:formula="of:=12*[sim_numbers.R15]*[sim_numbers.R18]*[sim_numbers.R8]*[sim_numbers.R9]/([sim_numbers.R17]*[sim_numbers.R17])" office:value-type="float" office:value="0.00000195399959291675" calcext:value-type="float">
            <text:p>0.0000020</text:p>
          </table:table-cell>
          <table:table-cell table:style-name="ce40" table:formula="of:=12*[sim_numbers.S15]*[sim_numbers.S18]*[sim_numbers.S8]*[sim_numbers.S9]/([sim_numbers.S17]*[sim_numbers.S17])" office:value-type="float" office:value="0.00000195399959291675" calcext:value-type="float">
            <text:p>0.0000020</text:p>
          </table:table-cell>
          <table:table-cell table:style-name="ce40" table:formula="of:=12*[sim_numbers.T15]*[sim_numbers.T18]*[sim_numbers.T8]*[sim_numbers.T9]/([sim_numbers.T17]*[sim_numbers.T17])" office:value-type="float" office:value="0.000000781599837166701" calcext:value-type="float">
            <text:p>0.0000008</text:p>
          </table:table-cell>
          <table:table-cell table:style-name="ce40" table:formula="of:=12*[sim_numbers.U15]*[sim_numbers.U18]*[sim_numbers.U8]*[sim_numbers.U9]/([sim_numbers.U17]*[sim_numbers.U17])" office:value-type="float" office:value="0.0000195399959291675" calcext:value-type="float">
            <text:p>0.0000195</text:p>
          </table:table-cell>
          <table:table-cell table:style-name="ce40" table:formula="of:=12*[sim_numbers.V15]*[sim_numbers.V18]*[sim_numbers.V8]*[sim_numbers.V9]/([sim_numbers.V17]*[sim_numbers.V17])" office:value-type="float" office:value="0.000000781599837166701" calcext:value-type="float">
            <text:p>0.0000008</text:p>
          </table:table-cell>
          <table:table-cell/>
          <table:table-cell table:style-name="ce29" office:value-type="string" calcext:value-type="string">
            <text:p>dp </text:p>
          </table:table-cell>
          <table:table-cell table:style-name="ce40" table:formula="of:=12*[sim_numbers.Y15]*[sim_numbers.Y18]*[sim_numbers.Y8]*[sim_numbers.Y9]/([sim_numbers.Y17]*[sim_numbers.Y17])" office:value-type="float" office:value="0.00000244249949114594" calcext:value-type="float">
            <text:p>0.0000024</text:p>
          </table:table-cell>
          <table:table-cell table:style-name="ce40" table:formula="of:=12*[sim_numbers.Z15]*[sim_numbers.Z18]*[sim_numbers.Z8]*[sim_numbers.Z9]/([sim_numbers.Z17]*[sim_numbers.Z17])" office:value-type="float" office:value="0.00000244249949114594" calcext:value-type="float">
            <text:p>0.0000024</text:p>
          </table:table-cell>
          <table:table-cell table:style-name="ce40" table:formula="of:=12*[sim_numbers.AA15]*[sim_numbers.AA18]*[sim_numbers.AA8]*[sim_numbers.AA9]/([sim_numbers.AA17]*[sim_numbers.AA17])" office:value-type="float" office:value="0.00000244249949114594" calcext:value-type="float">
            <text:p>0.0000024</text:p>
          </table:table-cell>
          <table:table-cell table:style-name="ce40"/>
          <table:table-cell table:style-name="ce40" table:formula="of:=12*[sim_numbers.AC15]*[sim_numbers.AC18]*[sim_numbers.AC8]*[sim_numbers.AC9]/([sim_numbers.AC17]*[sim_numbers.AC17])" office:value-type="float" office:value="0.00000244249949114594" calcext:value-type="float">
            <text:p>0.0000024</text:p>
          </table:table-cell>
          <table:table-cell table:style-name="ce40" table:formula="of:=12*[sim_numbers.AD15]*[sim_numbers.AD18]*[sim_numbers.AD8]*[sim_numbers.AD9]/([sim_numbers.AD17]*[sim_numbers.AD17])" office:value-type="float" office:value="0.00000244249949114594" calcext:value-type="float">
            <text:p>0.0000024</text:p>
          </table:table-cell>
          <table:table-cell table:style-name="ce40" table:formula="of:=12*[sim_numbers.AE15]*[sim_numbers.AE18]*[sim_numbers.AE8]*[sim_numbers.AE9]/([sim_numbers.AE17]*[sim_numbers.AE17])" office:value-type="float" office:value="0.00000244249949114594" calcext:value-type="float">
            <text:p>0.0000024</text:p>
          </table:table-cell>
          <table:table-cell table:style-name="ce40" table:formula="of:=12*[sim_numbers.AF15]*[sim_numbers.AF18]*[sim_numbers.AF8]*[sim_numbers.AF9]/([sim_numbers.AF17]*[sim_numbers.AF17])" office:value-type="float" office:value="0.00000244249949114594" calcext:value-type="float">
            <text:p>0.0000024</text:p>
          </table:table-cell>
          <table:table-cell table:style-name="ce40" table:formula="of:=12*[sim_numbers.AG15]*[sim_numbers.AG18]*[sim_numbers.AG8]*[sim_numbers.AG9]/([sim_numbers.AG17]*[sim_numbers.AG17])" office:value-type="float" office:value="0.00000244249949114594" calcext:value-type="float">
            <text:p>0.0000024</text:p>
          </table:table-cell>
          <table:table-cell table:style-name="ce40" table:formula="of:=12*[sim_numbers.AH15]*[sim_numbers.AH18]*[sim_numbers.AH8]*[sim_numbers.AH9]/([sim_numbers.AH17]*[sim_numbers.AH17])" office:value-type="float" office:value="0.00000244249949114594" calcext:value-type="float">
            <text:p>0.0000024</text:p>
          </table:table-cell>
          <table:table-cell table:style-name="ce40" table:formula="of:=12*[sim_numbers.AI15]*[sim_numbers.AI18]*[sim_numbers.AI8]*[sim_numbers.AI9]/([sim_numbers.AI17]*[sim_numbers.AI17])" office:value-type="float" office:value="0.00000244249949114594" calcext:value-type="float">
            <text:p>0.0000024</text:p>
          </table:table-cell>
          <table:table-cell table:style-name="ce40"/>
          <table:table-cell table:style-name="ce29" office:value-type="string" calcext:value-type="string">
            <text:p>dp </text:p>
          </table:table-cell>
          <table:table-cell table:style-name="ce40" table:formula="of:=12*[sim_numbers.AL15]*[sim_numbers.AL18]*[sim_numbers.AL8]*[sim_numbers.AL9]/([sim_numbers.AL17]*[sim_numbers.AL17])" office:value-type="float" office:value="0" calcext:value-type="float">
            <text:p>0.0000000</text:p>
          </table:table-cell>
          <table:table-cell table:style-name="ce40" table:formula="of:=12*[sim_numbers.AM15]*[sim_numbers.AM18]*[sim_numbers.AM8]*[sim_numbers.AM9]/([sim_numbers.AM17]*[sim_numbers.AM17])" office:value-type="float" office:value="0" calcext:value-type="float">
            <text:p>0.0000000</text:p>
          </table:table-cell>
          <table:table-cell table:style-name="ce40" table:formula="of:=12*[sim_numbers.AN15]*[sim_numbers.AN18]*[sim_numbers.AN8]*[sim_numbers.AN9]/([sim_numbers.AN17]*[sim_numbers.AN17])" office:value-type="float" office:value="0" calcext:value-type="float">
            <text:p>0.0000000</text:p>
          </table:table-cell>
          <table:table-cell table:style-name="ce40" table:formula="of:=12*[sim_numbers.AO15]*[sim_numbers.AO18]*[sim_numbers.AO8]*[sim_numbers.AO9]/([sim_numbers.AO17]*[sim_numbers.AO17])" office:value-type="float" office:value="0" calcext:value-type="float">
            <text:p>0.0000000</text:p>
          </table:table-cell>
          <table:table-cell table:style-name="ce40" table:formula="of:=12*[sim_numbers.AP15]*[sim_numbers.AP18]*[sim_numbers.AP8]*[sim_numbers.AP9]/([sim_numbers.AP17]*[sim_numbers.AP17])" office:value-type="float" office:value="0" calcext:value-type="float">
            <text:p>0.0000000</text:p>
          </table:table-cell>
          <table:table-cell table:style-name="ce40" table:formula="of:=12*[sim_numbers.AQ15]*[sim_numbers.AQ18]*[sim_numbers.AQ8]*[sim_numbers.AQ9]/([sim_numbers.AQ17]*[sim_numbers.AQ17])" office:value-type="float" office:value="0" calcext:value-type="float">
            <text:p>0.0000000</text:p>
          </table:table-cell>
          <table:table-cell/>
          <table:table-cell table:style-name="ce40" table:formula="of:=12*[sim_numbers.AS15]*[sim_numbers.AS18]*[sim_numbers.AS8]*[sim_numbers.AS9]/([sim_numbers.AS17]*[sim_numbers.AS17])" office:value-type="float" office:value="0" calcext:value-type="float">
            <text:p>0.0000000</text:p>
          </table:table-cell>
          <table:table-cell table:style-name="ce29"/>
          <table:table-cell table:style-name="ce40" table:formula="of:=12*[sim_numbers.AU15]*[sim_numbers.AU18]*[sim_numbers.AU8]*[sim_numbers.AU9]/([sim_numbers.AU17]*[sim_numbers.AU17])" office:value-type="float" office:value="0.00128" calcext:value-type="float">
            <text:p>0.0012800</text:p>
          </table:table-cell>
          <table:table-cell table:style-name="ce40" table:formula="of:=12*[sim_numbers.AV15]*[sim_numbers.AV18]*[sim_numbers.AV8]*[sim_numbers.AV9]/([sim_numbers.AV17]*[sim_numbers.AV17])" office:value-type="float" office:value="0.00128" calcext:value-type="float">
            <text:p>0.0012800</text:p>
          </table:table-cell>
          <table:table-cell/>
          <table:table-cell table:style-name="ce40" table:formula="of:=12*[sim_numbers.AX15]*[sim_numbers.AX18]*[sim_numbers.AX8]*[sim_numbers.AX9]/([sim_numbers.AX17]*[sim_numbers.AX17])" office:value-type="float" office:value="0.000128" calcext:value-type="float">
            <text:p>0.0001280</text:p>
          </table:table-cell>
          <table:table-cell table:style-name="ce40" table:formula="of:=12*[sim_numbers.AY15]*[sim_numbers.AY18]*[sim_numbers.AY8]*[sim_numbers.AY9]/([sim_numbers.AY17]*[sim_numbers.AY17])" office:value-type="float" office:value="0.000128" calcext:value-type="float">
            <text:p>0.0001280</text:p>
          </table:table-cell>
          <table:table-cell table:style-name="ce40" table:formula="of:=12*[sim_numbers.AZ15]*[sim_numbers.AZ18]*[sim_numbers.AZ8]*[sim_numbers.AZ9]/([sim_numbers.AZ17]*[sim_numbers.AZ17])" office:value-type="float" office:value="0.000128" calcext:value-type="float">
            <text:p>0.0001280</text:p>
          </table:table-cell>
          <table:table-cell table:style-name="ce40" table:number-columns-repeated="2"/>
          <table:table-cell table:style-name="ce40" table:formula="of:=12*[sim_numbers.BC15]*[sim_numbers.BC18]*[sim_numbers.BC8]*[sim_numbers.BC9]/([sim_numbers.BC17]*[sim_numbers.BC17])" office:value-type="float" office:value="0.0000128" calcext:value-type="float">
            <text:p>0.0000128</text:p>
          </table:table-cell>
          <table:table-cell table:style-name="ce29" office:value-type="string" calcext:value-type="string">
            <text:p>dp </text:p>
          </table:table-cell>
          <table:table-cell table:style-name="ce40" table:formula="of:=12*[sim_numbers.BE15]*[sim_numbers.BE18]*[sim_numbers.BE8]*[sim_numbers.BE9]/([sim_numbers.BE17]*[sim_numbers.BE17])" office:value-type="float" office:value="0.013339303887645" calcext:value-type="float">
            <text:p>0.0133393</text:p>
          </table:table-cell>
          <table:table-cell table:style-name="ce40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sim_numbers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sim_numbers.I17]/2" office:value-type="float" office:value="4.5" calcext:value-type="float">
            <text:p>4.5</text:p>
          </table:table-cell>
          <table:table-cell/>
          <table:table-cell table:style-name="ce15"/>
          <table:table-cell table:style-name="ce22"/>
          <table:table-cell table:style-name="ce13"/>
          <table:table-cell table:style-name="ce6"/>
          <table:table-cell/>
          <table:table-cell table:style-name="ce6"/>
          <table:table-cell table:style-name="ce40" table:number-columns-repeated="6"/>
          <table:table-cell/>
          <table:table-cell table:style-name="ce6"/>
          <table:table-cell table:style-name="ce40" table:number-columns-repeated="12"/>
          <table:table-cell table:style-name="ce6"/>
          <table:table-cell table:style-name="ce40" table:number-columns-repeated="6"/>
          <table:table-cell/>
          <table:table-cell table:style-name="ce40"/>
          <table:table-cell table:style-name="ce6"/>
          <table:table-cell table:style-name="ce40" table:number-columns-repeated="2"/>
          <table:table-cell/>
          <table:table-cell table:style-name="ce40" table:number-columns-repeated="6"/>
          <table:table-cell table:style-name="ce6"/>
          <table:table-cell table:style-name="ce40"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6" office:value-type="string" calcext:value-type="string">
            <text:p>rho_air [kg/m3]</text:p>
          </table:table-cell>
          <table:table-cell table:style-name="ce22" office:value-type="float" office:value="1.22" calcext:value-type="float">
            <text:p>1.22</text:p>
          </table:table-cell>
          <table:table-cell table:style-name="ce13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00122" calcext:value-type="float">
            <text:p>1.22E-03</text:p>
          </table:table-cell>
          <table:table-cell table:number-columns-repeated="2" table:style-name="ce5" office:value-type="float" office:value="0.01831" calcext:value-type="float">
            <text:p>1.83E-02</text:p>
          </table:table-cell>
          <table:table-cell/>
          <table:table-cell table:style-name="ce1" office:value-type="string" calcext:value-type="string">
            <text:p>rho_air</text:p>
          </table:table-cell>
          <table:table-cell table:number-columns-repeated="3" table:style-name="ce5" office:value-type="float" office:value="0.01831" calcext:value-type="float">
            <text:p>1.83E-02</text:p>
          </table:table-cell>
          <table:table-cell table:style-name="ce5"/>
          <table:table-cell table:number-columns-repeated="7" table:style-name="ce5" office:value-type="float" office:value="0.01831" calcext:value-type="float">
            <text:p>1.83E-02</text:p>
          </table:table-cell>
          <table:table-cell table:style-name="ce5"/>
          <table:table-cell table:style-name="ce1" office:value-type="string" calcext:value-type="string">
            <text:p>rho_air</text:p>
          </table:table-cell>
          <table:table-cell table:number-columns-repeated="6" table:style-name="ce5" office:value-type="float" office:value="0.01831" calcext:value-type="float">
            <text:p>1.83E-02</text:p>
          </table:table-cell>
          <table:table-cell/>
          <table:table-cell table:style-name="ce5" office:value-type="float" office:value="0.01831" calcext:value-type="float">
            <text:p>1.83E-02</text:p>
          </table:table-cell>
          <table:table-cell table:style-name="ce1"/>
          <table:table-cell table:number-columns-repeated="2" table:style-name="ce5" office:value-type="float" office:value="0.01831" calcext:value-type="float">
            <text:p>1.83E-02</text:p>
          </table:table-cell>
          <table:table-cell/>
          <table:table-cell table:number-columns-repeated="3" table:style-name="ce5" office:value-type="float" office:value="0.01831" calcext:value-type="float">
            <text:p>1.83E-02</text:p>
          </table:table-cell>
          <table:table-cell table:style-name="ce5" table:number-columns-repeated="2"/>
          <table:table-cell table:style-name="ce5" office:value-type="float" office:value="0.01831" calcext:value-type="float">
            <text:p>1.83E-02</text:p>
          </table:table-cell>
          <table:table-cell table:style-name="ce1" office:value-type="string" calcext:value-type="string">
            <text:p>rho_air</text:p>
          </table:table-cell>
          <table:table-cell table:style-name="ce5" table:formula="of:=[sim_numbers.BE8]/[sim_numbers.$L$32]" office:value-type="float" office:value="0.0122" calcext:value-type="float">
            <text:p>1.22E-02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rho_water [kg/m3]</text:p>
          </table:table-cell>
          <table:table-cell table:style-name="ce22" office:value-type="float" office:value="1000" calcext:value-type="float">
            <text:p>1000</text:p>
          </table:table-cell>
          <table:table-cell table:style-name="ce13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number-columns-repeated="3" table:style-name="ce5" office:value-type="float" office:value="0.1" calcext:value-type="float">
            <text:p>1.00E-01</text:p>
          </table:table-cell>
          <table:table-cell table:number-columns-repeated="3" table:style-name="ce5" office:value-type="float" office:value="1" calcext:value-type="float">
            <text:p>1.00E+00</text:p>
          </table:table-cell>
          <table:table-cell/>
          <table:table-cell table:style-name="ce1" office:value-type="string" calcext:value-type="string">
            <text:p>rho_water</text:p>
          </table:table-cell>
          <table:table-cell table:number-columns-repeated="3" table:style-name="ce5" office:value-type="float" office:value="1" calcext:value-type="float">
            <text:p>1.00E+00</text:p>
          </table:table-cell>
          <table:table-cell table:style-name="ce5"/>
          <table:table-cell table:number-columns-repeated="7" table:style-name="ce5" office:value-type="float" office:value="1" calcext:value-type="float">
            <text:p>1.00E+00</text:p>
          </table:table-cell>
          <table:table-cell table:style-name="ce5"/>
          <table:table-cell table:style-name="ce1" office:value-type="string" calcext:value-type="string">
            <text:p>rho_water</text:p>
          </table:table-cell>
          <table:table-cell table:number-columns-repeated="6" table:style-name="ce44" office:value-type="float" office:value="1" calcext:value-type="float">
            <text:p>1.00E+00</text:p>
          </table:table-cell>
          <table:table-cell/>
          <table:table-cell table:style-name="ce44" office:value-type="float" office:value="1" calcext:value-type="float">
            <text:p>1.00E+00</text:p>
          </table:table-cell>
          <table:table-cell table:style-name="ce1"/>
          <table:table-cell table:number-columns-repeated="2" table:style-name="ce44" office:value-type="float" office:value="1" calcext:value-type="float">
            <text:p>1.00E+00</text:p>
          </table:table-cell>
          <table:table-cell/>
          <table:table-cell table:number-columns-repeated="3" table:style-name="ce44" office:value-type="float" office:value="1" calcext:value-type="float">
            <text:p>1.00E+00</text:p>
          </table:table-cell>
          <table:table-cell table:style-name="ce44" table:number-columns-repeated="2"/>
          <table:table-cell table:style-name="ce44" office:value-type="float" office:value="1" calcext:value-type="float">
            <text:p>1.00E+00</text:p>
          </table:table-cell>
          <table:table-cell table:style-name="ce1" office:value-type="string" calcext:value-type="string">
            <text:p>rho_water</text:p>
          </table:table-cell>
          <table:table-cell table:style-name="ce5" office:value-type="float" office:value="10" calcext:value-type="float">
            <text:p>1.00E+01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6" office:value-type="string" calcext:value-type="string">
            <text:p>L [m]</text:p>
          </table:table-cell>
          <table:table-cell table:style-name="ce22" office:value-type="float" office:value="0.05" calcext:value-type="float">
            <text:p>0.05</text:p>
          </table:table-cell>
          <table:table-cell table:style-name="ce13"/>
          <table:table-cell table:style-name="ce1" office:value-type="string" calcext:value-type="string">
            <text:p>L</text:p>
          </table:table-cell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28" calcext:value-type="float">
            <text:p>1.28E+02</text:p>
          </table:table-cell>
          <table:table-cell table:number-columns-repeated="2" table:style-name="ce5" office:value-type="float" office:value="60" calcext:value-type="float">
            <text:p>6.00E+01</text:p>
          </table:table-cell>
          <table:table-cell table:style-name="ce5" office:value-type="float" office:value="300" calcext:value-type="float">
            <text:p>3.00E+02</text:p>
          </table:table-cell>
          <table:table-cell table:style-name="ce5" office:value-type="float" office:value="60" calcext:value-type="float">
            <text:p>6.00E+01</text:p>
          </table:table-cell>
          <table:table-cell table:style-name="ce5" office:value-type="float" office:value="300" calcext:value-type="float">
            <text:p>3.00E+02</text:p>
          </table:table-cell>
          <table:table-cell/>
          <table:table-cell table:style-name="ce1" office:value-type="string" calcext:value-type="string">
            <text:p>L</text:p>
          </table:table-cell>
          <table:table-cell table:number-columns-repeated="3" table:style-name="ce5" office:value-type="float" office:value="60" calcext:value-type="float">
            <text:p>6.00E+01</text:p>
          </table:table-cell>
          <table:table-cell table:style-name="ce5"/>
          <table:table-cell table:number-columns-repeated="7" table:style-name="ce5" office:value-type="float" office:value="60" calcext:value-type="float">
            <text:p>6.00E+01</text:p>
          </table:table-cell>
          <table:table-cell table:style-name="ce5"/>
          <table:table-cell table:style-name="ce1" office:value-type="string" calcext:value-type="string">
            <text:p>L</text:p>
          </table:table-cell>
          <table:table-cell table:number-columns-repeated="6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table:style-name="ce1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number-columns-repeated="3" table:style-name="ce5" office:value-type="float" office:value="128" calcext:value-type="float">
            <text:p>1.28E+02</text:p>
          </table:table-cell>
          <table:table-cell table:style-name="ce5" table:number-columns-repeated="2"/>
          <table:table-cell table:style-name="ce5" office:value-type="float" office:value="128" calcext:value-type="float">
            <text:p>1.28E+02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024" calcext:value-type="float">
            <text:p>1.02E+03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sim_numbers.F18]*[sim_numbers.F8]" office:value-type="float" office:value="0.0833333333333333" calcext:value-type="float">
            <text:p>0.0833333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sim_numbers.I18]*[sim_numbers.I8]" office:value-type="float" office:value="0.166666666666667" calcext:value-type="float">
            <text:p>0.166666666666667</text:p>
          </table:table-cell>
          <table:table-cell/>
          <table:table-cell table:style-name="ce13"/>
          <table:table-cell table:style-name="ce23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2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tau_wate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water</text:p>
          </table:table-cell>
          <table:table-cell table:formula="of:=3*[sim_numbers.O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im_numbers.Q18]+0.5" office:value-type="float" office:value="2" calcext:value-type="float">
            <text:p>2.00E+00</text:p>
          </table:table-cell>
          <table:table-cell table:style-name="ce5" table:formula="of:=3*[sim_numbers.R18]+0.5" office:value-type="float" office:value="2" calcext:value-type="float">
            <text:p>2.00E+00</text:p>
          </table:table-cell>
          <table:table-cell table:style-name="ce5" table:formula="of:=3*[sim_numbers.S18]+0.5" office:value-type="float" office:value="2" calcext:value-type="float">
            <text:p>2.00E+00</text:p>
          </table:table-cell>
          <table:table-cell table:style-name="ce5" table:formula="of:=3*[sim_numbers.T18]+0.5" office:value-type="float" office:value="2" calcext:value-type="float">
            <text:p>2.00E+00</text:p>
          </table:table-cell>
          <table:table-cell table:style-name="ce5" table:formula="of:=3*[sim_numbers.U18]+0.5" office:value-type="float" office:value="2" calcext:value-type="float">
            <text:p>2.00E+00</text:p>
          </table:table-cell>
          <table:table-cell table:style-name="ce5" table:formula="of:=3*[sim_numbers.V18]+0.5" office:value-type="float" office:value="2" calcext:value-type="float">
            <text:p>2.00E+00</text:p>
          </table:table-cell>
          <table:table-cell/>
          <table:table-cell table:style-name="ce7" office:value-type="string" calcext:value-type="string">
            <text:p>tau_water</text:p>
          </table:table-cell>
          <table:table-cell table:style-name="ce5" table:formula="of:=3*[sim_numbers.Y18]+0.5" office:value-type="float" office:value="2" calcext:value-type="float">
            <text:p>2.00E+00</text:p>
          </table:table-cell>
          <table:table-cell table:style-name="ce5" table:formula="of:=3*[sim_numbers.Z18]+0.5" office:value-type="float" office:value="2" calcext:value-type="float">
            <text:p>2.00E+00</text:p>
          </table:table-cell>
          <table:table-cell table:style-name="ce5" table:formula="of:=3*[sim_numbers.AA18]+0.5" office:value-type="float" office:value="2" calcext:value-type="float">
            <text:p>2.00E+00</text:p>
          </table:table-cell>
          <table:table-cell table:style-name="ce5"/>
          <table:table-cell table:style-name="ce5" table:formula="of:=3*[sim_numbers.AC18]+0.5" office:value-type="float" office:value="2" calcext:value-type="float">
            <text:p>2.00E+00</text:p>
          </table:table-cell>
          <table:table-cell table:style-name="ce5" table:formula="of:=3*[sim_numbers.AD18]+0.5" office:value-type="float" office:value="2" calcext:value-type="float">
            <text:p>2.00E+00</text:p>
          </table:table-cell>
          <table:table-cell table:style-name="ce5" table:formula="of:=3*[sim_numbers.AE18]+0.5" office:value-type="float" office:value="2" calcext:value-type="float">
            <text:p>2.00E+00</text:p>
          </table:table-cell>
          <table:table-cell table:style-name="ce5" table:formula="of:=3*[sim_numbers.AF18]+0.5" office:value-type="float" office:value="2" calcext:value-type="float">
            <text:p>2.00E+00</text:p>
          </table:table-cell>
          <table:table-cell table:style-name="ce5" table:formula="of:=3*[sim_numbers.AG18]+0.5" office:value-type="float" office:value="2" calcext:value-type="float">
            <text:p>2.00E+00</text:p>
          </table:table-cell>
          <table:table-cell table:style-name="ce5" table:formula="of:=3*[sim_numbers.AH18]+0.5" office:value-type="float" office:value="2" calcext:value-type="float">
            <text:p>2.00E+00</text:p>
          </table:table-cell>
          <table:table-cell table:style-name="ce5" table:formula="of:=3*[sim_numbers.AI18]+0.5" office:value-type="float" office:value="2" calcext:value-type="float">
            <text:p>2.00E+00</text:p>
          </table:table-cell>
          <table:table-cell table:style-name="ce5"/>
          <table:table-cell table:style-name="ce7" office:value-type="string" calcext:value-type="string">
            <text:p>tau_water</text:p>
          </table:table-cell>
          <table:table-cell table:style-name="ce5" table:formula="of:=3*[sim_numbers.AL18]+0.5" office:value-type="float" office:value="1.25" calcext:value-type="float">
            <text:p>1.25E+00</text:p>
          </table:table-cell>
          <table:table-cell table:style-name="ce5" table:formula="of:=3*[sim_numbers.AM18]+0.5" office:value-type="float" office:value="1.25" calcext:value-type="float">
            <text:p>1.25E+00</text:p>
          </table:table-cell>
          <table:table-cell table:style-name="ce5" table:formula="of:=3*[sim_numbers.AN18]+0.5" office:value-type="float" office:value="1.25" calcext:value-type="float">
            <text:p>1.25E+00</text:p>
          </table:table-cell>
          <table:table-cell table:style-name="ce5" table:formula="of:=3*[sim_numbers.AO18]+0.5" office:value-type="float" office:value="1.25" calcext:value-type="float">
            <text:p>1.25E+00</text:p>
          </table:table-cell>
          <table:table-cell table:style-name="ce5" table:formula="of:=3*[sim_numbers.AP18]+0.5" office:value-type="float" office:value="1.25" calcext:value-type="float">
            <text:p>1.25E+00</text:p>
          </table:table-cell>
          <table:table-cell table:style-name="ce5" table:formula="of:=3*[sim_numbers.AQ18]+0.5" office:value-type="float" office:value="1.25" calcext:value-type="float">
            <text:p>1.25E+00</text:p>
          </table:table-cell>
          <table:table-cell/>
          <table:table-cell table:style-name="ce5" table:formula="of:=3*[sim_numbers.AS18]+0.5" office:value-type="float" office:value="1.25" calcext:value-type="float">
            <text:p>1.25E+00</text:p>
          </table:table-cell>
          <table:table-cell table:style-name="ce7"/>
          <table:table-cell table:style-name="ce5" table:formula="of:=3*[sim_numbers.AU18]+0.5" office:value-type="float" office:value="1.25" calcext:value-type="float">
            <text:p>1.25E+00</text:p>
          </table:table-cell>
          <table:table-cell table:style-name="ce5" table:formula="of:=3*[sim_numbers.AV18]+0.5" office:value-type="float" office:value="1.25" calcext:value-type="float">
            <text:p>1.25E+00</text:p>
          </table:table-cell>
          <table:table-cell/>
          <table:table-cell table:style-name="ce5" table:formula="of:=3*[sim_numbers.AX18]+0.5" office:value-type="float" office:value="1.25" calcext:value-type="float">
            <text:p>1.25E+00</text:p>
          </table:table-cell>
          <table:table-cell table:style-name="ce5" table:formula="of:=3*[sim_numbers.AY18]+0.5" office:value-type="float" office:value="1.25" calcext:value-type="float">
            <text:p>1.25E+00</text:p>
          </table:table-cell>
          <table:table-cell table:style-name="ce5" table:formula="of:=3*[sim_numbers.AZ18]+0.5" office:value-type="float" office:value="1.25" calcext:value-type="float">
            <text:p>1.25E+00</text:p>
          </table:table-cell>
          <table:table-cell table:style-name="ce5" table:number-columns-repeated="2"/>
          <table:table-cell table:style-name="ce5" table:formula="of:=3*[sim_numbers.BC18]+0.5" office:value-type="float" office:value="1.25" calcext:value-type="float">
            <text:p>1.25E+00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im_numbers.BE18]+0.5" office:value-type="float" office:value="3.5" calcext:value-type="float">
            <text:p>3.50E+00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7" office:value-type="string" calcext:value-type="string">
            <text:p>tau_ai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air</text:p>
          </table:table-cell>
          <table:table-cell table:formula="of:=3*[sim_numbers.O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im_numbers.Q19]+0.5" office:value-type="float" office:value="2" calcext:value-type="float">
            <text:p>2.00E+00</text:p>
          </table:table-cell>
          <table:table-cell table:style-name="ce5" table:formula="of:=3*[sim_numbers.R19]+0.5" office:value-type="float" office:value="2" calcext:value-type="float">
            <text:p>2.00E+00</text:p>
          </table:table-cell>
          <table:table-cell table:style-name="ce5" table:formula="of:=3*[sim_numbers.S19]+0.5" office:value-type="float" office:value="2" calcext:value-type="float">
            <text:p>2.00E+00</text:p>
          </table:table-cell>
          <table:table-cell table:style-name="ce5" table:formula="of:=3*[sim_numbers.T19]+0.5" office:value-type="float" office:value="2" calcext:value-type="float">
            <text:p>2.00E+00</text:p>
          </table:table-cell>
          <table:table-cell table:style-name="ce5" table:formula="of:=3*[sim_numbers.U19]+0.5" office:value-type="float" office:value="2" calcext:value-type="float">
            <text:p>2.00E+00</text:p>
          </table:table-cell>
          <table:table-cell table:style-name="ce5" table:formula="of:=3*[sim_numbers.V19]+0.5" office:value-type="float" office:value="2" calcext:value-type="float">
            <text:p>2.00E+00</text:p>
          </table:table-cell>
          <table:table-cell/>
          <table:table-cell table:style-name="ce7" office:value-type="string" calcext:value-type="string">
            <text:p>tau_air</text:p>
          </table:table-cell>
          <table:table-cell table:style-name="ce5" table:formula="of:=3*[sim_numbers.Y19]+0.5" office:value-type="float" office:value="2" calcext:value-type="float">
            <text:p>2.00E+00</text:p>
          </table:table-cell>
          <table:table-cell table:style-name="ce5" table:formula="of:=3*[sim_numbers.Z19]+0.5" office:value-type="float" office:value="2" calcext:value-type="float">
            <text:p>2.00E+00</text:p>
          </table:table-cell>
          <table:table-cell table:style-name="ce5" table:formula="of:=3*[sim_numbers.AA19]+0.5" office:value-type="float" office:value="2" calcext:value-type="float">
            <text:p>2.00E+00</text:p>
          </table:table-cell>
          <table:table-cell table:style-name="ce5"/>
          <table:table-cell table:style-name="ce5" table:formula="of:=3*[sim_numbers.AC19]+0.5" office:value-type="float" office:value="2" calcext:value-type="float">
            <text:p>2.00E+00</text:p>
          </table:table-cell>
          <table:table-cell table:style-name="ce5" table:formula="of:=3*[sim_numbers.AD19]+0.5" office:value-type="float" office:value="2" calcext:value-type="float">
            <text:p>2.00E+00</text:p>
          </table:table-cell>
          <table:table-cell table:style-name="ce5" table:formula="of:=3*[sim_numbers.AE19]+0.5" office:value-type="float" office:value="2" calcext:value-type="float">
            <text:p>2.00E+00</text:p>
          </table:table-cell>
          <table:table-cell table:style-name="ce5" table:formula="of:=3*[sim_numbers.AF19]+0.5" office:value-type="float" office:value="2" calcext:value-type="float">
            <text:p>2.00E+00</text:p>
          </table:table-cell>
          <table:table-cell table:style-name="ce5" table:formula="of:=3*[sim_numbers.AG19]+0.5" office:value-type="float" office:value="2" calcext:value-type="float">
            <text:p>2.00E+00</text:p>
          </table:table-cell>
          <table:table-cell table:style-name="ce5" table:formula="of:=3*[sim_numbers.AH19]+0.5" office:value-type="float" office:value="2" calcext:value-type="float">
            <text:p>2.00E+00</text:p>
          </table:table-cell>
          <table:table-cell table:style-name="ce5" table:formula="of:=3*[sim_numbers.AI19]+0.5" office:value-type="float" office:value="2" calcext:value-type="float">
            <text:p>2.00E+00</text:p>
          </table:table-cell>
          <table:table-cell table:style-name="ce5"/>
          <table:table-cell table:style-name="ce7" office:value-type="string" calcext:value-type="string">
            <text:p>tau_air</text:p>
          </table:table-cell>
          <table:table-cell table:style-name="ce5" table:formula="of:=3*[sim_numbers.AL19]+0.5" office:value-type="float" office:value="1.25" calcext:value-type="float">
            <text:p>1.25E+00</text:p>
          </table:table-cell>
          <table:table-cell table:style-name="ce5" table:formula="of:=3*[sim_numbers.AM19]+0.5" office:value-type="float" office:value="1.25" calcext:value-type="float">
            <text:p>1.25E+00</text:p>
          </table:table-cell>
          <table:table-cell table:style-name="ce5" table:formula="of:=3*[sim_numbers.AN19]+0.5" office:value-type="float" office:value="1.25" calcext:value-type="float">
            <text:p>1.25E+00</text:p>
          </table:table-cell>
          <table:table-cell table:style-name="ce5" table:formula="of:=3*[sim_numbers.AO19]+0.5" office:value-type="float" office:value="1.25" calcext:value-type="float">
            <text:p>1.25E+00</text:p>
          </table:table-cell>
          <table:table-cell table:style-name="ce5" table:formula="of:=3*[sim_numbers.AP19]+0.5" office:value-type="float" office:value="1.25" calcext:value-type="float">
            <text:p>1.25E+00</text:p>
          </table:table-cell>
          <table:table-cell table:style-name="ce5" table:formula="of:=3*[sim_numbers.AQ19]+0.5" office:value-type="float" office:value="1.25" calcext:value-type="float">
            <text:p>1.25E+00</text:p>
          </table:table-cell>
          <table:table-cell/>
          <table:table-cell table:style-name="ce5" table:formula="of:=3*[sim_numbers.AS19]+0.5" office:value-type="float" office:value="1.25" calcext:value-type="float">
            <text:p>1.25E+00</text:p>
          </table:table-cell>
          <table:table-cell table:style-name="ce7"/>
          <table:table-cell table:style-name="ce5" table:formula="of:=3*[sim_numbers.AU19]+0.5" office:value-type="float" office:value="1.25" calcext:value-type="float">
            <text:p>1.25E+00</text:p>
          </table:table-cell>
          <table:table-cell table:style-name="ce5" table:formula="of:=3*[sim_numbers.AV19]+0.5" office:value-type="float" office:value="1.25" calcext:value-type="float">
            <text:p>1.25E+00</text:p>
          </table:table-cell>
          <table:table-cell/>
          <table:table-cell table:style-name="ce5" table:formula="of:=3*[sim_numbers.AX19]+0.5" office:value-type="float" office:value="1.25" calcext:value-type="float">
            <text:p>1.25E+00</text:p>
          </table:table-cell>
          <table:table-cell table:style-name="ce5" table:formula="of:=3*[sim_numbers.AY19]+0.5" office:value-type="float" office:value="1.25" calcext:value-type="float">
            <text:p>1.25E+00</text:p>
          </table:table-cell>
          <table:table-cell table:style-name="ce5" table:formula="of:=3*[sim_numbers.AZ19]+0.5" office:value-type="float" office:value="1.25" calcext:value-type="float">
            <text:p>1.25E+00</text:p>
          </table:table-cell>
          <table:table-cell table:style-name="ce5" table:number-columns-repeated="2"/>
          <table:table-cell table:style-name="ce5" table:formula="of:=3*[sim_numbers.BC19]+0.5" office:value-type="float" office:value="1.25" calcext:value-type="float">
            <text:p>1.25E+00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im_numbers.BE19]+0.5" office:value-type="float" office:value="45.5" calcext:value-type="float">
            <text:p>4.55E+01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10"/>
          <table:table-cell table:number-columns-repeated="2"/>
          <table:table-cell table:style-name="ce15" office:value-type="string" calcext:value-type="string">
            <text:p>dyn visc water</text:p>
          </table:table-cell>
          <table:table-cell table:style-name="ce22" table:formula="of:=[.L18]*[.L8]" office:value-type="float" office:value="0.001" calcext:value-type="float">
            <text:p>0.001</text:p>
          </table:table-cell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2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2"/>
          <table:table-cell table:style-name="ce54" office:value-type="string" calcext:value-type="string">
            <text:p>moving_lid</text:p>
          </table:table-cell>
          <table:table-cell table:number-columns-repeated="6" table:style-name="ce5" office:value-type="float" office:value="0.1" calcext:value-type="float">
            <text:p>1.00E-01</text:p>
          </table:table-cell>
          <table:table-cell/>
          <table:table-cell table:style-name="ce44" office:value-type="float" office:value="0.0147" calcext:value-type="float">
            <text:p>1.47E-02</text:p>
          </table:table-cell>
          <table:table-cell table:style-name="ce60" office:value-type="string" calcext:value-type="string">
            <text:p>moving_lid</text:p>
          </table:table-cell>
          <table:table-cell table:number-columns-repeated="2" table:style-name="ce5" office:value-type="float" office:value="0.1" calcext:value-type="float">
            <text:p>1.00E-01</text:p>
          </table:table-cell>
          <table:table-cell/>
          <table:table-cell table:number-columns-repeated="3" table:style-name="ce5" office:value-type="float" office:value="0.1" calcext:value-type="float">
            <text:p>1.00E-01</text:p>
          </table:table-cell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g(const) inlet profile</text:p>
          </table:table-cell>
          <table:table-cell table:style-name="ce7" office:value-type="string" calcext:value-type="string">
            <text:p>u_avg</text:p>
          </table:table-cell>
          <table:table-cell table:formula="of:=[sim_numbers.F16]*2/3" office:value-type="float" office:value="0.06664453125" calcext:value-type="float">
            <text:p>0.06664453125</text:p>
          </table:table-cell>
          <table:table-cell/>
          <table:table-cell table:style-name="ce7" office:value-type="string" calcext:value-type="string">
            <text:p>u_avg</text:p>
          </table:table-cell>
          <table:table-cell table:formula="of:=[sim_numbers.I16]*2/3" office:value-type="float" office:value="0.031640625" calcext:value-type="float">
            <text:p>0.031640625</text:p>
          </table:table-cell>
          <table:table-cell/>
          <table:table-cell table:style-name="ce17" office:value-type="string" calcext:value-type="string">
            <text:p>u_avg</text:p>
          </table:table-cell>
          <table:table-cell table:style-name="ce23" table:formula="of:=[sim_numbers.L16]*2/3" office:value-type="float" office:value="0.00666666666666667" calcext:value-type="float">
            <text:p>0.006666666666667</text:p>
          </table:table-cell>
          <table:table-cell table:style-name="ce13"/>
          <table:table-cell table:style-name="ce7" office:value-type="string" calcext:value-type="string">
            <text:p>u_avg</text:p>
          </table:table-cell>
          <table:table-cell table:formula="of:=[sim_numbers.O16]*2/3" office:value-type="float" office:value="0.00316404907214815" calcext:value-type="float">
            <text:p>0.003164049072148</text:p>
          </table:table-cell>
          <table:table-cell table:style-name="ce7" office:value-type="string" calcext:value-type="string">
            <text:p>u_avg</text:p>
          </table:table-cell>
          <table:table-cell table:style-name="ce5" table:formula="of:=[sim_numbers.Q16]*2/3" office:value-type="float" office:value="0.000392156862745098" calcext:value-type="float">
            <text:p>3.92E-04</text:p>
          </table:table-cell>
          <table:table-cell table:style-name="ce5" table:formula="of:=[sim_numbers.R16]*2/3" office:value-type="float" office:value="0.000392156862745098" calcext:value-type="float">
            <text:p>3.92E-04</text:p>
          </table:table-cell>
          <table:table-cell table:style-name="ce5" table:formula="of:=[sim_numbers.S16]*2/3" office:value-type="float" office:value="0.000392156862745098" calcext:value-type="float">
            <text:p>3.92E-04</text:p>
          </table:table-cell>
          <table:table-cell table:style-name="ce5" table:formula="of:=[sim_numbers.T16]*2/3" office:value-type="float" office:value="0.0000784313725490196" calcext:value-type="float">
            <text:p>7.84E-05</text:p>
          </table:table-cell>
          <table:table-cell table:style-name="ce5" table:formula="of:=[sim_numbers.U16]*2/3" office:value-type="float" office:value="0.000392156862745098" calcext:value-type="float">
            <text:p>3.92E-04</text:p>
          </table:table-cell>
          <table:table-cell table:style-name="ce5" table:formula="of:=[sim_numbers.V16]*2/3" office:value-type="float" office:value="0.0000784313725490196" calcext:value-type="float">
            <text:p>7.84E-05</text:p>
          </table:table-cell>
          <table:table-cell/>
          <table:table-cell table:style-name="ce7" office:value-type="string" calcext:value-type="string">
            <text:p>u_avg</text:p>
          </table:table-cell>
          <table:table-cell table:style-name="ce5" table:formula="of:=[sim_numbers.Y16]*2/3" office:value-type="float" office:value="0.000196078431372549" calcext:value-type="float">
            <text:p>1.96E-04</text:p>
          </table:table-cell>
          <table:table-cell table:style-name="ce5" table:formula="of:=[sim_numbers.Z16]*2/3" office:value-type="float" office:value="0.000196078431372549" calcext:value-type="float">
            <text:p>1.96E-04</text:p>
          </table:table-cell>
          <table:table-cell table:style-name="ce5" table:formula="of:=[sim_numbers.AA16]*2/3" office:value-type="float" office:value="0.000196078431372549" calcext:value-type="float">
            <text:p>1.96E-04</text:p>
          </table:table-cell>
          <table:table-cell table:style-name="ce5"/>
          <table:table-cell table:style-name="ce5" table:formula="of:=[sim_numbers.AC16]*2/3" office:value-type="float" office:value="0.000196078431372549" calcext:value-type="float">
            <text:p>1.96E-04</text:p>
          </table:table-cell>
          <table:table-cell table:style-name="ce5" table:formula="of:=[sim_numbers.AD16]*2/3" office:value-type="float" office:value="0.000196078431372549" calcext:value-type="float">
            <text:p>1.96E-04</text:p>
          </table:table-cell>
          <table:table-cell table:style-name="ce5" table:formula="of:=[sim_numbers.AE16]*2/3" office:value-type="float" office:value="0.000196078431372549" calcext:value-type="float">
            <text:p>1.96E-04</text:p>
          </table:table-cell>
          <table:table-cell table:style-name="ce5" table:formula="of:=[sim_numbers.AF16]*2/3" office:value-type="float" office:value="0.000196078431372549" calcext:value-type="float">
            <text:p>1.96E-04</text:p>
          </table:table-cell>
          <table:table-cell table:style-name="ce5" table:formula="of:=[sim_numbers.AG16]*2/3" office:value-type="float" office:value="0.000196078431372549" calcext:value-type="float">
            <text:p>1.96E-04</text:p>
          </table:table-cell>
          <table:table-cell table:style-name="ce5" table:formula="of:=[sim_numbers.AH16]*2/3" office:value-type="float" office:value="0.000196078431372549" calcext:value-type="float">
            <text:p>1.96E-04</text:p>
          </table:table-cell>
          <table:table-cell table:style-name="ce5" table:formula="of:=[sim_numbers.AI16]*2/3" office:value-type="float" office:value="0.000196078431372549" calcext:value-type="float">
            <text:p>1.96E-04</text:p>
          </table:table-cell>
          <table:table-cell table:style-name="ce5"/>
          <table:table-cell table:style-name="ce7" office:value-type="string" calcext:value-type="string">
            <text:p>u_avg</text:p>
          </table:table-cell>
          <table:table-cell table:style-name="ce5" table:number-columns-repeated="6"/>
          <table:table-cell/>
          <table:table-cell table:style-name="ce5"/>
          <table:table-cell table:style-name="ce7"/>
          <table:table-cell table:style-name="ce5" table:formula="of:=[sim_numbers.AU16]*2/3" office:value-type="float" office:value="0.0963333333333333" calcext:value-type="float">
            <text:p>9.63E-02</text:p>
          </table:table-cell>
          <table:table-cell table:style-name="ce5" table:formula="of:=[sim_numbers.AV16]*2/3" office:value-type="float" office:value="0.0963333333333333" calcext:value-type="float">
            <text:p>9.63E-02</text:p>
          </table:table-cell>
          <table:table-cell/>
          <table:table-cell table:style-name="ce5" table:formula="of:=[sim_numbers.AX16]*2/3" office:value-type="float" office:value="0.00963333333333333" calcext:value-type="float">
            <text:p>9.63E-03</text:p>
          </table:table-cell>
          <table:table-cell table:style-name="ce5" table:formula="of:=[sim_numbers.AY16]*2/3" office:value-type="float" office:value="0.00963333333333333" calcext:value-type="float">
            <text:p>9.63E-03</text:p>
          </table:table-cell>
          <table:table-cell table:style-name="ce5" table:formula="of:=[sim_numbers.AZ16]*2/3" office:value-type="float" office:value="0.00963333333333333" calcext:value-type="float">
            <text:p>9.63E-03</text:p>
          </table:table-cell>
          <table:table-cell table:style-name="ce5" table:number-columns-repeated="2"/>
          <table:table-cell table:style-name="ce5" table:formula="of:=[sim_numbers.BC16]*2/3" office:value-type="float" office:value="0.000963333333333333" calcext:value-type="float">
            <text:p>9.63E-04</text:p>
          </table:table-cell>
          <table:table-cell table:style-name="ce7" office:value-type="string" calcext:value-type="string">
            <text:p>u_avg</text:p>
          </table:table-cell>
          <table:table-cell table:style-name="ce5" table:formula="of:=[sim_numbers.BE16]*2/3" office:value-type="float" office:value="0.000784313725490196" calcext:value-type="float">
            <text:p>7.84E-04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sim_numbers.F5]*[sim_numbers.F6]*[sim_numbers.F6]/(2*[sim_numbers.F10]*[sim_numbers.F9])" office:value-type="float" office:value="0.099966796875" calcext:value-type="float">
            <text:p>0.099966796875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sim_numbers.I5]*[sim_numbers.I6]*[sim_numbers.I6]/(2*[sim_numbers.I10]*[sim_numbers.I9])" office:value-type="float" office:value="0.0474609375" calcext:value-type="float">
            <text:p>0.0474609375</text:p>
          </table:table-cell>
          <table:table-cell/>
          <table:table-cell table:style-name="ce15" office:value-type="string" calcext:value-type="string">
            <text:p>u_max</text:p>
          </table:table-cell>
          <table:table-cell table:style-name="ce23" table:formula="of:=[sim_numbers.L25]*[sim_numbers.L18]/[sim_numbers.L17]" office:value-type="float" office:value="0.01" calcext:value-type="float">
            <text:p>0.01</text:p>
          </table:table-cell>
          <table:table-cell table:style-name="ce13"/>
          <table:table-cell table:style-name="ce6" office:value-type="string" calcext:value-type="string">
            <text:p>u_max</text:p>
          </table:table-cell>
          <table:table-cell table:formula="of:=[sim_numbers.O25]*[sim_numbers.O18]/[sim_numbers.O17]" office:value-type="float" office:value="0.00474607360822222" calcext:value-type="float">
            <text:p>0.004746073608222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im_numbers.Q25]*[sim_numbers.Q18]/[sim_numbers.Q17]" office:value-type="float" office:value="0.000588235294117647" calcext:value-type="float">
            <text:p>5.88E-04</text:p>
          </table:table-cell>
          <table:table-cell table:style-name="ce5" table:formula="of:=[sim_numbers.R25]*[sim_numbers.R18]/[sim_numbers.R17]" office:value-type="float" office:value="0.000588235294117647" calcext:value-type="float">
            <text:p>5.88E-04</text:p>
          </table:table-cell>
          <table:table-cell table:style-name="ce5" table:formula="of:=[sim_numbers.S25]*[sim_numbers.S18]/[sim_numbers.S17]" office:value-type="float" office:value="0.000588235294117647" calcext:value-type="float">
            <text:p>5.88E-04</text:p>
          </table:table-cell>
          <table:table-cell table:style-name="ce5" table:formula="of:=[sim_numbers.T25]*[sim_numbers.T18]/[sim_numbers.T17]" office:value-type="float" office:value="0.000117647058823529" calcext:value-type="float">
            <text:p>1.18E-04</text:p>
          </table:table-cell>
          <table:table-cell table:style-name="ce5" table:formula="of:=[sim_numbers.U25]*[sim_numbers.U18]/[sim_numbers.U17]" office:value-type="float" office:value="0.000588235294117647" calcext:value-type="float">
            <text:p>5.88E-04</text:p>
          </table:table-cell>
          <table:table-cell table:style-name="ce5" table:formula="of:=[sim_numbers.V25]*[sim_numbers.V18]/[sim_numbers.V17]" office:value-type="float" office:value="0.000117647058823529" calcext:value-type="float">
            <text:p>1.18E-04</text:p>
          </table:table-cell>
          <table:table-cell/>
          <table:table-cell table:style-name="ce9" office:value-type="string" calcext:value-type="string">
            <text:p>u_max</text:p>
          </table:table-cell>
          <table:table-cell table:style-name="ce5" table:formula="of:=[sim_numbers.Y25]*[sim_numbers.Y18]/[sim_numbers.Y17]" office:value-type="float" office:value="0.000294117647058824" calcext:value-type="float">
            <text:p>2.94E-04</text:p>
          </table:table-cell>
          <table:table-cell table:style-name="ce5" table:formula="of:=[sim_numbers.Z25]*[sim_numbers.Z18]/[sim_numbers.Z17]" office:value-type="float" office:value="0.000294117647058824" calcext:value-type="float">
            <text:p>2.94E-04</text:p>
          </table:table-cell>
          <table:table-cell table:style-name="ce5" table:formula="of:=[sim_numbers.AA25]*[sim_numbers.AA18]/[sim_numbers.AA17]" office:value-type="float" office:value="0.000294117647058824" calcext:value-type="float">
            <text:p>2.94E-04</text:p>
          </table:table-cell>
          <table:table-cell table:style-name="ce5"/>
          <table:table-cell table:style-name="ce5" table:formula="of:=[sim_numbers.AC25]*[sim_numbers.AC18]/[sim_numbers.AC17]" office:value-type="float" office:value="0.000294117647058824" calcext:value-type="float">
            <text:p>2.94E-04</text:p>
          </table:table-cell>
          <table:table-cell table:style-name="ce5" table:formula="of:=[sim_numbers.AD25]*[sim_numbers.AD18]/[sim_numbers.AD17]" office:value-type="float" office:value="0.000294117647058824" calcext:value-type="float">
            <text:p>2.94E-04</text:p>
          </table:table-cell>
          <table:table-cell table:style-name="ce5" table:formula="of:=[sim_numbers.AE25]*[sim_numbers.AE18]/[sim_numbers.AE17]" office:value-type="float" office:value="0.000294117647058824" calcext:value-type="float">
            <text:p>2.94E-04</text:p>
          </table:table-cell>
          <table:table-cell table:style-name="ce5" table:formula="of:=[sim_numbers.AF25]*[sim_numbers.AF18]/[sim_numbers.AF17]" office:value-type="float" office:value="0.000294117647058824" calcext:value-type="float">
            <text:p>2.94E-04</text:p>
          </table:table-cell>
          <table:table-cell table:style-name="ce5" table:formula="of:=[sim_numbers.AG25]*[sim_numbers.AG18]/[sim_numbers.AG17]" office:value-type="float" office:value="0.000294117647058824" calcext:value-type="float">
            <text:p>2.94E-04</text:p>
          </table:table-cell>
          <table:table-cell table:style-name="ce5" table:formula="of:=[sim_numbers.AH25]*[sim_numbers.AH18]/[sim_numbers.AH17]" office:value-type="float" office:value="0.000294117647058824" calcext:value-type="float">
            <text:p>2.94E-04</text:p>
          </table:table-cell>
          <table:table-cell table:style-name="ce5" table:formula="of:=[sim_numbers.AI25]*[sim_numbers.AI18]/[sim_numbers.AI17]" office:value-type="float" office:value="0.000294117647058824" calcext:value-type="float">
            <text:p>2.94E-04</text:p>
          </table:table-cell>
          <table:table-cell table:style-name="ce5"/>
          <table:table-cell table:style-name="ce29" office:value-type="string" calcext:value-type="string">
            <text:p>u_max</text:p>
          </table:table-cell>
          <table:table-cell table:style-name="ce44" table:number-columns-repeated="6"/>
          <table:table-cell/>
          <table:table-cell table:style-name="ce44"/>
          <table:table-cell table:style-name="ce29"/>
          <table:table-cell table:style-name="ce44" table:formula="of:=[.AU39]*[.AU17]*[.AU17]/(8*[.AU18])" office:value-type="float" office:value="0.1445" calcext:value-type="float">
            <text:p>1.45E-01</text:p>
          </table:table-cell>
          <table:table-cell table:style-name="ce44" table:formula="of:=[.AV39]*[.AV17]*[.AV17]/(8*[.AV18])" office:value-type="float" office:value="0.1445" calcext:value-type="float">
            <text:p>1.45E-01</text:p>
          </table:table-cell>
          <table:table-cell/>
          <table:table-cell table:style-name="ce44" table:formula="of:=[.AX39]*[.AX17]*[.AX17]/(8*[.AX18])" office:value-type="float" office:value="0.01445" calcext:value-type="float">
            <text:p>1.45E-02</text:p>
          </table:table-cell>
          <table:table-cell table:style-name="ce44" table:formula="of:=[.AY39]*[.AY17]*[.AY17]/(8*[.AY18])" office:value-type="float" office:value="0.01445" calcext:value-type="float">
            <text:p>1.45E-02</text:p>
          </table:table-cell>
          <table:table-cell table:style-name="ce44" table:formula="of:=[.AZ39]*[.AZ17]*[.AZ17]/(8*[.AZ18])" office:value-type="float" office:value="0.01445" calcext:value-type="float">
            <text:p>1.45E-02</text:p>
          </table:table-cell>
          <table:table-cell table:style-name="ce44" table:number-columns-repeated="2"/>
          <table:table-cell table:style-name="ce44" table:formula="of:=[.BC39]*[.BC17]*[.BC17]/(8*[.BC18])" office:value-type="float" office:value="0.001445" calcext:value-type="float">
            <text:p>1.45E-03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im_numbers.BE25]*[sim_numbers.BE18]/[sim_numbers.BE17]" office:value-type="float" office:value="0.00117647058823529" calcext:value-type="float">
            <text:p>1.18E-03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d [m]</text:p>
          </table:table-cell>
          <table:table-cell table:style-name="ce22" table:formula="of:=85*0.000001" office:value-type="float" office:value="0.000085" calcext:value-type="float">
            <text:p>8.5E-05</text:p>
          </table:table-cell>
          <table:table-cell table:style-name="ce13"/>
          <table:table-cell table:style-name="ce1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85" calcext:value-type="float">
            <text:p>8.50E+01</text:p>
          </table:table-cell>
          <table:table-cell table:style-name="ce5" office:value-type="float" office:value="425" calcext:value-type="float">
            <text:p>4.25E+02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 office:value-type="float" office:value="425" calcext:value-type="float">
            <text:p>4.25E+02</text:p>
          </table:table-cell>
          <table:table-cell/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170" calcext:value-type="float">
            <text:p>1.70E+02</text:p>
          </table:table-cell>
          <table:table-cell table:style-name="ce5"/>
          <table:table-cell table:number-columns-repeated="7" table:style-name="ce5" office:value-type="float" office:value="170" calcext:value-type="float">
            <text:p>1.70E+02</text:p>
          </table:table-cell>
          <table:table-cell table:style-name="ce5"/>
          <table:table-cell table:style-name="ce1" office:value-type="string" calcext:value-type="string">
            <text:p>d</text:p>
          </table:table-cell>
          <table:table-cell table:number-columns-repeated="6" table:style-name="ce5" office:value-type="float" office:value="170" calcext:value-type="float">
            <text:p>1.70E+02</text:p>
          </table:table-cell>
          <table:table-cell/>
          <table:table-cell table:style-name="ce5" office:value-type="float" office:value="170" calcext:value-type="float">
            <text:p>1.70E+02</text:p>
          </table:table-cell>
          <table:table-cell table:style-name="ce1"/>
          <table:table-cell table:number-columns-repeated="2" table:style-name="ce5" office:value-type="float" office:value="170" calcext:value-type="float">
            <text:p>1.70E+02</text:p>
          </table:table-cell>
          <table:table-cell/>
          <table:table-cell table:number-columns-repeated="3" table:style-name="ce5" office:value-type="float" office:value="170" calcext:value-type="float">
            <text:p>1.70E+02</text:p>
          </table:table-cell>
          <table:table-cell table:style-name="ce5" table:number-columns-repeated="2"/>
          <table:table-cell table:style-name="ce5" office:value-type="float" office:value="170" calcext:value-type="float">
            <text:p>1.70E+02</text:p>
          </table:table-cell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sim_numbers.I11]-0.5)/3" office:value-type="float" office:value="0.166666666666667" calcext:value-type="float">
            <text:p>0.166666666666667</text:p>
          </table:table-cell>
          <table:table-cell/>
          <table:table-cell table:style-name="ce16" office:value-type="string" calcext:value-type="string">
            <text:p>v_water [m2/s]</text:p>
          </table:table-cell>
          <table:table-cell table:style-name="ce24" table:formula="of:=0.000001" office:value-type="float" office:value="0.000001" calcext:value-type="float">
            <text:p>1.00E-06</text:p>
          </table:table-cell>
          <table:table-cell table:style-name="ce13"/>
          <table:table-cell table:style-name="ce1" office:value-type="string" calcext:value-type="string">
            <text:p>v_water</text:p>
          </table:table-cell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number-columns-repeated="6" table:style-name="ce5" office:value-type="float" office:value="0.5" calcext:value-type="float">
            <text:p>5.00E-01</text:p>
          </table:table-cell>
          <table:table-cell/>
          <table:table-cell table:style-name="ce1" office:value-type="string" calcext:value-type="string">
            <text:p>v_water</text:p>
          </table:table-cell>
          <table:table-cell table:number-columns-repeated="3" table:style-name="ce5" office:value-type="float" office:value="0.5" calcext:value-type="float">
            <text:p>5.00E-01</text:p>
          </table:table-cell>
          <table:table-cell table:style-name="ce5"/>
          <table:table-cell table:number-columns-repeated="7" table:style-name="ce5" office:value-type="float" office:value="0.5" calcext:value-type="float">
            <text:p>5.00E-01</text:p>
          </table:table-cell>
          <table:table-cell table:style-name="ce5"/>
          <table:table-cell table:style-name="ce1" office:value-type="string" calcext:value-type="string">
            <text:p>v_water</text:p>
          </table:table-cell>
          <table:table-cell table:number-columns-repeated="6" table:style-name="ce5" office:value-type="float" office:value="0.25" calcext:value-type="float">
            <text:p>2.50E-01</text:p>
          </table:table-cell>
          <table:table-cell/>
          <table:table-cell table:style-name="ce5" office:value-type="float" office:value="0.25" calcext:value-type="float">
            <text:p>2.50E-01</text:p>
          </table:table-cell>
          <table:table-cell table:style-name="ce1"/>
          <table:table-cell table:number-columns-repeated="2" table:style-name="ce5" office:value-type="float" office:value="0.25" calcext:value-type="float">
            <text:p>2.50E-01</text:p>
          </table:table-cell>
          <table:table-cell/>
          <table:table-cell table:number-columns-repeated="3" table:style-name="ce5" office:value-type="float" office:value="0.25" calcext:value-type="float">
            <text:p>2.50E-01</text:p>
          </table:table-cell>
          <table:table-cell table:style-name="ce5" table:number-columns-repeated="2"/>
          <table:table-cell table:style-name="ce5" office:value-type="float" office:value="0.25" calcext:value-type="float">
            <text:p>2.50E-01</text:p>
          </table:table-cell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sim_numbers.I12]-0.5)/3" office:value-type="float" office:value="0.25" calcext:value-type="float">
            <text:p>0.25</text:p>
          </table:table-cell>
          <table:table-cell/>
          <table:table-cell table:style-name="ce18" office:value-type="string" calcext:value-type="string">
            <text:p>v_air [m2/s]</text:p>
          </table:table-cell>
          <table:table-cell table:style-name="ce25" table:formula="of:=0.000001*15" office:value-type="float" office:value="0.000015" calcext:value-type="float">
            <text:p>1.50E-05</text:p>
          </table:table-cell>
          <table:table-cell table:style-name="ce13"/>
          <table:table-cell table:style-name="ce30" office:value-type="string" calcext:value-type="string">
            <text:p>v_air</text:p>
          </table:table-cell>
          <table:table-cell office:value-type="float" office:value="0.25" calcext:value-type="float">
            <text:p>0.25</text:p>
          </table:table-cell>
          <table:table-cell table:style-name="ce36" office:value-type="string" calcext:value-type="string">
            <text:p>v_air</text:p>
          </table:table-cell>
          <table:table-cell table:number-columns-repeated="6" table:style-name="ce41" office:value-type="float" office:value="0.5" calcext:value-type="float">
            <text:p>5.00E-01</text:p>
          </table:table-cell>
          <table:table-cell/>
          <table:table-cell table:style-name="ce36" office:value-type="string" calcext:value-type="string">
            <text:p>v_air</text:p>
          </table:table-cell>
          <table:table-cell table:number-columns-repeated="3" table:style-name="ce41" office:value-type="float" office:value="0.5" calcext:value-type="float">
            <text:p>5.00E-01</text:p>
          </table:table-cell>
          <table:table-cell table:style-name="ce41"/>
          <table:table-cell table:number-columns-repeated="7" table:style-name="ce41" office:value-type="float" office:value="0.5" calcext:value-type="float">
            <text:p>5.00E-01</text:p>
          </table:table-cell>
          <table:table-cell table:style-name="ce41"/>
          <table:table-cell table:style-name="ce36" office:value-type="string" calcext:value-type="string">
            <text:p>v_air</text:p>
          </table:table-cell>
          <table:table-cell table:number-columns-repeated="6" table:style-name="ce57" office:value-type="float" office:value="0.25" calcext:value-type="float">
            <text:p>2.50E-01</text:p>
          </table:table-cell>
          <table:table-cell/>
          <table:table-cell table:style-name="ce57" office:value-type="float" office:value="0.25" calcext:value-type="float">
            <text:p>2.50E-01</text:p>
          </table:table-cell>
          <table:table-cell table:style-name="ce36"/>
          <table:table-cell table:number-columns-repeated="2" table:style-name="ce57" office:value-type="float" office:value="0.25" calcext:value-type="float">
            <text:p>2.50E-01</text:p>
          </table:table-cell>
          <table:table-cell/>
          <table:table-cell table:number-columns-repeated="3" table:style-name="ce57" office:value-type="float" office:value="0.25" calcext:value-type="float">
            <text:p>2.50E-01</text:p>
          </table:table-cell>
          <table:table-cell table:style-name="ce57" table:number-columns-repeated="2"/>
          <table:table-cell table:style-name="ce57" office:value-type="float" office:value="0.25" calcext:value-type="float">
            <text:p>2.50E-01</text:p>
          </table:table-cell>
          <table:table-cell table:style-name="ce46" office:value-type="string" calcext:value-type="string">
            <text:p>v_air</text:p>
          </table:table-cell>
          <table:table-cell table:style-name="ce44" table:formula="of:=[sim_numbers.BE18]/[sim_numbers.$L$31]" office:value-type="float" office:value="15" calcext:value-type="float">
            <text:p>1.50E+01</text:p>
          </table:table-cell>
          <table:table-cell table:style-name="ce44" table:number-columns-repeated="2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2"/>
          <table:table-cell table:style-name="ce19"/>
          <table:table-cell table:style-name="ce25"/>
          <table:table-cell table:style-name="ce13"/>
          <table:table-cell table:style-name="ce30"/>
          <table:table-cell/>
          <table:table-cell table:style-name="ce36"/>
          <table:table-cell table:style-name="ce41" table:number-columns-repeated="6"/>
          <table:table-cell/>
          <table:table-cell table:style-name="ce46"/>
          <table:table-cell table:style-name="ce41" table:number-columns-repeated="12"/>
          <table:table-cell table:style-name="ce46"/>
          <table:table-cell table:style-name="ce41" table:number-columns-repeated="6"/>
          <table:table-cell/>
          <table:table-cell table:style-name="ce41"/>
          <table:table-cell table:style-name="ce46"/>
          <table:table-cell table:style-name="ce41" table:number-columns-repeated="2"/>
          <table:table-cell/>
          <table:table-cell table:style-name="ce41" table:number-columns-repeated="6"/>
          <table:table-cell table:style-name="ce46"/>
          <table:table-cell table:style-name="ce44" table:number-columns-repeated="3"/>
        </table:table-row>
        <table:table-row table:style-name="ro1">
          <table:table-cell table:number-columns-repeated="10"/>
          <table:table-cell table:style-name="ce15" office:value-type="string" calcext:value-type="string">
            <text:p>S [m]</text:p>
          </table:table-cell>
          <table:table-cell table:style-name="ce22" table:formula="of:=[.L17]*(30/85)" office:value-type="float" office:value="0.00003" calcext:value-type="float">
            <text:p>3E-05</text:p>
          </table:table-cell>
          <table:table-cell table:style-name="ce13"/>
          <table:table-cell table:number-columns-repeated="2"/>
          <table:table-cell table:style-name="ce37" office:value-type="string" calcext:value-type="string">
            <text:p>S [m]</text:p>
          </table:table-cell>
          <table:table-cell table:style-name="ce42" table:formula="of:=[.Q17]*(30/85)" office:value-type="float" office:value="30" calcext:value-type="float">
            <text:p>30</text:p>
          </table:table-cell>
          <table:table-cell table:style-name="ce42" table:formula="of:=[.R17]*(30/85)" office:value-type="float" office:value="30" calcext:value-type="float">
            <text:p>30</text:p>
          </table:table-cell>
          <table:table-cell table:style-name="ce42" table:formula="of:=[.S17]*(30/85)" office:value-type="float" office:value="30" calcext:value-type="float">
            <text:p>30</text:p>
          </table:table-cell>
          <table:table-cell table:style-name="ce42" table:formula="of:=[.T17]*(30/85)" office:value-type="float" office:value="150" calcext:value-type="float">
            <text:p>150</text:p>
          </table:table-cell>
          <table:table-cell table:style-name="ce42" table:formula="of:=[.U17]*(30/85)" office:value-type="float" office:value="30" calcext:value-type="float">
            <text:p>30</text:p>
          </table:table-cell>
          <table:table-cell table:style-name="ce42" table:formula="of:=[.V17]*(30/85)" office:value-type="float" office:value="150" calcext:value-type="float">
            <text:p>150</text:p>
          </table:table-cell>
          <table:table-cell/>
          <table:table-cell table:style-name="ce37" office:value-type="string" calcext:value-type="string">
            <text:p>S [m]</text:p>
          </table:table-cell>
          <table:table-cell table:style-name="ce42" table:formula="of:=[.Y17]*(30/85)" office:value-type="float" office:value="60" calcext:value-type="float">
            <text:p>60</text:p>
          </table:table-cell>
          <table:table-cell table:style-name="ce42" table:formula="of:=[.Z17]*(30/85)" office:value-type="float" office:value="60" calcext:value-type="float">
            <text:p>60</text:p>
          </table:table-cell>
          <table:table-cell table:style-name="ce42" table:formula="of:=[.AA17]*(30/85)" office:value-type="float" office:value="60" calcext:value-type="float">
            <text:p>60</text:p>
          </table:table-cell>
          <table:table-cell table:style-name="ce53" office:value-type="string" calcext:value-type="string">
            <text:p>S [m]</text:p>
          </table:table-cell>
          <table:table-cell table:number-columns-repeated="7" table:style-name="ce42" office:value-type="float" office:value="600" calcext:value-type="float">
            <text:p>600</text:p>
          </table:table-cell>
          <table:table-cell table:style-name="ce42"/>
          <table:table-cell table:style-name="ce37" office:value-type="string" calcext:value-type="string">
            <text:p>S [m]</text:p>
          </table:table-cell>
          <table:table-cell table:style-name="ce42" table:formula="of:=[.AL17]*(30/85)" office:value-type="float" office:value="60" calcext:value-type="float">
            <text:p>60</text:p>
          </table:table-cell>
          <table:table-cell table:style-name="ce42" table:formula="of:=[.AM17]*(30/85)" office:value-type="float" office:value="60" calcext:value-type="float">
            <text:p>60</text:p>
          </table:table-cell>
          <table:table-cell table:style-name="ce42" table:formula="of:=[.AN17]*(30/85)" office:value-type="float" office:value="60" calcext:value-type="float">
            <text:p>60</text:p>
          </table:table-cell>
          <table:table-cell table:style-name="ce42" table:formula="of:=[.AO17]*(30/85)" office:value-type="float" office:value="60" calcext:value-type="float">
            <text:p>60</text:p>
          </table:table-cell>
          <table:table-cell table:style-name="ce42" table:formula="of:=[.AP17]*(30/85)" office:value-type="float" office:value="60" calcext:value-type="float">
            <text:p>60</text:p>
          </table:table-cell>
          <table:table-cell table:style-name="ce42" table:formula="of:=[.AQ17]*(30/85)" office:value-type="float" office:value="60" calcext:value-type="float">
            <text:p>60</text:p>
          </table:table-cell>
          <table:table-cell/>
          <table:table-cell table:style-name="ce42" table:formula="of:=[.AS17]*(30/85)" office:value-type="float" office:value="60" calcext:value-type="float">
            <text:p>60</text:p>
          </table:table-cell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20" office:value-type="string" calcext:value-type="string">
            <text:p>Surf tension [N/m2]</text:p>
          </table:table-cell>
          <table:table-cell table:style-name="ce26" table:formula="of:=7.28*0.01" office:value-type="float" office:value="0.0728" calcext:value-type="float">
            <text:p>0.0728</text:p>
          </table:table-cell>
          <table:table-cell table:style-name="ce13"/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44" office:value-type="float" office:value="0.02941" calcext:value-type="float">
            <text:p>2.94E-02</text:p>
          </table:table-cell>
          <table:table-cell table:style-name="ce44" office:value-type="float" office:value="0.002941" calcext:value-type="float">
            <text:p>2.94E-03</text:p>
          </table:table-cell>
          <table:table-cell table:style-name="ce44" office:value-type="float" office:value="0.005882" calcext:value-type="float">
            <text:p>5.88E-03</text:p>
          </table:table-cell>
          <table:table-cell table:style-name="ce44" office:value-type="float" office:value="0.02941" calcext:value-type="float">
            <text:p>2.94E-02</text:p>
          </table:table-cell>
          <table:table-cell table:style-name="ce44" office:value-type="float" office:value="0.005882" calcext:value-type="float">
            <text:p>5.88E-03</text:p>
          </table:table-cell>
          <table:table-cell/>
          <table:table-cell table:style-name="ce10" office:value-type="string" calcext:value-type="string">
            <text:p>Surf tension</text:p>
          </table:table-cell>
          <table:table-cell table:number-columns-repeated="3" table:style-name="ce44" office:value-type="float" office:value="0.01471" calcext:value-type="float">
            <text:p>1.47E-02</text:p>
          </table:table-cell>
          <table:table-cell table:style-name="ce44"/>
          <table:table-cell table:number-columns-repeated="7" table:style-name="ce44" office:value-type="float" office:value="0.01471" calcext:value-type="float">
            <text:p>1.47E-02</text:p>
          </table:table-cell>
          <table:table-cell table:style-name="ce44"/>
          <table:table-cell table:style-name="ce10" office:value-type="string" calcext:value-type="string">
            <text:p>Surf tension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58" office:value-type="float" office:value="0.00001" calcext:value-type="float">
            <text:p>1.00E-05</text:p>
          </table:table-cell>
          <table:table-cell table:number-columns-repeated="2" table:style-name="ce58" office:value-type="float" office:value="0.0000001" calcext:value-type="float">
            <text:p>1.00E-07</text:p>
          </table:table-cell>
          <table:table-cell/>
          <table:table-cell table:style-name="ce58" office:value-type="float" office:value="0.00001" calcext:value-type="float">
            <text:p>1.00E-05</text:p>
          </table:table-cell>
          <table:table-cell table:style-name="ce10"/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0001" calcext:value-type="float">
            <text:p>1.00E-06</text:p>
          </table:table-cell>
          <table:table-cell/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0001" calcext:value-type="float">
            <text:p>1.00E-06</text:p>
          </table:table-cell>
          <table:table-cell table:style-name="ce58" office:value-type="float" office:value="0.0000001" calcext:value-type="float">
            <text:p>1.00E-07</text:p>
          </table:table-cell>
          <table:table-cell table:style-name="ce58" table:number-columns-repeated="2"/>
          <table:table-cell table:style-name="ce58" office:value-type="float" office:value="0.00001" calcext:value-type="float">
            <text:p>1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5" table:number-columns-repeated="2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43" table:number-columns-repeated="6"/>
          <table:table-cell table:number-columns-repeated="2"/>
          <table:table-cell table:style-name="ce43" table:number-columns-repeated="12"/>
          <table:table-cell/>
          <table:table-cell table:style-name="ce43" table:number-columns-repeated="6"/>
          <table:table-cell/>
          <table:table-cell table:style-name="ce43"/>
          <table:table-cell/>
          <table:table-cell table:style-name="ce43" table:number-columns-repeated="2"/>
          <table:table-cell/>
          <table:table-cell table:style-name="ce43" table:number-columns-repeated="6"/>
          <table:table-cell/>
          <table:table-cell table:style-name="ce43" table:number-columns-repeated="3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sim_numbers.F16]*[sim_numbers.F17]/[sim_numbers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sim_numbers.I16]*[sim_numbers.I17]/[sim_numbers.I18]" office:value-type="float" office:value="2.562890625" calcext:value-type="float">
            <text:p>2.562890625</text:p>
          </table:table-cell>
          <table:table-cell/>
          <table:table-cell table:style-name="ce21" office:value-type="string" calcext:value-type="string">
            <text:p>Re</text:p>
          </table:table-cell>
          <table:table-cell table:style-name="ce25" office:value-type="float" office:value="0.85" calcext:value-type="float">
            <text:p>8.50E-01</text:p>
          </table:table-cell>
          <table:table-cell table:style-name="ce27"/>
          <table:table-cell table:style-name="ce31" office:value-type="string" calcext:value-type="string">
            <text:p>Re</text:p>
          </table:table-cell>
          <table:table-cell table:style-name="ce5" office:value-type="float" office:value="2.56289" calcext:value-type="float">
            <text:p>2.56E+00</text:p>
          </table:table-cell>
          <table:table-cell table:style-name="ce38" office:value-type="string" calcext:value-type="string">
            <text:p>Re</text:p>
          </table:table-cell>
          <table:table-cell table:number-columns-repeated="6" table:style-name="ce44" office:value-type="float" office:value="0.1" calcext:value-type="float">
            <text:p>1.00E-01</text:p>
          </table:table-cell>
          <table:table-cell/>
          <table:table-cell table:style-name="ce47" office:value-type="string" calcext:value-type="string">
            <text:p>Re</text:p>
          </table:table-cell>
          <table:table-cell table:number-columns-repeated="3" table:style-name="ce44" office:value-type="float" office:value="0.1" calcext:value-type="float">
            <text:p>1.00E-01</text:p>
          </table:table-cell>
          <table:table-cell table:style-name="ce47"/>
          <table:table-cell table:number-columns-repeated="7" table:style-name="ce44" office:value-type="float" office:value="0.1" calcext:value-type="float">
            <text:p>1.00E-01</text:p>
          </table:table-cell>
          <table:table-cell table:style-name="ce44"/>
          <table:table-cell table:style-name="ce35" office:value-type="string" calcext:value-type="string">
            <text:p>Re</text:p>
          </table:table-cell>
          <table:table-cell table:style-name="ce59" table:formula="of:=[.AL14]*[.AL17]/[.AL18]" office:value-type="float" office:value="68" calcext:value-type="float">
            <text:p>6.80E+01</text:p>
          </table:table-cell>
          <table:table-cell table:style-name="ce59" table:formula="of:=[.AM14]*[.AM17]/[.AM18]" office:value-type="float" office:value="68" calcext:value-type="float">
            <text:p>6.80E+01</text:p>
          </table:table-cell>
          <table:table-cell table:style-name="ce59" table:formula="of:=[.AN14]*[.AN17]/[.AN18]" office:value-type="float" office:value="68" calcext:value-type="float">
            <text:p>6.80E+01</text:p>
          </table:table-cell>
          <table:table-cell table:style-name="ce59" table:formula="of:=[.AO14]*[.AO17]/[.AO18]" office:value-type="float" office:value="68" calcext:value-type="float">
            <text:p>6.80E+01</text:p>
          </table:table-cell>
          <table:table-cell table:style-name="ce59" table:formula="of:=[.AP14]*[.AP17]/[.AP18]" office:value-type="float" office:value="68" calcext:value-type="float">
            <text:p>6.80E+01</text:p>
          </table:table-cell>
          <table:table-cell table:style-name="ce59" table:formula="of:=[.AQ14]*[.AQ17]/[.AQ18]" office:value-type="float" office:value="68" calcext:value-type="float">
            <text:p>6.80E+01</text:p>
          </table:table-cell>
          <table:table-cell/>
          <table:table-cell table:style-name="ce59" table:formula="of:=[.AS14]*[.AS17]/[.AS18]" office:value-type="float" office:value="9.996" calcext:value-type="float">
            <text:p>1.00E+01</text:p>
          </table:table-cell>
          <table:table-cell table:style-name="ce35"/>
          <table:table-cell table:style-name="ce59" table:formula="of:=[.AU16]*[.AU17]/[.AU18]" office:value-type="float" office:value="98.26" calcext:value-type="float">
            <text:p>9.83E+01</text:p>
          </table:table-cell>
          <table:table-cell table:style-name="ce59" table:formula="of:=[.AV16]*[.AV17]/[.AV18]" office:value-type="float" office:value="98.26" calcext:value-type="float">
            <text:p>9.83E+01</text:p>
          </table:table-cell>
          <table:table-cell/>
          <table:table-cell table:style-name="ce59" table:formula="of:=[.AX16]*[.AX17]/[.AX18]" office:value-type="float" office:value="9.826" calcext:value-type="float">
            <text:p>9.83E+00</text:p>
          </table:table-cell>
          <table:table-cell table:style-name="ce59" table:formula="of:=[.AY16]*[.AY17]/[.AY18]" office:value-type="float" office:value="9.826" calcext:value-type="float">
            <text:p>9.83E+00</text:p>
          </table:table-cell>
          <table:table-cell table:style-name="ce59" table:formula="of:=[.AZ16]*[.AZ17]/[.AZ18]" office:value-type="float" office:value="9.826" calcext:value-type="float">
            <text:p>9.83E+00</text:p>
          </table:table-cell>
          <table:table-cell table:style-name="ce59" table:number-columns-repeated="2"/>
          <table:table-cell table:style-name="ce59" table:formula="of:=[.BC16]*[.BC17]/[.BC18]" office:value-type="float" office:value="0.9826" calcext:value-type="float">
            <text:p>9.83E-01</text:p>
          </table:table-cell>
          <table:table-cell table:style-name="ce38" office:value-type="string" calcext:value-type="string">
            <text:p>Re</text:p>
          </table:table-cell>
          <table:table-cell table:style-name="ce44" office:value-type="float" office:value="0.1" calcext:value-type="float">
            <text:p>1.00E-01</text:p>
          </table:table-cell>
          <table:table-cell table:style-name="ce44" table:number-columns-repeated="2"/>
        </table:table-row>
        <table:table-row table:style-name="ro1">
          <table:table-cell table:number-columns-repeated="8"/>
          <table:table-cell table:style-name="ce11" table:formula="of:=[sim_numbers.I8]*[sim_numbers.I16]*[sim_numbers.I16]*[sim_numbers.I17]/[sim_numbers.I23]" office:value-type="string" office:string-value="" calcext:value-type="error">
            <text:p>#DIV/0!</text:p>
          </table:table-cell>
          <table:table-cell/>
          <table:table-cell table:style-name="ce17" office:value-type="string" calcext:value-type="string">
            <text:p>We</text:p>
          </table:table-cell>
          <table:table-cell table:style-name="ce25" table:formula="of:=[sim_numbers.L8]*[sim_numbers.L16]*[sim_numbers.L16]*[sim_numbers.L17]/[sim_numbers.L23]" office:value-type="float" office:value="0.000116758241758242" calcext:value-type="float">
            <text:p>1.17E-04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im_numbers.O8]*[sim_numbers.O16]*[sim_numbers.O16]*[sim_numbers.O17]/[sim_numbers.O23]" office:value-type="float" office:value="40.5453864503943" calcext:value-type="float">
            <text:p>4.0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im_numbers.Q8]*[sim_numbers.Q16]*[sim_numbers.Q16]*[sim_numbers.Q17]/[sim_numbers.Q23]" office:value-type="float" office:value="0.000294117647058824" calcext:value-type="float">
            <text:p>2.94E-04</text:p>
          </table:table-cell>
          <table:table-cell table:style-name="ce25" table:formula="of:=[sim_numbers.R8]*[sim_numbers.R16]*[sim_numbers.R16]*[sim_numbers.R17]/[sim_numbers.R23]" office:value-type="float" office:value="0.000100006000360022" calcext:value-type="float">
            <text:p>1.00E-04</text:p>
          </table:table-cell>
          <table:table-cell table:style-name="ce25" table:formula="of:=[sim_numbers.S8]*[sim_numbers.S16]*[sim_numbers.S16]*[sim_numbers.S17]/[sim_numbers.S23]" office:value-type="float" office:value="0.00100006000360022" calcext:value-type="float">
            <text:p>1.00E-03</text:p>
          </table:table-cell>
          <table:table-cell table:style-name="ce25" table:formula="of:=[sim_numbers.T8]*[sim_numbers.T16]*[sim_numbers.T16]*[sim_numbers.T17]/[sim_numbers.T23]" office:value-type="float" office:value="0.00100006000360022" calcext:value-type="float">
            <text:p>1.00E-03</text:p>
          </table:table-cell>
          <table:table-cell table:style-name="ce25" table:formula="of:=[sim_numbers.U8]*[sim_numbers.U16]*[sim_numbers.U16]*[sim_numbers.U17]/[sim_numbers.U23]" office:value-type="float" office:value="0.00100006000360022" calcext:value-type="float">
            <text:p>1.00E-03</text:p>
          </table:table-cell>
          <table:table-cell table:style-name="ce25" table:formula="of:=[sim_numbers.V8]*[sim_numbers.V16]*[sim_numbers.V16]*[sim_numbers.V17]/[sim_numbers.V23]" office:value-type="float" office:value="0.00100006000360022" calcext:value-type="float">
            <text:p>1.00E-03</text:p>
          </table:table-cell>
          <table:table-cell/>
          <table:table-cell table:style-name="ce32" office:value-type="string" calcext:value-type="string">
            <text:p>We</text:p>
          </table:table-cell>
          <table:table-cell table:style-name="ce25" table:formula="of:=[sim_numbers.Y8]*[sim_numbers.Y16]*[sim_numbers.Y16]*[sim_numbers.Y17]/[sim_numbers.Y23]" office:value-type="float" office:value="0.000999720078378054" calcext:value-type="float">
            <text:p>1.00E-03</text:p>
          </table:table-cell>
          <table:table-cell table:style-name="ce25" table:formula="of:=[sim_numbers.Z8]*[sim_numbers.Z16]*[sim_numbers.Z16]*[sim_numbers.Z17]/[sim_numbers.Z23]" office:value-type="float" office:value="0.000999720078378054" calcext:value-type="float">
            <text:p>1.00E-03</text:p>
          </table:table-cell>
          <table:table-cell table:style-name="ce25" table:formula="of:=[sim_numbers.AA8]*[sim_numbers.AA16]*[sim_numbers.AA16]*[sim_numbers.AA17]/[sim_numbers.AA23]" office:value-type="float" office:value="0.000999720078378054" calcext:value-type="float">
            <text:p>1.00E-03</text:p>
          </table:table-cell>
          <table:table-cell table:style-name="ce25"/>
          <table:table-cell table:style-name="ce25" table:formula="of:=[sim_numbers.AC8]*[sim_numbers.AC16]*[sim_numbers.AC16]*[sim_numbers.AC17]/[sim_numbers.AC23]" office:value-type="float" office:value="0.000999720078378054" calcext:value-type="float">
            <text:p>1.00E-03</text:p>
          </table:table-cell>
          <table:table-cell table:style-name="ce25" table:formula="of:=[sim_numbers.AD8]*[sim_numbers.AD16]*[sim_numbers.AD16]*[sim_numbers.AD17]/[sim_numbers.AD23]" office:value-type="float" office:value="0.000999720078378054" calcext:value-type="float">
            <text:p>1.00E-03</text:p>
          </table:table-cell>
          <table:table-cell table:style-name="ce25" table:formula="of:=[sim_numbers.AE8]*[sim_numbers.AE16]*[sim_numbers.AE16]*[sim_numbers.AE17]/[sim_numbers.AE23]" office:value-type="float" office:value="0.000999720078378054" calcext:value-type="float">
            <text:p>1.00E-03</text:p>
          </table:table-cell>
          <table:table-cell table:style-name="ce25" table:formula="of:=[sim_numbers.AF8]*[sim_numbers.AF16]*[sim_numbers.AF16]*[sim_numbers.AF17]/[sim_numbers.AF23]" office:value-type="float" office:value="0.000999720078378054" calcext:value-type="float">
            <text:p>1.00E-03</text:p>
          </table:table-cell>
          <table:table-cell table:style-name="ce25" table:formula="of:=[sim_numbers.AG8]*[sim_numbers.AG16]*[sim_numbers.AG16]*[sim_numbers.AG17]/[sim_numbers.AG23]" office:value-type="float" office:value="0.000999720078378054" calcext:value-type="float">
            <text:p>1.00E-03</text:p>
          </table:table-cell>
          <table:table-cell table:style-name="ce25" table:formula="of:=[sim_numbers.AH8]*[sim_numbers.AH16]*[sim_numbers.AH16]*[sim_numbers.AH17]/[sim_numbers.AH23]" office:value-type="float" office:value="0.000999720078378054" calcext:value-type="float">
            <text:p>1.00E-03</text:p>
          </table:table-cell>
          <table:table-cell table:style-name="ce25" table:formula="of:=[sim_numbers.AI8]*[sim_numbers.AI16]*[sim_numbers.AI16]*[sim_numbers.AI17]/[sim_numbers.AI23]" office:value-type="float" office:value="0.000999720078378054" calcext:value-type="float">
            <text:p>1.00E-03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im_numbers.AL8]*[sim_numbers.AL14]*[sim_numbers.AL14]*[sim_numbers.AL17]/[sim_numbers.AL23]" office:value-type="float" office:value="1700" calcext:value-type="float">
            <text:p>1.70E+03</text:p>
          </table:table-cell>
          <table:table-cell table:style-name="ce25" table:formula="of:=[sim_numbers.AM8]*[sim_numbers.AM14]*[sim_numbers.AM14]*[sim_numbers.AM17]/[sim_numbers.AM23]" office:value-type="float" office:value="170000" calcext:value-type="float">
            <text:p>1.70E+05</text:p>
          </table:table-cell>
          <table:table-cell table:style-name="ce25" table:formula="of:=[sim_numbers.AN8]*[sim_numbers.AN14]*[sim_numbers.AN14]*[sim_numbers.AN17]/[sim_numbers.AN23]" office:value-type="float" office:value="1700" calcext:value-type="float">
            <text:p>1.70E+03</text:p>
          </table:table-cell>
          <table:table-cell table:style-name="ce25" table:formula="of:=[sim_numbers.AO8]*[sim_numbers.AO14]*[sim_numbers.AO14]*[sim_numbers.AO17]/[sim_numbers.AO23]" office:value-type="float" office:value="170000" calcext:value-type="float">
            <text:p>1.70E+05</text:p>
          </table:table-cell>
          <table:table-cell table:style-name="ce25" table:formula="of:=[sim_numbers.AP8]*[sim_numbers.AP14]*[sim_numbers.AP14]*[sim_numbers.AP17]/[sim_numbers.AP23]" office:value-type="float" office:value="17000000" calcext:value-type="float">
            <text:p>1.70E+07</text:p>
          </table:table-cell>
          <table:table-cell table:style-name="ce25" table:formula="of:=[sim_numbers.AQ8]*[sim_numbers.AQ14]*[sim_numbers.AQ14]*[sim_numbers.AQ17]/[sim_numbers.AQ23]" office:value-type="float" office:value="17000000" calcext:value-type="float">
            <text:p>1.70E+07</text:p>
          </table:table-cell>
          <table:table-cell/>
          <table:table-cell table:style-name="ce25" table:formula="of:=[sim_numbers.AS8]*[sim_numbers.AS14]*[sim_numbers.AS14]*[sim_numbers.AS17]/[sim_numbers.AS23]" office:value-type="float" office:value="3673.53" calcext:value-type="float">
            <text:p>3.67E+03</text:p>
          </table:table-cell>
          <table:table-cell table:style-name="ce32"/>
          <table:table-cell table:style-name="ce25" table:formula="of:=[sim_numbers.AU8]*[sim_numbers.AU16]*[sim_numbers.AU16]*[sim_numbers.AU17]/[sim_numbers.AU23]" office:value-type="float" office:value="354964.25" calcext:value-type="float">
            <text:p>3.55E+05</text:p>
          </table:table-cell>
          <table:table-cell table:style-name="ce25" table:formula="of:=[sim_numbers.AV8]*[sim_numbers.AV16]*[sim_numbers.AV16]*[sim_numbers.AV17]/[sim_numbers.AV23]" office:value-type="float" office:value="3549642.5" calcext:value-type="float">
            <text:p>3.55E+06</text:p>
          </table:table-cell>
          <table:table-cell/>
          <table:table-cell table:style-name="ce25" table:formula="of:=[sim_numbers.AX8]*[sim_numbers.AX16]*[sim_numbers.AX16]*[sim_numbers.AX17]/[sim_numbers.AX23]" office:value-type="float" office:value="3549.6425" calcext:value-type="float">
            <text:p>3.55E+03</text:p>
          </table:table-cell>
          <table:table-cell table:style-name="ce25" table:formula="of:=[sim_numbers.AY8]*[sim_numbers.AY16]*[sim_numbers.AY16]*[sim_numbers.AY17]/[sim_numbers.AY23]" office:value-type="float" office:value="35496.425" calcext:value-type="float">
            <text:p>3.55E+04</text:p>
          </table:table-cell>
          <table:table-cell table:style-name="ce25" table:formula="of:=[sim_numbers.AZ8]*[sim_numbers.AZ16]*[sim_numbers.AZ16]*[sim_numbers.AZ17]/[sim_numbers.AZ23]" office:value-type="float" office:value="354964.25" calcext:value-type="float">
            <text:p>3.55E+05</text:p>
          </table:table-cell>
          <table:table-cell table:style-name="ce25" table:number-columns-repeated="2"/>
          <table:table-cell table:style-name="ce25" table:formula="of:=[sim_numbers.BC8]*[sim_numbers.BC16]*[sim_numbers.BC16]*[sim_numbers.BC17]/[sim_numbers.BC23]" office:value-type="float" office:value="35.496425" calcext:value-type="float">
            <text:p>3.5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im_numbers.BE8]*[sim_numbers.BE16]*[sim_numbers.BE16]*[sim_numbers.BE17]/[sim_numbers.BE23]" office:value-type="float" office:value="23.5294117647059" calcext:value-type="float">
            <text:p>2.35E+01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1" table:formula="of:=[sim_numbers.I18]*[sim_numbers.I8]*[sim_numbers.I16]/[sim_numbers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Ca</text:p>
          </table:table-cell>
          <table:table-cell table:style-name="ce25" table:formula="of:=[sim_numbers.L18]*[sim_numbers.L8]*[sim_numbers.L16]/[sim_numbers.L23]" office:value-type="float" office:value="0.000137362637362637" calcext:value-type="float">
            <text:p>1.37E-04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im_numbers.O18]*[sim_numbers.O8]*[sim_numbers.O16]/[sim_numbers.O23]" office:value-type="float" office:value="15.8201820797593" calcext:value-type="float">
            <text:p>1.58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im_numbers.Q18]*[sim_numbers.Q8]*[sim_numbers.Q16]/[sim_numbers.Q23]" office:value-type="float" office:value="0.00294117647058824" calcext:value-type="float">
            <text:p>2.94E-03</text:p>
          </table:table-cell>
          <table:table-cell table:style-name="ce25" table:formula="of:=[sim_numbers.R18]*[sim_numbers.R8]*[sim_numbers.R16]/[sim_numbers.R23]" office:value-type="float" office:value="0.00100006000360022" calcext:value-type="float">
            <text:p>1.00E-03</text:p>
          </table:table-cell>
          <table:table-cell table:style-name="ce25" table:formula="of:=[sim_numbers.S18]*[sim_numbers.S8]*[sim_numbers.S16]/[sim_numbers.S23]" office:value-type="float" office:value="0.0100006000360022" calcext:value-type="float">
            <text:p>1.00E-02</text:p>
          </table:table-cell>
          <table:table-cell table:style-name="ce25" table:formula="of:=[sim_numbers.T18]*[sim_numbers.T8]*[sim_numbers.T16]/[sim_numbers.T23]" office:value-type="float" office:value="0.0100006000360022" calcext:value-type="float">
            <text:p>1.00E-02</text:p>
          </table:table-cell>
          <table:table-cell table:style-name="ce25" table:formula="of:=[sim_numbers.U18]*[sim_numbers.U8]*[sim_numbers.U16]/[sim_numbers.U23]" office:value-type="float" office:value="0.0100006000360022" calcext:value-type="float">
            <text:p>1.00E-02</text:p>
          </table:table-cell>
          <table:table-cell table:style-name="ce25" table:formula="of:=[sim_numbers.V18]*[sim_numbers.V8]*[sim_numbers.V16]/[sim_numbers.V23]" office:value-type="float" office:value="0.0100006000360022" calcext:value-type="float">
            <text:p>1.00E-02</text:p>
          </table:table-cell>
          <table:table-cell/>
          <table:table-cell table:style-name="ce33" office:value-type="string" calcext:value-type="string">
            <text:p>Ca</text:p>
          </table:table-cell>
          <table:table-cell table:style-name="ce25" table:formula="of:=[sim_numbers.Y18]*[sim_numbers.Y8]*[sim_numbers.Y16]/[sim_numbers.Y23]" office:value-type="float" office:value="0.00999720078378054" calcext:value-type="float">
            <text:p>1.00E-02</text:p>
          </table:table-cell>
          <table:table-cell table:style-name="ce25" table:formula="of:=[sim_numbers.Z18]*[sim_numbers.Z8]*[sim_numbers.Z16]/[sim_numbers.Z23]" office:value-type="float" office:value="0.00999720078378054" calcext:value-type="float">
            <text:p>1.00E-02</text:p>
          </table:table-cell>
          <table:table-cell table:style-name="ce25" table:formula="of:=[sim_numbers.AA18]*[sim_numbers.AA8]*[sim_numbers.AA16]/[sim_numbers.AA23]" office:value-type="float" office:value="0.00999720078378054" calcext:value-type="float">
            <text:p>1.00E-02</text:p>
          </table:table-cell>
          <table:table-cell table:style-name="ce25"/>
          <table:table-cell table:style-name="ce25" table:formula="of:=[sim_numbers.AC18]*[sim_numbers.AC8]*[sim_numbers.AC16]/[sim_numbers.AC23]" office:value-type="float" office:value="0.00999720078378054" calcext:value-type="float">
            <text:p>1.00E-02</text:p>
          </table:table-cell>
          <table:table-cell table:style-name="ce25" table:formula="of:=[sim_numbers.AD18]*[sim_numbers.AD8]*[sim_numbers.AD16]/[sim_numbers.AD23]" office:value-type="float" office:value="0.00999720078378054" calcext:value-type="float">
            <text:p>1.00E-02</text:p>
          </table:table-cell>
          <table:table-cell table:style-name="ce25" table:formula="of:=[sim_numbers.AE18]*[sim_numbers.AE8]*[sim_numbers.AE16]/[sim_numbers.AE23]" office:value-type="float" office:value="0.00999720078378054" calcext:value-type="float">
            <text:p>1.00E-02</text:p>
          </table:table-cell>
          <table:table-cell table:style-name="ce25" table:formula="of:=[sim_numbers.AF18]*[sim_numbers.AF8]*[sim_numbers.AF16]/[sim_numbers.AF23]" office:value-type="float" office:value="0.00999720078378054" calcext:value-type="float">
            <text:p>1.00E-02</text:p>
          </table:table-cell>
          <table:table-cell table:style-name="ce25" table:formula="of:=[sim_numbers.AG18]*[sim_numbers.AG8]*[sim_numbers.AG16]/[sim_numbers.AG23]" office:value-type="float" office:value="0.00999720078378054" calcext:value-type="float">
            <text:p>1.00E-02</text:p>
          </table:table-cell>
          <table:table-cell table:style-name="ce25" table:formula="of:=[sim_numbers.AH18]*[sim_numbers.AH8]*[sim_numbers.AH16]/[sim_numbers.AH23]" office:value-type="float" office:value="0.00999720078378054" calcext:value-type="float">
            <text:p>1.00E-02</text:p>
          </table:table-cell>
          <table:table-cell table:style-name="ce25" table:formula="of:=[sim_numbers.AI18]*[sim_numbers.AI8]*[sim_numbers.AI16]/[sim_numbers.AI23]" office:value-type="float" office:value="0.00999720078378054" calcext:value-type="float">
            <text:p>1.00E-02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im_numbers.AL18]*[sim_numbers.AL8]*[sim_numbers.AL14]/[sim_numbers.AL23]" office:value-type="float" office:value="25" calcext:value-type="float">
            <text:p>2.50E+01</text:p>
          </table:table-cell>
          <table:table-cell table:style-name="ce25" table:formula="of:=[sim_numbers.AM18]*[sim_numbers.AM8]*[sim_numbers.AM14]/[sim_numbers.AM23]" office:value-type="float" office:value="2500" calcext:value-type="float">
            <text:p>2.50E+03</text:p>
          </table:table-cell>
          <table:table-cell table:style-name="ce25" table:formula="of:=[sim_numbers.AN18]*[sim_numbers.AN8]*[sim_numbers.AN14]/[sim_numbers.AN23]" office:value-type="float" office:value="25" calcext:value-type="float">
            <text:p>2.50E+01</text:p>
          </table:table-cell>
          <table:table-cell table:style-name="ce25" table:formula="of:=[sim_numbers.AO18]*[sim_numbers.AO8]*[sim_numbers.AO14]/[sim_numbers.AO23]" office:value-type="float" office:value="2500" calcext:value-type="float">
            <text:p>2.50E+03</text:p>
          </table:table-cell>
          <table:table-cell table:style-name="ce25" table:formula="of:=[sim_numbers.AP18]*[sim_numbers.AP8]*[sim_numbers.AP14]/[sim_numbers.AP23]" office:value-type="float" office:value="250000" calcext:value-type="float">
            <text:p>2.50E+05</text:p>
          </table:table-cell>
          <table:table-cell table:style-name="ce25" table:formula="of:=[sim_numbers.AQ18]*[sim_numbers.AQ8]*[sim_numbers.AQ14]/[sim_numbers.AQ23]" office:value-type="float" office:value="250000" calcext:value-type="float">
            <text:p>2.50E+05</text:p>
          </table:table-cell>
          <table:table-cell/>
          <table:table-cell table:style-name="ce25" table:formula="of:=[sim_numbers.AS18]*[sim_numbers.AS8]*[sim_numbers.AS14]/[sim_numbers.AS23]" office:value-type="float" office:value="367.5" calcext:value-type="float">
            <text:p>3.68E+02</text:p>
          </table:table-cell>
          <table:table-cell table:style-name="ce33"/>
          <table:table-cell table:style-name="ce25" table:formula="of:=[sim_numbers.AU18]*[sim_numbers.AU8]*[sim_numbers.AU16]/[sim_numbers.AU23]" office:value-type="float" office:value="3612.5" calcext:value-type="float">
            <text:p>3.61E+03</text:p>
          </table:table-cell>
          <table:table-cell table:style-name="ce25" table:formula="of:=[sim_numbers.AV18]*[sim_numbers.AV8]*[sim_numbers.AV16]/[sim_numbers.AV23]" office:value-type="float" office:value="36125" calcext:value-type="float">
            <text:p>3.61E+04</text:p>
          </table:table-cell>
          <table:table-cell/>
          <table:table-cell table:style-name="ce25" table:formula="of:=[sim_numbers.AX18]*[sim_numbers.AX8]*[sim_numbers.AX16]/[sim_numbers.AX23]" office:value-type="float" office:value="361.25" calcext:value-type="float">
            <text:p>3.61E+02</text:p>
          </table:table-cell>
          <table:table-cell table:style-name="ce25" table:formula="of:=[sim_numbers.AY18]*[sim_numbers.AY8]*[sim_numbers.AY16]/[sim_numbers.AY23]" office:value-type="float" office:value="3612.5" calcext:value-type="float">
            <text:p>3.61E+03</text:p>
          </table:table-cell>
          <table:table-cell table:style-name="ce25" table:formula="of:=[sim_numbers.AZ18]*[sim_numbers.AZ8]*[sim_numbers.AZ16]/[sim_numbers.AZ23]" office:value-type="float" office:value="36125" calcext:value-type="float">
            <text:p>3.61E+04</text:p>
          </table:table-cell>
          <table:table-cell table:style-name="ce25" table:number-columns-repeated="2"/>
          <table:table-cell table:style-name="ce25" table:formula="of:=[sim_numbers.BC18]*[sim_numbers.BC8]*[sim_numbers.BC16]/[sim_numbers.BC23]" office:value-type="float" office:value="36.125" calcext:value-type="float">
            <text:p>3.61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im_numbers.BE18]*[sim_numbers.BE8]*[sim_numbers.BE16]/[sim_numbers.BE23]" office:value-type="float" office:value="235.294117647059" calcext:value-type="float">
            <text:p>2.35E+02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2" table:formula="of:=([sim_numbers.I8]-[sim_numbers.I7])*[sim_numbers.I39]*[sim_numbers.I17]*[sim_numbers.I17]/[sim_numbers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Eo_X</text:p>
          </table:table-cell>
          <table:table-cell table:style-name="ce27" table:formula="of:=([sim_numbers.L8]-[sim_numbers.L7])*[sim_numbers.L39]*[sim_numbers.L17]*[sim_numbers.L17]/[sim_numbers.L23]" office:value-type="float" office:value="0.00109756043956044" calcext:value-type="float">
            <text:p>1.10E-03</text:p>
          </table:table-cell>
          <table:table-cell table:style-name="ce27"/>
          <table:table-cell table:style-name="ce33" office:value-type="string" calcext:value-type="string">
            <text:p>Eo_X</text:p>
          </table:table-cell>
          <table:table-cell table:style-name="ce27" table:formula="of:=([sim_numbers.O8]-[sim_numbers.O7])*[sim_numbers.O39]*[sim_numbers.O17]*[sim_numbers.O17]/[sim_numbers.O23]" office:value-type="float" office:value="116.436540107028" calcext:value-type="float">
            <text:p>1.16E+02</text:p>
          </table:table-cell>
          <table:table-cell table:style-name="ce33" office:value-type="string" calcext:value-type="string">
            <text:p>Eo_X</text:p>
          </table:table-cell>
          <table:table-cell table:style-name="ce27" table:formula="of:=([sim_numbers.Q8]-[sim_numbers.Q7])*[sim_numbers.Q39]*[sim_numbers.Q17]*[sim_numbers.Q17]/[sim_numbers.Q23]" office:value-type="float" office:value="0.0235007058823529" calcext:value-type="float">
            <text:p>2.35E-02</text:p>
          </table:table-cell>
          <table:table-cell table:style-name="ce27" table:formula="of:=([sim_numbers.R8]-[sim_numbers.R7])*[sim_numbers.R39]*[sim_numbers.R17]*[sim_numbers.R17]/[sim_numbers.R23]" office:value-type="float" office:value="0" calcext:value-type="float">
            <text:p>0.00E+00</text:p>
          </table:table-cell>
          <table:table-cell table:style-name="ce27" table:formula="of:=([sim_numbers.S8]-[sim_numbers.S7])*[sim_numbers.S39]*[sim_numbers.S17]*[sim_numbers.S17]/[sim_numbers.S23]" office:value-type="float" office:value="0.0799071944316659" calcext:value-type="float">
            <text:p>7.99E-02</text:p>
          </table:table-cell>
          <table:table-cell table:style-name="ce27" table:formula="of:=([sim_numbers.T8]-[sim_numbers.T7])*[sim_numbers.T39]*[sim_numbers.T17]*[sim_numbers.T17]/[sim_numbers.T23]" office:value-type="float" office:value="0.0799071944316659" calcext:value-type="float">
            <text:p>7.99E-02</text:p>
          </table:table-cell>
          <table:table-cell table:style-name="ce27" table:formula="of:=([sim_numbers.U8]-[sim_numbers.U7])*[sim_numbers.U39]*[sim_numbers.U17]*[sim_numbers.U17]/[sim_numbers.U23]" office:value-type="float" office:value="0.0785399123947437" calcext:value-type="float">
            <text:p>7.85E-02</text:p>
          </table:table-cell>
          <table:table-cell table:style-name="ce27" table:formula="of:=([sim_numbers.V8]-[sim_numbers.V7])*[sim_numbers.V39]*[sim_numbers.V17]*[sim_numbers.V17]/[sim_numbers.V23]" office:value-type="float" office:value="0.0785399123947437" calcext:value-type="float">
            <text:p>7.85E-02</text:p>
          </table:table-cell>
          <table:table-cell/>
          <table:table-cell table:style-name="ce33" office:value-type="string" calcext:value-type="string">
            <text:p>Eo_X</text:p>
          </table:table-cell>
          <table:table-cell table:style-name="ce27" table:formula="of:=([sim_numbers.Y8]-[sim_numbers.Y7])*[sim_numbers.Y39]*[sim_numbers.Y17]*[sim_numbers.Y17]/[sim_numbers.Y23]" office:value-type="float" office:value="0.0785132162994362" calcext:value-type="float">
            <text:p>7.85E-02</text:p>
          </table:table-cell>
          <table:table-cell table:style-name="ce27" table:formula="of:=([sim_numbers.Z8]-[sim_numbers.Z7])*[sim_numbers.Z39]*[sim_numbers.Z17]*[sim_numbers.Z17]/[sim_numbers.Z23]" office:value-type="float" office:value="0.0785132162994362" calcext:value-type="float">
            <text:p>7.85E-02</text:p>
          </table:table-cell>
          <table:table-cell table:style-name="ce27" table:formula="of:=([sim_numbers.AA8]-[sim_numbers.AA7])*[sim_numbers.AA39]*[sim_numbers.AA17]*[sim_numbers.AA17]/[sim_numbers.AA23]" office:value-type="float" office:value="0.0785132162994362" calcext:value-type="float">
            <text:p>7.85E-02</text:p>
          </table:table-cell>
          <table:table-cell table:style-name="ce27"/>
          <table:table-cell table:style-name="ce27" table:formula="of:=([sim_numbers.AC8]-[sim_numbers.AC7])*[sim_numbers.AC39]*[sim_numbers.AC17]*[sim_numbers.AC17]/[sim_numbers.AC23]" office:value-type="float" office:value="0.0785132162994362" calcext:value-type="float">
            <text:p>7.85E-02</text:p>
          </table:table-cell>
          <table:table-cell table:style-name="ce27" table:formula="of:=([sim_numbers.AD8]-[sim_numbers.AD7])*[sim_numbers.AD39]*[sim_numbers.AD17]*[sim_numbers.AD17]/[sim_numbers.AD23]" office:value-type="float" office:value="0.0785132162994362" calcext:value-type="float">
            <text:p>7.85E-02</text:p>
          </table:table-cell>
          <table:table-cell table:style-name="ce27" table:formula="of:=([sim_numbers.AE8]-[sim_numbers.AE7])*[sim_numbers.AE39]*[sim_numbers.AE17]*[sim_numbers.AE17]/[sim_numbers.AE23]" office:value-type="float" office:value="0.0785132162994362" calcext:value-type="float">
            <text:p>7.85E-02</text:p>
          </table:table-cell>
          <table:table-cell table:style-name="ce27" table:formula="of:=([sim_numbers.AF8]-[sim_numbers.AF7])*[sim_numbers.AF39]*[sim_numbers.AF17]*[sim_numbers.AF17]/[sim_numbers.AF23]" office:value-type="float" office:value="0.0785132162994362" calcext:value-type="float">
            <text:p>7.85E-02</text:p>
          </table:table-cell>
          <table:table-cell table:style-name="ce27" table:formula="of:=([sim_numbers.AG8]-[sim_numbers.AG7])*[sim_numbers.AG39]*[sim_numbers.AG17]*[sim_numbers.AG17]/[sim_numbers.AG23]" office:value-type="float" office:value="0.0785132162994362" calcext:value-type="float">
            <text:p>7.85E-02</text:p>
          </table:table-cell>
          <table:table-cell table:style-name="ce27" table:formula="of:=([sim_numbers.AH8]-[sim_numbers.AH7])*[sim_numbers.AH39]*[sim_numbers.AH17]*[sim_numbers.AH17]/[sim_numbers.AH23]" office:value-type="float" office:value="0.0785132162994362" calcext:value-type="float">
            <text:p>7.85E-02</text:p>
          </table:table-cell>
          <table:table-cell table:style-name="ce27" table:formula="of:=([sim_numbers.AI8]-[sim_numbers.AI7])*[sim_numbers.AI39]*[sim_numbers.AI17]*[sim_numbers.AI17]/[sim_numbers.AI23]" office:value-type="float" office:value="0.0785132162994362" calcext:value-type="float">
            <text:p>7.85E-02</text:p>
          </table:table-cell>
          <table:table-cell table:style-name="ce27"/>
          <table:table-cell table:style-name="ce33" office:value-type="string" calcext:value-type="string">
            <text:p>Eo_X</text:p>
          </table:table-cell>
          <table:table-cell table:style-name="ce27" table:formula="of:=([sim_numbers.AL8]-[sim_numbers.AL7])*[sim_numbers.AL39]*[sim_numbers.AL17]*[sim_numbers.AL17]/[sim_numbers.AL23]" office:value-type="float" office:value="0" calcext:value-type="float">
            <text:p>0.00E+00</text:p>
          </table:table-cell>
          <table:table-cell table:style-name="ce27" table:formula="of:=([sim_numbers.AM8]-[sim_numbers.AM7])*[sim_numbers.AM39]*[sim_numbers.AM17]*[sim_numbers.AM17]/[sim_numbers.AM23]" office:value-type="float" office:value="0" calcext:value-type="float">
            <text:p>0.00E+00</text:p>
          </table:table-cell>
          <table:table-cell table:style-name="ce27" table:formula="of:=([sim_numbers.AN8]-[sim_numbers.AN7])*[sim_numbers.AN39]*[sim_numbers.AN17]*[sim_numbers.AN17]/[sim_numbers.AN23]" office:value-type="float" office:value="0" calcext:value-type="float">
            <text:p>0.00E+00</text:p>
          </table:table-cell>
          <table:table-cell table:style-name="ce27" table:formula="of:=([sim_numbers.AO8]-[sim_numbers.AO7])*[sim_numbers.AO39]*[sim_numbers.AO17]*[sim_numbers.AO17]/[sim_numbers.AO23]" office:value-type="float" office:value="0" calcext:value-type="float">
            <text:p>0.00E+00</text:p>
          </table:table-cell>
          <table:table-cell table:style-name="ce27" table:formula="of:=([sim_numbers.AP8]-[sim_numbers.AP7])*[sim_numbers.AP39]*[sim_numbers.AP17]*[sim_numbers.AP17]/[sim_numbers.AP23]" office:value-type="float" office:value="0" calcext:value-type="float">
            <text:p>0.00E+00</text:p>
          </table:table-cell>
          <table:table-cell table:style-name="ce27" table:formula="of:=([sim_numbers.AQ8]-[sim_numbers.AQ7])*[sim_numbers.AQ39]*[sim_numbers.AQ17]*[sim_numbers.AQ17]/[sim_numbers.AQ23]" office:value-type="float" office:value="0" calcext:value-type="float">
            <text:p>0.00E+00</text:p>
          </table:table-cell>
          <table:table-cell/>
          <table:table-cell table:style-name="ce27" table:formula="of:=([sim_numbers.AS8]-[sim_numbers.AS7])*[sim_numbers.AS39]*[sim_numbers.AS17]*[sim_numbers.AS17]/[sim_numbers.AS23]" office:value-type="float" office:value="2837.0841" calcext:value-type="float">
            <text:p>2.84E+03</text:p>
          </table:table-cell>
          <table:table-cell table:style-name="ce33"/>
          <table:table-cell table:style-name="ce27" table:formula="of:=([sim_numbers.AU8]-[sim_numbers.AU7])*[sim_numbers.AU39]*[sim_numbers.AU17]*[sim_numbers.AU17]/[sim_numbers.AU23]" office:value-type="float" office:value="28370.841" calcext:value-type="float">
            <text:p>2.84E+04</text:p>
          </table:table-cell>
          <table:table-cell table:style-name="ce27" table:formula="of:=([sim_numbers.AV8]-[sim_numbers.AV7])*[sim_numbers.AV39]*[sim_numbers.AV17]*[sim_numbers.AV17]/[sim_numbers.AV23]" office:value-type="float" office:value="283708.41" calcext:value-type="float">
            <text:p>2.84E+05</text:p>
          </table:table-cell>
          <table:table-cell/>
          <table:table-cell table:style-name="ce27" table:formula="of:=([sim_numbers.AX8]-[sim_numbers.AX7])*[sim_numbers.AX39]*[sim_numbers.AX17]*[sim_numbers.AX17]/[sim_numbers.AX23]" office:value-type="float" office:value="2837.0841" calcext:value-type="float">
            <text:p>2.84E+03</text:p>
          </table:table-cell>
          <table:table-cell table:style-name="ce27" table:formula="of:=([sim_numbers.AY8]-[sim_numbers.AY7])*[sim_numbers.AY39]*[sim_numbers.AY17]*[sim_numbers.AY17]/[sim_numbers.AY23]" office:value-type="float" office:value="28370.841" calcext:value-type="float">
            <text:p>2.84E+04</text:p>
          </table:table-cell>
          <table:table-cell table:style-name="ce27" table:formula="of:=([sim_numbers.AZ8]-[sim_numbers.AZ7])*[sim_numbers.AZ39]*[sim_numbers.AZ17]*[sim_numbers.AZ17]/[sim_numbers.AZ23]" office:value-type="float" office:value="283708.41" calcext:value-type="float">
            <text:p>2.84E+05</text:p>
          </table:table-cell>
          <table:table-cell table:style-name="ce27" table:number-columns-repeated="2"/>
          <table:table-cell table:style-name="ce27" table:formula="of:=([sim_numbers.BC8]-[sim_numbers.BC7])*[sim_numbers.BC39]*[sim_numbers.BC17]*[sim_numbers.BC17]/[sim_numbers.BC23]" office:value-type="float" office:value="283.70841" calcext:value-type="float">
            <text:p>2.84E+02</text:p>
          </table:table-cell>
          <table:table-cell table:style-name="ce33" office:value-type="string" calcext:value-type="string">
            <text:p>Eo_X</text:p>
          </table:table-cell>
          <table:table-cell table:style-name="ce27" table:formula="of:=([sim_numbers.BE8]-[sim_numbers.BE7])*[sim_numbers.BE39]*[sim_numbers.BE17]*[sim_numbers.BE17]/[sim_numbers.BE23]" office:value-type="float" office:value="1880.05647058824" calcext:value-type="float">
            <text:p>1.88E+03</text:p>
          </table:table-cell>
          <table:table-cell table:style-name="ce27" table:number-columns-repeated="2"/>
        </table:table-row>
        <table:table-row table:style-name="ro1">
          <table:table-cell table:number-columns-repeated="8"/>
          <table:table-cell table:style-name="ce12"/>
          <table:table-cell/>
          <table:table-cell table:style-name="ce14" office:value-type="string" calcext:value-type="string">
            <text:p>Eo_Y</text:p>
          </table:table-cell>
          <table:table-cell table:style-name="ce27" table:formula="of:=([sim_numbers.L8]-[sim_numbers.L7])*[sim_numbers.L38]*[sim_numbers.L22]*[sim_numbers.L22]/[sim_numbers.L23]" office:value-type="float" office:value="0.000121129514010989" calcext:value-type="float">
            <text:p>1.21E-04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 table:number-columns-repeated="6"/>
          <table:table-cell/>
          <table:table-cell table:style-name="ce33" office:value-type="string" calcext:value-type="string">
            <text:p>Eo_Y</text:p>
          </table:table-cell>
          <table:table-cell table:style-name="ce27" table:formula="of:=([sim_numbers.Y8]-[sim_numbers.Y7])*[sim_numbers.Y38]*[sim_numbers.Y22]*[sim_numbers.Y22]/[sim_numbers.Y23]" office:value-type="float" office:value="10018.4434262407" calcext:value-type="float">
            <text:p>1.00E+04</text:p>
          </table:table-cell>
          <table:table-cell table:style-name="ce27" table:formula="of:=([sim_numbers.Z8]-[sim_numbers.Z7])*[sim_numbers.Z38]*[sim_numbers.Z22]*[sim_numbers.Z22]/[sim_numbers.Z23]" office:value-type="float" office:value="100.184434262407" calcext:value-type="float">
            <text:p>1.00E+02</text:p>
          </table:table-cell>
          <table:table-cell table:style-name="ce27" table:formula="of:=([sim_numbers.AA8]-[sim_numbers.AA7])*[sim_numbers.AA38]*[sim_numbers.AA22]*[sim_numbers.AA22]/[sim_numbers.AA23]" office:value-type="float" office:value="0.000100184434262407" calcext:value-type="float">
            <text:p>1.00E-04</text:p>
          </table:table-cell>
          <table:table-cell table:style-name="ce27"/>
          <table:table-cell table:style-name="ce27" table:formula="of:=([sim_numbers.AC8]-[sim_numbers.AC7])*[sim_numbers.AC38]*[sim_numbers.AC22]*[sim_numbers.AC22]/[sim_numbers.AC23]" office:value-type="float" office:value="100.184434262407" calcext:value-type="float">
            <text:p>1.00E+02</text:p>
          </table:table-cell>
          <table:table-cell table:style-name="ce27" table:formula="of:=([sim_numbers.AD8]-[sim_numbers.AD7])*[sim_numbers.AD38]*[sim_numbers.AD22]*[sim_numbers.AD22]/[sim_numbers.AD23]" office:value-type="float" office:value="1001.84434262407" calcext:value-type="float">
            <text:p>1.00E+03</text:p>
          </table:table-cell>
          <table:table-cell table:style-name="ce27" table:formula="of:=([sim_numbers.AE8]-[sim_numbers.AE7])*[sim_numbers.AE38]*[sim_numbers.AE22]*[sim_numbers.AE22]/[sim_numbers.AE23]" office:value-type="float" office:value="2504.61085656016" calcext:value-type="float">
            <text:p>2.50E+03</text:p>
          </table:table-cell>
          <table:table-cell table:style-name="ce27" table:formula="of:=([sim_numbers.AF8]-[sim_numbers.AF7])*[sim_numbers.AF38]*[sim_numbers.AF22]*[sim_numbers.AF22]/[sim_numbers.AF23]" office:value-type="float" office:value="5009.22171312033" calcext:value-type="float">
            <text:p>5.01E+03</text:p>
          </table:table-cell>
          <table:table-cell table:style-name="ce27" table:formula="of:=([sim_numbers.AG8]-[sim_numbers.AG7])*[sim_numbers.AG38]*[sim_numbers.AG22]*[sim_numbers.AG22]/[sim_numbers.AG23]" office:value-type="float" office:value="10018.4434262407" calcext:value-type="float">
            <text:p>1.00E+04</text:p>
          </table:table-cell>
          <table:table-cell table:style-name="ce27" table:formula="of:=([sim_numbers.AH8]-[sim_numbers.AH7])*[sim_numbers.AH38]*[sim_numbers.AH22]*[sim_numbers.AH22]/[sim_numbers.AH23]" office:value-type="float" office:value="100184.434262407" calcext:value-type="float">
            <text:p>1.00E+05</text:p>
          </table:table-cell>
          <table:table-cell table:style-name="ce27" table:formula="of:=([sim_numbers.AI8]-[sim_numbers.AI7])*[sim_numbers.AI38]*[sim_numbers.AI22]*[sim_numbers.AI22]/[sim_numbers.AI23]" office:value-type="float" office:value="1001844.34262407" calcext:value-type="float">
            <text:p>1.00E+06</text:p>
          </table:table-cell>
          <table:table-cell table:style-name="ce27"/>
          <table:table-cell table:style-name="ce33" office:value-type="string" calcext:value-type="string">
            <text:p>Eo_Y</text:p>
          </table:table-cell>
          <table:table-cell table:style-name="ce27" table:formula="of:=([sim_numbers.AL8]-[sim_numbers.AL7])*[sim_numbers.AL38]*[sim_numbers.AL22]*[sim_numbers.AL22]/[sim_numbers.AL23]" office:value-type="float" office:value="3.534084" calcext:value-type="float">
            <text:p>3.53E+00</text:p>
          </table:table-cell>
          <table:table-cell table:style-name="ce27" table:formula="of:=([sim_numbers.AM8]-[sim_numbers.AM7])*[sim_numbers.AM38]*[sim_numbers.AM22]*[sim_numbers.AM22]/[sim_numbers.AM23]" office:value-type="float" office:value="353.4084" calcext:value-type="float">
            <text:p>3.53E+02</text:p>
          </table:table-cell>
          <table:table-cell table:style-name="ce27" table:formula="of:=([sim_numbers.AN8]-[sim_numbers.AN7])*[sim_numbers.AN38]*[sim_numbers.AN22]*[sim_numbers.AN22]/[sim_numbers.AN23]" office:value-type="float" office:value="35.34084" calcext:value-type="float">
            <text:p>3.53E+01</text:p>
          </table:table-cell>
          <table:table-cell table:style-name="ce27" table:formula="of:=([sim_numbers.AO8]-[sim_numbers.AO7])*[sim_numbers.AO38]*[sim_numbers.AO22]*[sim_numbers.AO22]/[sim_numbers.AO23]" office:value-type="float" office:value="3534.084" calcext:value-type="float">
            <text:p>3.53E+03</text:p>
          </table:table-cell>
          <table:table-cell table:style-name="ce27" table:formula="of:=([sim_numbers.AP8]-[sim_numbers.AP7])*[sim_numbers.AP38]*[sim_numbers.AP22]*[sim_numbers.AP22]/[sim_numbers.AP23]" office:value-type="float" office:value="353408.4" calcext:value-type="float">
            <text:p>3.53E+05</text:p>
          </table:table-cell>
          <table:table-cell table:style-name="ce27" table:formula="of:=([sim_numbers.AQ8]-[sim_numbers.AQ7])*[sim_numbers.AQ38]*[sim_numbers.AQ22]*[sim_numbers.AQ22]/[sim_numbers.AQ23]" office:value-type="float" office:value="3534084" calcext:value-type="float">
            <text:p>3.53E+06</text:p>
          </table:table-cell>
          <table:table-cell table:style-name="ce27"/>
          <table:table-cell table:style-name="ce27" table:formula="of:=([sim_numbers.AS8]-[sim_numbers.AS7])*[sim_numbers.AS38]*[sim_numbers.AS22]*[sim_numbers.AS22]/[sim_numbers.AS23]" office:value-type="float" office:value="3534.084" calcext:value-type="float">
            <text:p>3.53E+03</text:p>
          </table:table-cell>
          <table:table-cell table:style-name="ce33"/>
          <table:table-cell table:style-name="ce27" table:number-columns-repeated="2"/>
          <table:table-cell/>
          <table:table-cell table:style-name="ce27" table:number-columns-repeated="6"/>
          <table:table-cell table:style-name="ce33"/>
          <table:table-cell table:style-name="ce27" table:number-columns-repeated="3"/>
        </table:table-row>
        <table:table-row table:style-name="ro1">
          <table:table-cell table:number-columns-repeated="8"/>
          <table:table-cell table:style-name="ce12"/>
          <table:table-cell table:number-columns-repeated="2"/>
          <table:table-cell table:style-name="ce5"/>
          <table:table-cell table:style-name="ce27"/>
          <table:table-cell table:style-name="ce5" table:number-columns-repeated="2"/>
          <table:table-cell table:style-name="ce27" table:number-columns-repeated="7"/>
          <table:table-cell/>
          <table:table-cell table:style-name="ce27" table:number-columns-repeated="20"/>
          <table:table-cell/>
          <table:table-cell table:style-name="ce27" table:number-columns-repeated="4"/>
          <table:table-cell/>
          <table:table-cell table:style-name="ce27" table:number-columns-repeated="10"/>
        </table:table-row>
        <table:table-row table:style-name="ro1">
          <table:table-cell table:number-columns-repeated="8"/>
          <table:table-cell table:style-name="ce12" table:formula="of:=[sim_numbers.I18]/[sim_numbers.I19]" office:value-type="float" office:value="0.666666666666667" calcext:value-type="float">
            <text:p>6.67E-01</text:p>
          </table:table-cell>
          <table:table-cell/>
          <table:table-cell table:style-name="ce14" office:value-type="string" calcext:value-type="string">
            <text:p>v ratio water/air</text:p>
          </table:table-cell>
          <table:table-cell table:style-name="ce27" table:formula="of:=[sim_numbers.L18]/[sim_numbers.L19]" office:value-type="float" office:value="0.0666666666666667" calcext:value-type="float">
            <text:p>6.67E-02</text:p>
          </table:table-cell>
          <table:table-cell table:style-name="ce27"/>
          <table:table-cell table:style-name="ce33" office:value-type="string" calcext:value-type="string">
            <text:p>v ratio water/air</text:p>
          </table:table-cell>
          <table:table-cell table:style-name="ce12" table:formula="of:=[sim_numbers.O18]/[sim_numbers.O19]" office:value-type="float" office:value="0.666664" calcext:value-type="float">
            <text:p>6.67E-01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im_numbers.Q18]/[sim_numbers.Q19]" office:value-type="float" office:value="1" calcext:value-type="float">
            <text:p>1.00E+00</text:p>
          </table:table-cell>
          <table:table-cell table:style-name="ce12" table:formula="of:=[sim_numbers.R18]/[sim_numbers.R19]" office:value-type="float" office:value="1" calcext:value-type="float">
            <text:p>1.00E+00</text:p>
          </table:table-cell>
          <table:table-cell table:style-name="ce12" table:formula="of:=[sim_numbers.S18]/[sim_numbers.S19]" office:value-type="float" office:value="1" calcext:value-type="float">
            <text:p>1.00E+00</text:p>
          </table:table-cell>
          <table:table-cell table:style-name="ce12" table:formula="of:=[sim_numbers.T18]/[sim_numbers.T19]" office:value-type="float" office:value="1" calcext:value-type="float">
            <text:p>1.00E+00</text:p>
          </table:table-cell>
          <table:table-cell table:style-name="ce12" table:formula="of:=[sim_numbers.U18]/[sim_numbers.U19]" office:value-type="float" office:value="1" calcext:value-type="float">
            <text:p>1.00E+00</text:p>
          </table:table-cell>
          <table:table-cell table:style-name="ce12" table:formula="of:=[sim_numbers.V18]/[sim_numbers.V19]" office:value-type="float" office:value="1" calcext:value-type="float">
            <text:p>1.00E+00</text:p>
          </table:table-cell>
          <table:table-cell/>
          <table:table-cell table:style-name="ce33" office:value-type="string" calcext:value-type="string">
            <text:p>v ratio water/air</text:p>
          </table:table-cell>
          <table:table-cell table:style-name="ce12" table:formula="of:=[sim_numbers.Y18]/[sim_numbers.Y19]" office:value-type="float" office:value="1" calcext:value-type="float">
            <text:p>1.00E+00</text:p>
          </table:table-cell>
          <table:table-cell table:style-name="ce12" table:formula="of:=[sim_numbers.Z18]/[sim_numbers.Z19]" office:value-type="float" office:value="1" calcext:value-type="float">
            <text:p>1.00E+00</text:p>
          </table:table-cell>
          <table:table-cell table:style-name="ce12" table:formula="of:=[sim_numbers.AA18]/[sim_numbers.AA19]" office:value-type="float" office:value="1" calcext:value-type="float">
            <text:p>1.00E+00</text:p>
          </table:table-cell>
          <table:table-cell table:style-name="ce12"/>
          <table:table-cell table:style-name="ce12" table:formula="of:=[sim_numbers.AC18]/[sim_numbers.AC19]" office:value-type="float" office:value="1" calcext:value-type="float">
            <text:p>1.00E+00</text:p>
          </table:table-cell>
          <table:table-cell table:style-name="ce12" table:formula="of:=[sim_numbers.AD18]/[sim_numbers.AD19]" office:value-type="float" office:value="1" calcext:value-type="float">
            <text:p>1.00E+00</text:p>
          </table:table-cell>
          <table:table-cell table:style-name="ce12" table:formula="of:=[sim_numbers.AE18]/[sim_numbers.AE19]" office:value-type="float" office:value="1" calcext:value-type="float">
            <text:p>1.00E+00</text:p>
          </table:table-cell>
          <table:table-cell table:style-name="ce12" table:formula="of:=[sim_numbers.AF18]/[sim_numbers.AF19]" office:value-type="float" office:value="1" calcext:value-type="float">
            <text:p>1.00E+00</text:p>
          </table:table-cell>
          <table:table-cell table:style-name="ce12" table:formula="of:=[sim_numbers.AG18]/[sim_numbers.AG19]" office:value-type="float" office:value="1" calcext:value-type="float">
            <text:p>1.00E+00</text:p>
          </table:table-cell>
          <table:table-cell table:style-name="ce12" table:formula="of:=[sim_numbers.AH18]/[sim_numbers.AH19]" office:value-type="float" office:value="1" calcext:value-type="float">
            <text:p>1.00E+00</text:p>
          </table:table-cell>
          <table:table-cell table:style-name="ce12" table:formula="of:=[sim_numbers.AI18]/[sim_numbers.AI19]" office:value-type="float" office:value="1" calcext:value-type="float">
            <text:p>1.00E+00</text:p>
          </table:table-cell>
          <table:table-cell table:style-name="ce12"/>
          <table:table-cell table:style-name="ce33" office:value-type="string" calcext:value-type="string">
            <text:p>v ratio water/air</text:p>
          </table:table-cell>
          <table:table-cell table:style-name="ce12" table:formula="of:=[sim_numbers.AL18]/[sim_numbers.AL19]" office:value-type="float" office:value="1" calcext:value-type="float">
            <text:p>1.00E+00</text:p>
          </table:table-cell>
          <table:table-cell table:style-name="ce12" table:formula="of:=[sim_numbers.AM18]/[sim_numbers.AM19]" office:value-type="float" office:value="1" calcext:value-type="float">
            <text:p>1.00E+00</text:p>
          </table:table-cell>
          <table:table-cell table:style-name="ce12" table:formula="of:=[sim_numbers.AN18]/[sim_numbers.AN19]" office:value-type="float" office:value="1" calcext:value-type="float">
            <text:p>1.00E+00</text:p>
          </table:table-cell>
          <table:table-cell table:style-name="ce12" table:formula="of:=[sim_numbers.AO18]/[sim_numbers.AO19]" office:value-type="float" office:value="1" calcext:value-type="float">
            <text:p>1.00E+00</text:p>
          </table:table-cell>
          <table:table-cell table:style-name="ce12" table:formula="of:=[sim_numbers.AP18]/[sim_numbers.AP19]" office:value-type="float" office:value="1" calcext:value-type="float">
            <text:p>1.00E+00</text:p>
          </table:table-cell>
          <table:table-cell table:style-name="ce12" table:formula="of:=[sim_numbers.AQ18]/[sim_numbers.AQ19]" office:value-type="float" office:value="1" calcext:value-type="float">
            <text:p>1.00E+00</text:p>
          </table:table-cell>
          <table:table-cell/>
          <table:table-cell table:style-name="ce12" table:formula="of:=[sim_numbers.AS18]/[sim_numbers.AS19]" office:value-type="float" office:value="1" calcext:value-type="float">
            <text:p>1.00E+00</text:p>
          </table:table-cell>
          <table:table-cell table:style-name="ce33"/>
          <table:table-cell table:style-name="ce12" table:formula="of:=[sim_numbers.AU18]/[sim_numbers.AU19]" office:value-type="float" office:value="1" calcext:value-type="float">
            <text:p>1.00E+00</text:p>
          </table:table-cell>
          <table:table-cell table:style-name="ce12" table:formula="of:=[sim_numbers.AV18]/[sim_numbers.AV19]" office:value-type="float" office:value="1" calcext:value-type="float">
            <text:p>1.00E+00</text:p>
          </table:table-cell>
          <table:table-cell/>
          <table:table-cell table:style-name="ce12" table:formula="of:=[sim_numbers.AX18]/[sim_numbers.AX19]" office:value-type="float" office:value="1" calcext:value-type="float">
            <text:p>1.00E+00</text:p>
          </table:table-cell>
          <table:table-cell table:style-name="ce12" table:formula="of:=[sim_numbers.AY18]/[sim_numbers.AY19]" office:value-type="float" office:value="1" calcext:value-type="float">
            <text:p>1.00E+00</text:p>
          </table:table-cell>
          <table:table-cell table:style-name="ce12" table:formula="of:=[sim_numbers.AZ18]/[sim_numbers.AZ19]" office:value-type="float" office:value="1" calcext:value-type="float">
            <text:p>1.00E+00</text:p>
          </table:table-cell>
          <table:table-cell table:style-name="ce12" table:number-columns-repeated="2"/>
          <table:table-cell table:style-name="ce12" table:formula="of:=[sim_numbers.BC18]/[sim_numbers.BC19]" office:value-type="float" office:value="1" calcext:value-type="float">
            <text:p>1.00E+00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im_numbers.BE18]/[sim_numbers.BE19]" office:value-type="float" office:value="0.0666666666666667" calcext:value-type="float">
            <text:p>6.67E-02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 table:formula="of:=[sim_numbers.I8]/[sim_numbers.I7]" office:value-type="float" office:value="12.5" calcext:value-type="float">
            <text:p>1.25E+01</text:p>
          </table:table-cell>
          <table:table-cell/>
          <table:table-cell table:style-name="ce14" office:value-type="string" calcext:value-type="string">
            <text:p>rho <text:s/>ratio water/air</text:p>
          </table:table-cell>
          <table:table-cell table:style-name="ce27" table:formula="of:=[sim_numbers.L8]/[sim_numbers.L7]" office:value-type="float" office:value="819.672131147541" calcext:value-type="float">
            <text:p>8.20E+02</text:p>
          </table:table-cell>
          <table:table-cell table:style-name="ce27"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O8]/[sim_numbers.O7]" office:value-type="float" office:value="12.5" calcext:value-type="float">
            <text:p>1.25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Q8]/[sim_numbers.Q7]" office:value-type="float" office:value="819.672131147541" calcext:value-type="float">
            <text:p>8.20E+02</text:p>
          </table:table-cell>
          <table:table-cell table:style-name="ce12" table:formula="of:=[sim_numbers.R8]/[sim_numbers.R7]" office:value-type="float" office:value="1" calcext:value-type="float">
            <text:p>1.00E+00</text:p>
          </table:table-cell>
          <table:table-cell table:style-name="ce27" table:formula="of:=[sim_numbers.S8]/[sim_numbers.S7]" office:value-type="float" office:value="819.672131147541" calcext:value-type="float">
            <text:p>8.20E+02</text:p>
          </table:table-cell>
          <table:table-cell table:style-name="ce27" table:formula="of:=[sim_numbers.T8]/[sim_numbers.T7]" office:value-type="float" office:value="819.672131147541" calcext:value-type="float">
            <text:p>8.20E+02</text:p>
          </table:table-cell>
          <table:table-cell table:style-name="ce12" table:formula="of:=[sim_numbers.U8]/[sim_numbers.U7]" office:value-type="float" office:value="54.6149645002731" calcext:value-type="float">
            <text:p>5.46E+01</text:p>
          </table:table-cell>
          <table:table-cell table:style-name="ce12" table:formula="of:=[sim_numbers.V8]/[sim_numbers.V7]" office:value-type="float" office:value="54.6149645002731" calcext:value-type="float">
            <text:p>5.46E+01</text:p>
          </table:table-cell>
          <table:table-cell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Y8]/[sim_numbers.Y7]" office:value-type="float" office:value="54.6149645002731" calcext:value-type="float">
            <text:p>5.46E+01</text:p>
          </table:table-cell>
          <table:table-cell table:style-name="ce12" table:formula="of:=[sim_numbers.Z8]/[sim_numbers.Z7]" office:value-type="float" office:value="54.6149645002731" calcext:value-type="float">
            <text:p>5.46E+01</text:p>
          </table:table-cell>
          <table:table-cell table:style-name="ce12" table:formula="of:=[sim_numbers.AA8]/[sim_numbers.AA7]" office:value-type="float" office:value="54.6149645002731" calcext:value-type="float">
            <text:p>5.46E+01</text:p>
          </table:table-cell>
          <table:table-cell table:style-name="ce12"/>
          <table:table-cell table:style-name="ce12" table:formula="of:=[sim_numbers.AC8]/[sim_numbers.AC7]" office:value-type="float" office:value="54.6149645002731" calcext:value-type="float">
            <text:p>5.46E+01</text:p>
          </table:table-cell>
          <table:table-cell table:style-name="ce12" table:formula="of:=[sim_numbers.AD8]/[sim_numbers.AD7]" office:value-type="float" office:value="54.6149645002731" calcext:value-type="float">
            <text:p>5.46E+01</text:p>
          </table:table-cell>
          <table:table-cell table:style-name="ce12" table:formula="of:=[sim_numbers.AE8]/[sim_numbers.AE7]" office:value-type="float" office:value="54.6149645002731" calcext:value-type="float">
            <text:p>5.46E+01</text:p>
          </table:table-cell>
          <table:table-cell table:style-name="ce12" table:formula="of:=[sim_numbers.AF8]/[sim_numbers.AF7]" office:value-type="float" office:value="54.6149645002731" calcext:value-type="float">
            <text:p>5.46E+01</text:p>
          </table:table-cell>
          <table:table-cell table:style-name="ce12" table:formula="of:=[sim_numbers.AG8]/[sim_numbers.AG7]" office:value-type="float" office:value="54.6149645002731" calcext:value-type="float">
            <text:p>5.46E+01</text:p>
          </table:table-cell>
          <table:table-cell table:style-name="ce12" table:formula="of:=[sim_numbers.AH8]/[sim_numbers.AH7]" office:value-type="float" office:value="54.6149645002731" calcext:value-type="float">
            <text:p>5.46E+01</text:p>
          </table:table-cell>
          <table:table-cell table:style-name="ce12" table:formula="of:=[sim_numbers.AI8]/[sim_numbers.AI7]" office:value-type="float" office:value="54.6149645002731" calcext:value-type="float">
            <text:p>5.46E+01</text:p>
          </table:table-cell>
          <table:table-cell table:style-name="ce12"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AL8]/[sim_numbers.AL7]" office:value-type="float" office:value="54.6149645002731" calcext:value-type="float">
            <text:p>5.46E+01</text:p>
          </table:table-cell>
          <table:table-cell table:style-name="ce12" table:formula="of:=[sim_numbers.AM8]/[sim_numbers.AM7]" office:value-type="float" office:value="54.6149645002731" calcext:value-type="float">
            <text:p>5.46E+01</text:p>
          </table:table-cell>
          <table:table-cell table:style-name="ce12" table:formula="of:=[sim_numbers.AN8]/[sim_numbers.AN7]" office:value-type="float" office:value="54.6149645002731" calcext:value-type="float">
            <text:p>5.46E+01</text:p>
          </table:table-cell>
          <table:table-cell table:style-name="ce12" table:formula="of:=[sim_numbers.AO8]/[sim_numbers.AO7]" office:value-type="float" office:value="54.6149645002731" calcext:value-type="float">
            <text:p>5.46E+01</text:p>
          </table:table-cell>
          <table:table-cell table:style-name="ce12" table:formula="of:=[sim_numbers.AP8]/[sim_numbers.AP7]" office:value-type="float" office:value="54.6149645002731" calcext:value-type="float">
            <text:p>5.46E+01</text:p>
          </table:table-cell>
          <table:table-cell table:style-name="ce12" table:formula="of:=[sim_numbers.AQ8]/[sim_numbers.AQ7]" office:value-type="float" office:value="54.6149645002731" calcext:value-type="float">
            <text:p>5.46E+01</text:p>
          </table:table-cell>
          <table:table-cell/>
          <table:table-cell table:style-name="ce12" table:formula="of:=[sim_numbers.AS8]/[sim_numbers.AS7]" office:value-type="float" office:value="54.6149645002731" calcext:value-type="float">
            <text:p>5.46E+01</text:p>
          </table:table-cell>
          <table:table-cell table:style-name="ce33"/>
          <table:table-cell table:style-name="ce12" table:formula="of:=[sim_numbers.AU8]/[sim_numbers.AU7]" office:value-type="float" office:value="54.6149645002731" calcext:value-type="float">
            <text:p>5.46E+01</text:p>
          </table:table-cell>
          <table:table-cell table:style-name="ce12" table:formula="of:=[sim_numbers.AV8]/[sim_numbers.AV7]" office:value-type="float" office:value="54.6149645002731" calcext:value-type="float">
            <text:p>5.46E+01</text:p>
          </table:table-cell>
          <table:table-cell/>
          <table:table-cell table:style-name="ce12" table:formula="of:=[sim_numbers.AX8]/[sim_numbers.AX7]" office:value-type="float" office:value="54.6149645002731" calcext:value-type="float">
            <text:p>5.46E+01</text:p>
          </table:table-cell>
          <table:table-cell table:style-name="ce12" table:formula="of:=[sim_numbers.AY8]/[sim_numbers.AY7]" office:value-type="float" office:value="54.6149645002731" calcext:value-type="float">
            <text:p>5.46E+01</text:p>
          </table:table-cell>
          <table:table-cell table:style-name="ce12" table:formula="of:=[sim_numbers.AZ8]/[sim_numbers.AZ7]" office:value-type="float" office:value="54.6149645002731" calcext:value-type="float">
            <text:p>5.46E+01</text:p>
          </table:table-cell>
          <table:table-cell table:style-name="ce12" table:number-columns-repeated="2"/>
          <table:table-cell table:style-name="ce12" table:formula="of:=[sim_numbers.BC8]/[sim_numbers.BC7]" office:value-type="float" office:value="54.6149645002731" calcext:value-type="float">
            <text:p>5.46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BE8]/[sim_numbers.BE7]" office:value-type="float" office:value="819.672131147541" calcext:value-type="float">
            <text:p>8.20E+02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/>
          <table:table-cell/>
          <table:table-cell table:style-name="ce14"/>
          <table:table-cell table:style-name="ce27" table:number-columns-repeated="2"/>
          <table:table-cell table:style-name="ce33"/>
          <table:table-cell table:style-name="ce12"/>
          <table:table-cell table:style-name="ce33"/>
          <table:table-cell table:style-name="ce12" table:number-columns-repeated="6"/>
          <table:table-cell/>
          <table:table-cell table:style-name="ce33"/>
          <table:table-cell table:style-name="ce12" table:number-columns-repeated="12"/>
          <table:table-cell table:style-name="ce33"/>
          <table:table-cell table:style-name="ce12" table:number-columns-repeated="6"/>
          <table:table-cell/>
          <table:table-cell table:style-name="ce12"/>
          <table:table-cell table:style-name="ce33"/>
          <table:table-cell table:style-name="ce12" table:number-columns-repeated="2"/>
          <table:table-cell/>
          <table:table-cell table:style-name="ce12" table:number-columns-repeated="6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2"/>
          <table:table-cell/>
          <table:table-cell table:style-name="ce14" office:value-type="string" calcext:value-type="string">
            <text:p>dyn visc water</text:p>
          </table:table-cell>
          <table:table-cell table:style-name="ce27" table:formula="of:=[.L18]*[.L8]" office:value-type="float" office:value="0.001" calcext:value-type="float">
            <text:p>1.00E-03</text:p>
          </table:table-cell>
          <table:table-cell table:style-name="ce27"/>
          <table:table-cell table:style-name="ce33"/>
          <table:table-cell table:style-name="ce12"/>
          <table:table-cell table:style-name="ce33"/>
          <table:table-cell table:style-name="ce12" table:number-columns-repeated="6"/>
          <table:table-cell/>
          <table:table-cell table:style-name="ce33"/>
          <table:table-cell table:style-name="ce12" table:number-columns-repeated="12"/>
          <table:table-cell table:style-name="ce33"/>
          <table:table-cell table:style-name="ce12" table:number-columns-repeated="6"/>
          <table:table-cell/>
          <table:table-cell table:style-name="ce12"/>
          <table:table-cell table:style-name="ce33"/>
          <table:table-cell table:style-name="ce12" table:number-columns-repeated="2"/>
          <table:table-cell/>
          <table:table-cell table:style-name="ce12" table:number-columns-repeated="6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1"/>
          <table:table-cell/>
          <table:table-cell table:style-name="ce14" office:value-type="string" calcext:value-type="string">
            <text:p>dyn visc air</text:p>
          </table:table-cell>
          <table:table-cell table:style-name="ce27" table:formula="of:=[.L19]*[.L7]" office:value-type="float" office:value="0.0000183" calcext:value-type="float">
            <text:p>1.83E-05</text:p>
          </table:table-cell>
          <table:table-cell table:style-name="ce25"/>
          <table:table-cell table:style-name="ce34"/>
          <table:table-cell table:style-name="ce11"/>
          <table:table-cell table:style-name="ce34"/>
          <table:table-cell table:style-name="ce11" table:number-columns-repeated="6"/>
          <table:table-cell/>
          <table:table-cell table:style-name="ce34"/>
          <table:table-cell table:style-name="ce11" table:number-columns-repeated="12"/>
          <table:table-cell table:style-name="ce34"/>
          <table:table-cell table:style-name="ce11" table:number-columns-repeated="6"/>
          <table:table-cell/>
          <table:table-cell table:style-name="ce11"/>
          <table:table-cell table:style-name="ce34"/>
          <table:table-cell table:style-name="ce11" table:number-columns-repeated="2"/>
          <table:table-cell/>
          <table:table-cell table:style-name="ce11" table:number-columns-repeated="6"/>
          <table:table-cell table:style-name="ce34"/>
          <table:table-cell table:style-name="ce11" table:number-columns-repeated="3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7"/>
          <table:table-cell table:style-name="ce11" table:formula="of:=[sim_numbers.I32]*[sim_numbers.I31]" office:value-type="float" office:value="8.33333333333333" calcext:value-type="float">
            <text:p>8.33E+00</text:p>
          </table:table-cell>
          <table:table-cell/>
          <table:table-cell table:style-name="ce14" office:value-type="string" calcext:value-type="string">
            <text:p>dyn visc ratio water/air</text:p>
          </table:table-cell>
          <table:table-cell table:style-name="ce25" table:formula="of:=[sim_numbers.L32]*[sim_numbers.L31]" office:value-type="float" office:value="54.6448087431694" calcext:value-type="float">
            <text:p>5.46E+01</text:p>
          </table:table-cell>
          <table:table-cell table:style-name="ce25"/>
          <table:table-cell table:style-name="ce32" office:value-type="string" calcext:value-type="string">
            <text:p>dyn visc ratio water/air</text:p>
          </table:table-cell>
          <table:table-cell table:style-name="ce11" table:formula="of:=[sim_numbers.O32]*[sim_numbers.O31]" office:value-type="float" office:value="8.3333" calcext:value-type="float">
            <text:p>8.33E+00</text:p>
          </table:table-cell>
          <table:table-cell table:style-name="ce32" office:value-type="string" calcext:value-type="string">
            <text:p>dyn visc ratio water/air</text:p>
          </table:table-cell>
          <table:table-cell table:style-name="ce11" table:formula="of:=[sim_numbers.Q32]*[sim_numbers.Q31]" office:value-type="float" office:value="819.672131147541" calcext:value-type="float">
            <text:p>8.20E+02</text:p>
          </table:table-cell>
          <table:table-cell table:style-name="ce11" table:formula="of:=[sim_numbers.R32]*[sim_numbers.R31]" office:value-type="float" office:value="1" calcext:value-type="float">
            <text:p>1.00E+00</text:p>
          </table:table-cell>
          <table:table-cell table:style-name="ce11" table:formula="of:=[sim_numbers.S32]*[sim_numbers.S31]" office:value-type="float" office:value="819.672131147541" calcext:value-type="float">
            <text:p>8.20E+02</text:p>
          </table:table-cell>
          <table:table-cell table:style-name="ce11" table:formula="of:=[sim_numbers.T32]*[sim_numbers.T31]" office:value-type="float" office:value="819.672131147541" calcext:value-type="float">
            <text:p>8.20E+02</text:p>
          </table:table-cell>
          <table:table-cell table:style-name="ce25" table:formula="of:=[sim_numbers.U32]*[sim_numbers.U31]" office:value-type="float" office:value="54.6149645002731" calcext:value-type="float">
            <text:p>5.46E+01</text:p>
          </table:table-cell>
          <table:table-cell table:style-name="ce25" table:formula="of:=[sim_numbers.V32]*[sim_numbers.V31]" office:value-type="float" office:value="54.6149645002731" calcext:value-type="float">
            <text:p>5.46E+01</text:p>
          </table:table-cell>
          <table:table-cell/>
          <table:table-cell table:style-name="ce32" office:value-type="string" calcext:value-type="string">
            <text:p>dyn visc ratio water/air</text:p>
          </table:table-cell>
          <table:table-cell table:style-name="ce25" table:formula="of:=[sim_numbers.Y32]*[sim_numbers.Y31]" office:value-type="float" office:value="54.6149645002731" calcext:value-type="float">
            <text:p>5.46E+01</text:p>
          </table:table-cell>
          <table:table-cell table:style-name="ce25" table:formula="of:=[sim_numbers.Z32]*[sim_numbers.Z31]" office:value-type="float" office:value="54.6149645002731" calcext:value-type="float">
            <text:p>5.46E+01</text:p>
          </table:table-cell>
          <table:table-cell table:style-name="ce25" table:formula="of:=[sim_numbers.AA32]*[sim_numbers.AA31]" office:value-type="float" office:value="54.6149645002731" calcext:value-type="float">
            <text:p>5.46E+01</text:p>
          </table:table-cell>
          <table:table-cell table:style-name="ce25"/>
          <table:table-cell table:style-name="ce25" table:formula="of:=[sim_numbers.AC32]*[sim_numbers.AC31]" office:value-type="float" office:value="54.6149645002731" calcext:value-type="float">
            <text:p>5.46E+01</text:p>
          </table:table-cell>
          <table:table-cell table:style-name="ce25" table:formula="of:=[sim_numbers.AD32]*[sim_numbers.AD31]" office:value-type="float" office:value="54.6149645002731" calcext:value-type="float">
            <text:p>5.46E+01</text:p>
          </table:table-cell>
          <table:table-cell table:style-name="ce25" table:formula="of:=[sim_numbers.AE32]*[sim_numbers.AE31]" office:value-type="float" office:value="54.6149645002731" calcext:value-type="float">
            <text:p>5.46E+01</text:p>
          </table:table-cell>
          <table:table-cell table:style-name="ce25" table:formula="of:=[sim_numbers.AF32]*[sim_numbers.AF31]" office:value-type="float" office:value="54.6149645002731" calcext:value-type="float">
            <text:p>5.46E+01</text:p>
          </table:table-cell>
          <table:table-cell table:style-name="ce25" table:formula="of:=[sim_numbers.AG32]*[sim_numbers.AG31]" office:value-type="float" office:value="54.6149645002731" calcext:value-type="float">
            <text:p>5.46E+01</text:p>
          </table:table-cell>
          <table:table-cell table:style-name="ce25" table:formula="of:=[sim_numbers.AH32]*[sim_numbers.AH31]" office:value-type="float" office:value="54.6149645002731" calcext:value-type="float">
            <text:p>5.46E+01</text:p>
          </table:table-cell>
          <table:table-cell table:style-name="ce25" table:formula="of:=[sim_numbers.AI32]*[sim_numbers.AI31]" office:value-type="float" office:value="54.6149645002731" calcext:value-type="float">
            <text:p>5.46E+01</text:p>
          </table:table-cell>
          <table:table-cell table:style-name="ce25"/>
          <table:table-cell table:style-name="ce32" office:value-type="string" calcext:value-type="string">
            <text:p>dyn visc ratio water/air</text:p>
          </table:table-cell>
          <table:table-cell table:style-name="ce11" table:formula="of:=[sim_numbers.AL32]*[sim_numbers.AL31]" office:value-type="float" office:value="54.6149645002731" calcext:value-type="float">
            <text:p>5.46E+01</text:p>
          </table:table-cell>
          <table:table-cell table:style-name="ce11" table:formula="of:=[sim_numbers.AM32]*[sim_numbers.AM31]" office:value-type="float" office:value="54.6149645002731" calcext:value-type="float">
            <text:p>5.46E+01</text:p>
          </table:table-cell>
          <table:table-cell table:style-name="ce11" table:formula="of:=[sim_numbers.AN32]*[sim_numbers.AN31]" office:value-type="float" office:value="54.6149645002731" calcext:value-type="float">
            <text:p>5.46E+01</text:p>
          </table:table-cell>
          <table:table-cell table:style-name="ce11" table:formula="of:=[sim_numbers.AO32]*[sim_numbers.AO31]" office:value-type="float" office:value="54.6149645002731" calcext:value-type="float">
            <text:p>5.46E+01</text:p>
          </table:table-cell>
          <table:table-cell table:style-name="ce11" table:formula="of:=[sim_numbers.AP32]*[sim_numbers.AP31]" office:value-type="float" office:value="54.6149645002731" calcext:value-type="float">
            <text:p>5.46E+01</text:p>
          </table:table-cell>
          <table:table-cell table:style-name="ce11" table:formula="of:=[sim_numbers.AQ32]*[sim_numbers.AQ31]" office:value-type="float" office:value="54.6149645002731" calcext:value-type="float">
            <text:p>5.46E+01</text:p>
          </table:table-cell>
          <table:table-cell/>
          <table:table-cell table:style-name="ce11" table:formula="of:=[sim_numbers.AS32]*[sim_numbers.AS31]" office:value-type="float" office:value="54.6149645002731" calcext:value-type="float">
            <text:p>5.46E+01</text:p>
          </table:table-cell>
          <table:table-cell table:style-name="ce32"/>
          <table:table-cell table:style-name="ce11" table:formula="of:=[sim_numbers.AU32]*[sim_numbers.AU31]" office:value-type="float" office:value="54.6149645002731" calcext:value-type="float">
            <text:p>5.46E+01</text:p>
          </table:table-cell>
          <table:table-cell table:style-name="ce11" table:formula="of:=[sim_numbers.AV32]*[sim_numbers.AV31]" office:value-type="float" office:value="54.6149645002731" calcext:value-type="float">
            <text:p>5.46E+01</text:p>
          </table:table-cell>
          <table:table-cell/>
          <table:table-cell table:style-name="ce11" table:formula="of:=[sim_numbers.AX32]*[sim_numbers.AX31]" office:value-type="float" office:value="54.6149645002731" calcext:value-type="float">
            <text:p>5.46E+01</text:p>
          </table:table-cell>
          <table:table-cell table:style-name="ce11" table:formula="of:=[sim_numbers.AY32]*[sim_numbers.AY31]" office:value-type="float" office:value="54.6149645002731" calcext:value-type="float">
            <text:p>5.46E+01</text:p>
          </table:table-cell>
          <table:table-cell table:style-name="ce11" table:formula="of:=[sim_numbers.AZ32]*[sim_numbers.AZ31]" office:value-type="float" office:value="54.6149645002731" calcext:value-type="float">
            <text:p>5.46E+01</text:p>
          </table:table-cell>
          <table:table-cell table:style-name="ce11" table:number-columns-repeated="2"/>
          <table:table-cell table:style-name="ce11" table:formula="of:=[sim_numbers.BC32]*[sim_numbers.BC31]" office:value-type="float" office:value="54.6149645002731" calcext:value-type="float">
            <text:p>5.46E+01</text:p>
          </table:table-cell>
          <table:table-cell table:style-name="ce34" office:value-type="string" calcext:value-type="string">
            <text:p>dyn visc ratio water/air</text:p>
          </table:table-cell>
          <table:table-cell table:style-name="ce11" table:formula="of:=[sim_numbers.BE32]*[sim_numbers.BE31]" office:value-type="float" office:value="54.6448087431694" calcext:value-type="float">
            <text:p>5.46E+01</text:p>
          </table:table-cell>
          <table:table-cell table:style-name="ce1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6"/>
          <table:table-cell table:style-name="ce11"/>
          <table:table-cell/>
          <table:table-cell table:style-name="ce13"/>
          <table:table-cell table:style-name="ce25"/>
          <table:table-cell table:style-name="ce27" table:number-columns-repeated="2"/>
          <table:table-cell table:style-name="ce5" table:number-columns-repeated="8"/>
          <table:table-cell table:number-columns-repeated="2"/>
          <table:table-cell table:style-name="ce5" table:number-columns-repeated="12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10"/>
        </table:table-row>
        <table:table-row table:style-name="ro1">
          <table:table-cell table:number-columns-repeated="8"/>
          <table:table-cell table:style-name="ce11" office:value-type="float" office:value="9.81" calcext:value-type="float">
            <text:p>9.81E+00</text:p>
          </table:table-cell>
          <table:table-cell/>
          <table:table-cell table:style-name="ce13" office:value-type="string" calcext:value-type="string">
            <text:p>gY [m/2]</text:p>
          </table:table-cell>
          <table:table-cell table:style-name="ce25" office:value-type="float" office:value="9.81" calcext:value-type="float">
            <text:p>9.81E+00</text:p>
          </table:table-cell>
          <table:table-cell table:style-name="ce27" table:number-columns-repeated="2"/>
          <table:table-cell table:style-name="ce5" table:number-columns-repeated="8"/>
          <table:table-cell/>
          <table:table-cell table:style-name="ce10" office:value-type="string" calcext:value-type="string">
            <text:p>gY</text:p>
          </table:table-cell>
          <table:table-cell table:style-name="ce51" office:value-type="float" office:value="0.0417" calcext:value-type="float">
            <text:p>4.17E-02</text:p>
          </table:table-cell>
          <table:table-cell table:style-name="ce51" office:value-type="float" office:value="0.000417" calcext:value-type="float">
            <text:p>4.17E-04</text:p>
          </table:table-cell>
          <table:table-cell table:style-name="ce51" office:value-type="float" office:value="0.000000000417" calcext:value-type="float">
            <text:p>4.17E-10</text:p>
          </table:table-cell>
          <table:table-cell table:style-name="ce51"/>
          <table:table-cell table:style-name="ce51" office:value-type="float" office:value="0.00000417" calcext:value-type="float">
            <text:p>4.17E-06</text:p>
          </table:table-cell>
          <table:table-cell table:style-name="ce51" office:value-type="float" office:value="0.0000417" calcext:value-type="float">
            <text:p>4.17E-05</text:p>
          </table:table-cell>
          <table:table-cell table:style-name="ce51" table:formula="of:=0.000417/4" office:value-type="float" office:value="0.00010425" calcext:value-type="float">
            <text:p>1.04E-04</text:p>
          </table:table-cell>
          <table:table-cell table:style-name="ce51" table:formula="of:=0.000417/2" office:value-type="float" office:value="0.0002085" calcext:value-type="float">
            <text:p>2.09E-04</text:p>
          </table:table-cell>
          <table:table-cell table:style-name="ce51" office:value-type="float" office:value="0.000417" calcext:value-type="float">
            <text:p>4.17E-04</text:p>
          </table:table-cell>
          <table:table-cell table:style-name="ce51" office:value-type="float" office:value="0.00417" calcext:value-type="float">
            <text:p>4.17E-03</text:p>
          </table:table-cell>
          <table:table-cell table:style-name="ce51" office:value-type="float" office:value="0.0417" calcext:value-type="float">
            <text:p>4.17E-02</text:p>
          </table:table-cell>
          <table:table-cell table:style-name="ce51"/>
          <table:table-cell table:style-name="ce10" office:value-type="string" calcext:value-type="string">
            <text:p>gY</text:p>
          </table:table-cell>
          <table:table-cell table:number-columns-repeated="2" table:style-name="ce51" office:value-type="float" office:value="0.000001" calcext:value-type="float">
            <text:p>1.00E-06</text:p>
          </table:table-cell>
          <table:table-cell table:number-columns-repeated="3" table:style-name="ce51" office:value-type="float" office:value="0.00001" calcext:value-type="float">
            <text:p>1.00E-05</text:p>
          </table:table-cell>
          <table:table-cell table:style-name="ce51" office:value-type="float" office:value="0.0001" calcext:value-type="float">
            <text:p>1.00E-04</text:p>
          </table:table-cell>
          <table:table-cell/>
          <table:table-cell table:style-name="ce51" office:value-type="float" office:value="0.00001" calcext:value-type="float">
            <text:p>1.00E-05</text:p>
          </table:table-cell>
          <table:table-cell table:style-name="ce10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0.1" calcext:value-type="float">
            <text:p>1.00E-01</text:p>
          </table:table-cell>
          <table:table-cell table:style-name="ce5" table:number-columns-repeated="4"/>
        </table:table-row>
        <table:table-row table:style-name="ro1">
          <table:table-cell table:number-columns-repeated="8"/>
          <table:table-cell table:style-name="ce11" table:formula="of:=[sim_numbers.I5]/([sim_numbers.I8]*[sim_numbers.I9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1 [m/s2]</text:p>
          </table:table-cell>
          <table:table-cell table:style-name="ce25" table:formula="of:=[sim_numbers.L5]/([sim_numbers.L8]*[sim_numbers.L9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1</text:p>
          </table:table-cell>
          <table:table-cell table:style-name="ce11" table:formula="of:=[sim_numbers.O5]/([sim_numbers.O8]*[sim_numbers.O9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[sim_numbers.Q5]/([sim_numbers.Q8]*[sim_numbers.Q9])" office:value-type="float" office:value="0.000000325666598819459" calcext:value-type="float">
            <text:p>3.26E-07</text:p>
          </table:table-cell>
          <table:table-cell table:style-name="ce11" table:formula="of:=[sim_numbers.R5]/([sim_numbers.R8]*[sim_numbers.R9])" office:value-type="float" office:value="0.000000325666598819459" calcext:value-type="float">
            <text:p>3.26E-07</text:p>
          </table:table-cell>
          <table:table-cell table:style-name="ce11" table:formula="of:=[sim_numbers.S5]/([sim_numbers.S8]*[sim_numbers.S9])" office:value-type="float" office:value="0.000000325666598819459" calcext:value-type="float">
            <text:p>3.26E-07</text:p>
          </table:table-cell>
          <table:table-cell table:style-name="ce11" table:formula="of:=[sim_numbers.T5]/([sim_numbers.T8]*[sim_numbers.T9])" office:value-type="float" office:value="0.00000000260533279055567" calcext:value-type="float">
            <text:p>2.61E-09</text:p>
          </table:table-cell>
          <table:table-cell table:style-name="ce11" table:formula="of:=[sim_numbers.U5]/([sim_numbers.U8]*[sim_numbers.U9])" office:value-type="float" office:value="0.000000325666598819459" calcext:value-type="float">
            <text:p>3.26E-07</text:p>
          </table:table-cell>
          <table:table-cell table:style-name="ce11" table:formula="of:=[sim_numbers.V5]/([sim_numbers.V8]*[sim_numbers.V9])" office:value-type="float" office:value="0.00000000260533279055567" calcext:value-type="float">
            <text:p>2.61E-09</text:p>
          </table:table-cell>
          <table:table-cell/>
          <table:table-cell table:style-name="ce48" office:value-type="string" calcext:value-type="string">
            <text:p>gX1</text:p>
          </table:table-cell>
          <table:table-cell table:style-name="ce11" table:formula="of:=[sim_numbers.Y5]/([sim_numbers.Y8]*[sim_numbers.Y9])" office:value-type="float" office:value="0.0000000407083248524323" calcext:value-type="float">
            <text:p>4.07E-08</text:p>
          </table:table-cell>
          <table:table-cell table:style-name="ce11" table:formula="of:=[sim_numbers.Z5]/([sim_numbers.Z8]*[sim_numbers.Z9])" office:value-type="float" office:value="0.0000000407083248524323" calcext:value-type="float">
            <text:p>4.07E-08</text:p>
          </table:table-cell>
          <table:table-cell table:style-name="ce11" table:formula="of:=[sim_numbers.AA5]/([sim_numbers.AA8]*[sim_numbers.AA9])" office:value-type="float" office:value="0.0000000407083248524323" calcext:value-type="float">
            <text:p>4.07E-08</text:p>
          </table:table-cell>
          <table:table-cell table:style-name="ce11"/>
          <table:table-cell table:style-name="ce11" table:formula="of:=[sim_numbers.AC5]/([sim_numbers.AC8]*[sim_numbers.AC9])" office:value-type="float" office:value="0.0000000407083248524323" calcext:value-type="float">
            <text:p>4.07E-08</text:p>
          </table:table-cell>
          <table:table-cell table:style-name="ce11" table:formula="of:=[sim_numbers.AD5]/([sim_numbers.AD8]*[sim_numbers.AD9])" office:value-type="float" office:value="0.0000000407083248524323" calcext:value-type="float">
            <text:p>4.07E-08</text:p>
          </table:table-cell>
          <table:table-cell table:style-name="ce11" table:formula="of:=[sim_numbers.AE5]/([sim_numbers.AE8]*[sim_numbers.AE9])" office:value-type="float" office:value="0.0000000407083248524323" calcext:value-type="float">
            <text:p>4.07E-08</text:p>
          </table:table-cell>
          <table:table-cell table:style-name="ce11" table:formula="of:=[sim_numbers.AF5]/([sim_numbers.AF8]*[sim_numbers.AF9])" office:value-type="float" office:value="0.0000000407083248524323" calcext:value-type="float">
            <text:p>4.07E-08</text:p>
          </table:table-cell>
          <table:table-cell table:style-name="ce11" table:formula="of:=[sim_numbers.AG5]/([sim_numbers.AG8]*[sim_numbers.AG9])" office:value-type="float" office:value="0.0000000407083248524323" calcext:value-type="float">
            <text:p>4.07E-08</text:p>
          </table:table-cell>
          <table:table-cell table:style-name="ce11" table:formula="of:=[sim_numbers.AH5]/([sim_numbers.AH8]*[sim_numbers.AH9])" office:value-type="float" office:value="0.0000000407083248524323" calcext:value-type="float">
            <text:p>4.07E-08</text:p>
          </table:table-cell>
          <table:table-cell table:style-name="ce11" table:formula="of:=[sim_numbers.AI5]/([sim_numbers.AI8]*[sim_numbers.AI9])" office:value-type="float" office:value="0.0000000407083248524323" calcext:value-type="float">
            <text:p>4.07E-08</text:p>
          </table:table-cell>
          <table:table-cell table:style-name="ce11"/>
          <table:table-cell table:style-name="ce55" office:value-type="string" calcext:value-type="string">
            <text:p>gX1</text:p>
          </table:table-cell>
          <table:table-cell table:number-columns-repeated="6" table:style-name="ce51" office:value-type="float" office:value="0" calcext:value-type="float">
            <text:p>0.00E+00</text:p>
          </table:table-cell>
          <table:table-cell/>
          <table:table-cell table:style-name="ce51" office:value-type="float" office:value="0.000001" calcext:value-type="float">
            <text:p>1.00E-06</text:p>
          </table:table-cell>
          <table:table-cell table:style-name="ce55"/>
          <table:table-cell table:number-columns-repeated="2" table:style-name="ce51" office:value-type="float" office:value="0.00001" calcext:value-type="float">
            <text:p>1.00E-05</text:p>
          </table:table-cell>
          <table:table-cell/>
          <table:table-cell table:number-columns-repeated="3" table:style-name="ce51" office:value-type="float" office:value="0.000001" calcext:value-type="float">
            <text:p>1.00E-06</text:p>
          </table:table-cell>
          <table:table-cell table:style-name="ce51" table:number-columns-repeated="2"/>
          <table:table-cell table:style-name="ce51" office:value-type="float" office:value="0.0000001" calcext:value-type="float">
            <text:p>1.00E-07</text:p>
          </table:table-cell>
          <table:table-cell table:style-name="ce25"/>
          <table:table-cell table:style-name="ce25" table:formula="of:=[sim_numbers.BE5]/([sim_numbers.BE8]*[sim_numbers.BE9])" office:value-type="float" office:value="0.00000130266639527783" calcext:value-type="float">
            <text:p>1.30E-06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1" table:formula="of:=12*[sim_numbers.I18]*[sim_numbers.I15]/([sim_numbers.I17]*[sim_numbers.I17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2 (check = g1) [m/s2]</text:p>
          </table:table-cell>
          <table:table-cell table:style-name="ce25" table:formula="of:=12*[sim_numbers.L18]*[sim_numbers.L15]/([sim_numbers.L17]*[sim_numbers.L17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2 (check = g1)</text:p>
          </table:table-cell>
          <table:table-cell table:style-name="ce11" table:formula="of:=12*[sim_numbers.O18]*[sim_numbers.O15]/([sim_numbers.O17]*[sim_numbers.O17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12*[sim_numbers.Q18]*[sim_numbers.Q15]/([sim_numbers.Q17]*[sim_numbers.Q17])" office:value-type="float" office:value="0.000000325666598819459" calcext:value-type="float">
            <text:p>3.26E-07</text:p>
          </table:table-cell>
          <table:table-cell table:style-name="ce11" table:formula="of:=12*[sim_numbers.R18]*[sim_numbers.R15]/([sim_numbers.R17]*[sim_numbers.R17])" office:value-type="float" office:value="0.000000325666598819459" calcext:value-type="float">
            <text:p>3.26E-07</text:p>
          </table:table-cell>
          <table:table-cell table:style-name="ce11" table:formula="of:=12*[sim_numbers.S18]*[sim_numbers.S15]/([sim_numbers.S17]*[sim_numbers.S17])" office:value-type="float" office:value="0.000000325666598819459" calcext:value-type="float">
            <text:p>3.26E-07</text:p>
          </table:table-cell>
          <table:table-cell table:style-name="ce11" table:formula="of:=12*[sim_numbers.T18]*[sim_numbers.T15]/([sim_numbers.T17]*[sim_numbers.T17])" office:value-type="float" office:value="0.00000000260533279055567" calcext:value-type="float">
            <text:p>2.61E-09</text:p>
          </table:table-cell>
          <table:table-cell table:style-name="ce11" table:formula="of:=12*[sim_numbers.U18]*[sim_numbers.U15]/([sim_numbers.U17]*[sim_numbers.U17])" office:value-type="float" office:value="0.000000325666598819459" calcext:value-type="float">
            <text:p>3.26E-07</text:p>
          </table:table-cell>
          <table:table-cell table:style-name="ce11" table:formula="of:=12*[sim_numbers.V18]*[sim_numbers.V15]/([sim_numbers.V17]*[sim_numbers.V17])" office:value-type="float" office:value="0.00000000260533279055567" calcext:value-type="float">
            <text:p>2.61E-09</text:p>
          </table:table-cell>
          <table:table-cell/>
          <table:table-cell table:style-name="ce35" office:value-type="string" calcext:value-type="string">
            <text:p>gX2 (check = g1)</text:p>
          </table:table-cell>
          <table:table-cell table:style-name="ce11" table:formula="of:=12*[sim_numbers.Y18]*[sim_numbers.Y15]/([sim_numbers.Y17]*[sim_numbers.Y17])" office:value-type="float" office:value="0.0000000407083248524323" calcext:value-type="float">
            <text:p>4.07E-08</text:p>
          </table:table-cell>
          <table:table-cell table:style-name="ce11" table:formula="of:=12*[sim_numbers.Z18]*[sim_numbers.Z15]/([sim_numbers.Z17]*[sim_numbers.Z17])" office:value-type="float" office:value="0.0000000407083248524323" calcext:value-type="float">
            <text:p>4.07E-08</text:p>
          </table:table-cell>
          <table:table-cell table:style-name="ce11" table:formula="of:=12*[sim_numbers.AA18]*[sim_numbers.AA15]/([sim_numbers.AA17]*[sim_numbers.AA17])" office:value-type="float" office:value="0.0000000407083248524323" calcext:value-type="float">
            <text:p>4.07E-08</text:p>
          </table:table-cell>
          <table:table-cell table:style-name="ce11"/>
          <table:table-cell table:style-name="ce11" table:formula="of:=12*[sim_numbers.AC18]*[sim_numbers.AC15]/([sim_numbers.AC17]*[sim_numbers.AC17])" office:value-type="float" office:value="0.0000000407083248524323" calcext:value-type="float">
            <text:p>4.07E-08</text:p>
          </table:table-cell>
          <table:table-cell table:style-name="ce11" table:formula="of:=12*[sim_numbers.AD18]*[sim_numbers.AD15]/([sim_numbers.AD17]*[sim_numbers.AD17])" office:value-type="float" office:value="0.0000000407083248524323" calcext:value-type="float">
            <text:p>4.07E-08</text:p>
          </table:table-cell>
          <table:table-cell table:style-name="ce11" table:formula="of:=12*[sim_numbers.AE18]*[sim_numbers.AE15]/([sim_numbers.AE17]*[sim_numbers.AE17])" office:value-type="float" office:value="0.0000000407083248524323" calcext:value-type="float">
            <text:p>4.07E-08</text:p>
          </table:table-cell>
          <table:table-cell table:style-name="ce11" table:formula="of:=12*[sim_numbers.AF18]*[sim_numbers.AF15]/([sim_numbers.AF17]*[sim_numbers.AF17])" office:value-type="float" office:value="0.0000000407083248524323" calcext:value-type="float">
            <text:p>4.07E-08</text:p>
          </table:table-cell>
          <table:table-cell table:style-name="ce11" table:formula="of:=12*[sim_numbers.AG18]*[sim_numbers.AG15]/([sim_numbers.AG17]*[sim_numbers.AG17])" office:value-type="float" office:value="0.0000000407083248524323" calcext:value-type="float">
            <text:p>4.07E-08</text:p>
          </table:table-cell>
          <table:table-cell table:style-name="ce11" table:formula="of:=12*[sim_numbers.AH18]*[sim_numbers.AH15]/([sim_numbers.AH17]*[sim_numbers.AH17])" office:value-type="float" office:value="0.0000000407083248524323" calcext:value-type="float">
            <text:p>4.07E-08</text:p>
          </table:table-cell>
          <table:table-cell table:style-name="ce11" table:formula="of:=12*[sim_numbers.AI18]*[sim_numbers.AI15]/([sim_numbers.AI17]*[sim_numbers.AI17])" office:value-type="float" office:value="0.0000000407083248524323" calcext:value-type="float">
            <text:p>4.07E-08</text:p>
          </table:table-cell>
          <table:table-cell table:style-name="ce11"/>
          <table:table-cell table:style-name="ce35" office:value-type="string" calcext:value-type="string">
            <text:p>gX2 (check = g1)</text:p>
          </table:table-cell>
          <table:table-cell table:style-name="ce25" table:formula="of:=12*[sim_numbers.AL18]*[sim_numbers.AL15]/([sim_numbers.AL17]*[sim_numbers.AL17])" office:value-type="float" office:value="0" calcext:value-type="float">
            <text:p>0.00E+00</text:p>
          </table:table-cell>
          <table:table-cell table:style-name="ce25" table:formula="of:=12*[sim_numbers.AM18]*[sim_numbers.AM15]/([sim_numbers.AM17]*[sim_numbers.AM17])" office:value-type="float" office:value="0" calcext:value-type="float">
            <text:p>0.00E+00</text:p>
          </table:table-cell>
          <table:table-cell table:style-name="ce25" table:formula="of:=12*[sim_numbers.AN18]*[sim_numbers.AN15]/([sim_numbers.AN17]*[sim_numbers.AN17])" office:value-type="float" office:value="0" calcext:value-type="float">
            <text:p>0.00E+00</text:p>
          </table:table-cell>
          <table:table-cell table:style-name="ce25" table:formula="of:=12*[sim_numbers.AO18]*[sim_numbers.AO15]/([sim_numbers.AO17]*[sim_numbers.AO17])" office:value-type="float" office:value="0" calcext:value-type="float">
            <text:p>0.00E+00</text:p>
          </table:table-cell>
          <table:table-cell table:style-name="ce25" table:formula="of:=12*[sim_numbers.AP18]*[sim_numbers.AP15]/([sim_numbers.AP17]*[sim_numbers.AP17])" office:value-type="float" office:value="0" calcext:value-type="float">
            <text:p>0.00E+00</text:p>
          </table:table-cell>
          <table:table-cell table:style-name="ce25" table:formula="of:=12*[sim_numbers.AQ18]*[sim_numbers.AQ15]/([sim_numbers.AQ17]*[sim_numbers.AQ17])" office:value-type="float" office:value="0" calcext:value-type="float">
            <text:p>0.00E+00</text:p>
          </table:table-cell>
          <table:table-cell/>
          <table:table-cell table:style-name="ce25" table:formula="of:=12*[sim_numbers.AS18]*[sim_numbers.AS15]/([sim_numbers.AS17]*[sim_numbers.AS17])" office:value-type="float" office:value="0" calcext:value-type="float">
            <text:p>0.00E+00</text:p>
          </table:table-cell>
          <table:table-cell table:style-name="ce35"/>
          <table:table-cell table:style-name="ce25" table:formula="of:=12*[sim_numbers.AU18]*[sim_numbers.AU15]/([sim_numbers.AU17]*[sim_numbers.AU17])" office:value-type="float" office:value="0.00001" calcext:value-type="float">
            <text:p>1.00E-05</text:p>
          </table:table-cell>
          <table:table-cell table:style-name="ce25" table:formula="of:=12*[sim_numbers.AV18]*[sim_numbers.AV15]/([sim_numbers.AV17]*[sim_numbers.AV17])" office:value-type="float" office:value="0.00001" calcext:value-type="float">
            <text:p>1.00E-05</text:p>
          </table:table-cell>
          <table:table-cell/>
          <table:table-cell table:style-name="ce25" table:formula="of:=12*[sim_numbers.AX18]*[sim_numbers.AX15]/([sim_numbers.AX17]*[sim_numbers.AX17])" office:value-type="float" office:value="0.000001" calcext:value-type="float">
            <text:p>1.00E-06</text:p>
          </table:table-cell>
          <table:table-cell table:style-name="ce25" table:formula="of:=12*[sim_numbers.AY18]*[sim_numbers.AY15]/([sim_numbers.AY17]*[sim_numbers.AY17])" office:value-type="float" office:value="0.000001" calcext:value-type="float">
            <text:p>1.00E-06</text:p>
          </table:table-cell>
          <table:table-cell table:style-name="ce25" table:formula="of:=12*[sim_numbers.AZ18]*[sim_numbers.AZ15]/([sim_numbers.AZ17]*[sim_numbers.AZ17])" office:value-type="float" office:value="0.000001" calcext:value-type="float">
            <text:p>1.00E-06</text:p>
          </table:table-cell>
          <table:table-cell table:style-name="ce25" table:number-columns-repeated="2"/>
          <table:table-cell table:style-name="ce25" table:formula="of:=12*[sim_numbers.BC18]*[sim_numbers.BC15]/([sim_numbers.BC17]*[sim_numbers.BC17])" office:value-type="float" office:value="0.0000001" calcext:value-type="float">
            <text:p>1.00E-07</text:p>
          </table:table-cell>
          <table:table-cell table:style-name="ce25"/>
          <table:table-cell table:style-name="ce25" table:formula="of:=12*[sim_numbers.BE18]*[sim_numbers.BE15]/([sim_numbers.BE17]*[sim_numbers.BE17])" office:value-type="float" office:value="0.00000130266639527783" calcext:value-type="float">
            <text:p>1.30E-06</text:p>
          </table:table-cell>
          <table:table-cell table:style-name="ce25" table:number-columns-repeated="2"/>
        </table:table-row>
        <table:table-row table:style-name="ro1">
          <table:table-cell/>
          <table:table-cell table:style-name="ce3"/>
          <table:table-cell table:number-columns-repeated="11"/>
          <table:table-cell table:style-name="ce13"/>
          <table:table-cell table:number-columns-repeated="45"/>
        </table:table-row>
        <table:table-row table:style-name="ro1">
          <table:table-cell table:number-columns-repeated="13"/>
          <table:table-cell table:style-name="ce13"/>
          <table:table-cell table:number-columns-repeated="45"/>
        </table:table-row>
        <table:table-row table:style-name="ro1">
          <table:table-cell table:number-columns-repeated="13"/>
          <table:table-cell table:style-name="ce13"/>
          <table:table-cell table:number-columns-repeated="10"/>
          <table:table-cell table:style-name="ce52" office:value-type="string" calcext:value-type="string">
            <text:p>blows up</text:p>
          </table:table-cell>
          <table:table-cell table:number-columns-repeated="2" table:style-name="ce52" office:value-type="string" calcext:value-type="string">
            <text:p>smooth interface</text:p>
          </table:table-cell>
          <table:table-cell table:style-name="ce52"/>
          <table:table-cell table:number-columns-repeated="2" table:style-name="ce52" office:value-type="string" calcext:value-type="string">
            <text:p>smooth interface</text:p>
          </table:table-cell>
          <table:table-cell table:style-name="ce52" table:number-columns-repeated="2"/>
          <table:table-cell table:number-columns-repeated="3" table:style-name="ce52" office:value-type="string" calcext:value-type="string">
            <text:p>blows up</text:p>
          </table:table-cell>
          <table:table-cell/>
          <table:table-cell table:style-name="ce56" office:value-type="string" calcext:value-type="string">
            <text:p>wniosek</text:p>
          </table:table-cell>
          <table:table-cell table:style-name="ce56" office:value-type="string" calcext:value-type="string">
            <text:p>zmarszka na koncu</text:p>
          </table:table-cell>
          <table:table-cell table:style-name="ce56" office:value-type="string" calcext:value-type="string">
            <text:p>3% wydmuchalo</text:p>
          </table:table-cell>
          <table:table-cell table:style-name="ce56" office:value-type="string" calcext:value-type="string">
            <text:p>5% wydmuchalo </text:p>
          </table:table-cell>
          <table:table-cell table:style-name="ce52" office:value-type="string" calcext:value-type="string">
            <text:p>12% wydmuchalo</text:p>
          </table:table-cell>
          <table:table-cell table:style-name="ce56" office:value-type="string" calcext:value-type="string">
            <text:p>20% wydmuchalo</text:p>
          </table:table-cell>
          <table:table-cell table:style-name="ce56" office:value-type="string" calcext:value-type="string">
            <text:p>powietrze pod przykrywka</text:p>
          </table:table-cell>
          <table:table-cell table:style-name="ce56" table:number-columns-repeated="3"/>
          <table:table-cell table:number-columns-repeated="2" table:style-name="ce56" office:value-type="string" calcext:value-type="string">
            <text:p>wybucha</text:p>
          </table:table-cell>
          <table:table-cell table:style-name="ce56"/>
          <table:table-cell table:number-columns-repeated="3" table:style-name="ce56" office:value-type="string" calcext:value-type="string">
            <text:p>maly babelek</text:p>
          </table:table-cell>
          <table:table-cell table:style-name="ce56" table:number-columns-repeated="2"/>
          <table:table-cell table:style-name="ce56" office:value-type="string" calcext:value-type="string">
            <text:p>maly babelek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33"/>
          <table:table-cell table:style-name="ce56"/>
          <table:table-cell table:number-columns-repeated="3" table:style-name="ce56" office:value-type="string" calcext:value-type="string">
            <text:p>smooth inteface</text:p>
          </table:table-cell>
          <table:table-cell table:style-name="ce56" table:number-columns-repeated="15"/>
          <table:table-cell table:number-columns-repeated="4"/>
        </table:table-row>
        <table:table-row table:style-name="ro1">
          <table:table-cell table:number-columns-repeated="59"/>
        </table:table-row>
        <table:table-row table:style-name="ro2">
          <table:table-cell table:number-columns-repeated="15"/>
          <table:table-cell table:style-name="ce39"/>
          <table:table-cell table:number-columns-repeated="12"/>
          <table:table-cell office:value-type="string" calcext:value-type="string">
            <text:p>Watchout – the formula for Re -gY doesnt work when the interface is to long</text:p>
          </table:table-cell>
          <table:table-cell table:number-columns-repeated="30"/>
        </table:table-row>
        <table:table-row table:style-name="ro1">
          <table:table-cell table:style-name="ce3"/>
          <table:table-cell table:number-columns-repeated="58"/>
        </table:table-row>
        <table:table-row table:style-name="ro1" table:number-rows-repeated="2">
          <table:table-cell table:number-columns-repeated="59"/>
        </table:table-row>
        <table:table-row table:style-name="ro1">
          <table:table-cell table:number-columns-repeated="3"/>
          <table:table-cell table:style-name="ce3"/>
          <table:table-cell table:number-columns-repeated="55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55"/>
        </table:table-row>
        <table:table-row table:style-name="ro1">
          <table:table-cell table:number-columns-repeated="16"/>
          <table:table-cell table:style-name="ce13" office:value-type="string" calcext:value-type="string">
            <text:p>[U = <text:s/>5.882e-04, Sigma = <text:s/>2.941e-02, g = <text:s text:c="2"/>3.26e-07] </text:p>
          </table:table-cell>
          <table:table-cell table:number-columns-repeated="42"/>
        </table:table-row>
        <table:table-row table:style-name="ro1">
          <table:table-cell table:number-columns-repeated="16"/>
          <table:table-cell table:style-name="ce13" office:value-type="string" calcext:value-type="string">
            <text:p>[Re = <text:s text:c="3"/>1.0e-01, Ca = <text:s text:c="2"/>1.00e-03, <text:s/>We = <text:s text:c="2"/>1.00e-04]:</text:p>
          </table:table-cell>
          <table:table-cell table:number-columns-repeated="42"/>
        </table:table-row>
        <table:table-row table:style-name="ro1" table:number-rows-repeated="104852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roznosci" table:style-name="ta1"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6" table:default-cell-style-name="ce12"/>
        <table:table-column table:style-name="co5" table:number-columns-repeated="4" table:default-cell-style-name="ce34"/>
        <table:table-column table:style-name="co17" table:default-cell-style-name="ce12"/>
        <table:table-column table:style-name="co5" table:default-cell-style-name="ce34"/>
        <table:table-column table:style-name="co5" table:default-cell-style-name="Default"/>
        <table:table-column table:style-name="co5" table:default-cell-style-name="ce12"/>
        <table:table-column table:style-name="co5" table:default-cell-style-name="ce5"/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9" office:value-type="string" calcext:value-type="string">
            <text:p>dp </text:p>
          </table:table-cell>
          <table:table-cell office:value-type="float" office:value="0.0000167" calcext:value-type="float">
            <text:p>1.67E-05</text:p>
          </table:table-cell>
          <table:table-cell table:style-name="ce40" office:value-type="float" office:value="0.0000167" calcext:value-type="float">
            <text:p>0.0000167</text:p>
          </table:table-cell>
          <table:table-cell table:style-name="Default"/>
          <table:table-cell table:style-name="Default" office:value-type="float" office:value="0.0000167" calcext:value-type="float">
            <text:p>1.67E-05</text:p>
          </table:table-cell>
          <table:table-cell table:style-name="Default" table:number-columns-repeated="2"/>
          <table:table-cell table:style-name="ce40" office:value-type="float" office:value="0.0001667" calcext:value-type="float">
            <text:p>0.0001667</text:p>
          </table:table-cell>
          <table:table-cell table:style-name="Default" office:value-type="float" office:value="0.0001667" calcext:value-type="float">
            <text:p>0.0001667</text:p>
          </table:table-cell>
          <table:table-cell/>
          <table:table-cell table:number-columns-repeated="2" table:style-name="Default" office:value-type="float" office:value="0.0000417" calcext:value-type="float">
            <text:p>4.17E-05</text:p>
          </table:table-cell>
        </table:table-row>
        <table:table-row table:style-name="ro1">
          <table:table-cell/>
          <table:table-cell table:style-name="ce6"/>
          <table:table-cell/>
          <table:table-cell table:style-name="ce40"/>
          <table:table-cell table:style-name="Default" table:number-columns-repeated="4"/>
          <table:table-cell table:style-name="ce40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rho_ai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" office:value-type="string" calcext:value-type="string">
            <text:p>rho_wate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table:number-columns-repeated="2" table:style-name="ce5" office:value-type="float" office:value="128" calcext:value-type="float">
            <text:p>1.28E+02</text:p>
          </table:table-cell>
          <table:table-cell table:style-name="Default"/>
          <table:table-cell table:style-name="ce5" office:value-type="float" office:value="128" calcext:value-type="float">
            <text:p>1.28E+02</text:p>
          </table:table-cell>
          <table:table-cell table:style-name="Default" table:number-columns-repeated="2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office:value-type="float" office:value="128" calcext:value-type="float">
            <text:p>1.28E+02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0" calcext:value-type="float">
            <text:p>0.00E+0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tau_water</text:p>
          </table:table-cell>
          <table:table-cell table:number-columns-repeated="2" table:style-name="ce5" office:value-type="float" office:value="3.5" calcext:value-type="float">
            <text:p>3.50E+00</text:p>
          </table:table-cell>
          <table:table-cell table:style-name="Default"/>
          <table:table-cell table:style-name="ce5" office:value-type="float" office:value="3.5" calcext:value-type="float">
            <text:p>3.50E+00</text:p>
          </table:table-cell>
          <table:table-cell table:style-name="Default" table:number-columns-repeated="2"/>
          <table:table-cell table:number-columns-repeated="2" table:style-name="ce5" office:value-type="float" office:value="3.5" calcext:value-type="float">
            <text:p>3.50E+00</text:p>
          </table:table-cell>
          <table:table-cell/>
          <table:table-cell table:style-name="ce5" office:value-type="float" office:value="2" calcext:value-type="float">
            <text:p>2.00E+00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/>
          <table:table-cell table:style-name="ce7" office:value-type="string" calcext:value-type="string">
            <text:p>tau_air</text:p>
          </table:table-cell>
          <table:table-cell table:number-columns-repeated="2" table:style-name="ce5" office:value-type="float" office:value="45.5" calcext:value-type="float">
            <text:p>4.55E+01</text:p>
          </table:table-cell>
          <table:table-cell table:style-name="Default"/>
          <table:table-cell table:style-name="ce5" office:value-type="float" office:value="45.5" calcext:value-type="float">
            <text:p>4.55E+01</text:p>
          </table:table-cell>
          <table:table-cell table:style-name="Default" table:number-columns-repeated="2"/>
          <table:table-cell table:number-columns-repeated="2" table:style-name="ce5" office:value-type="float" office:value="45.5" calcext:value-type="float">
            <text:p>4.55E+01</text:p>
          </table:table-cell>
          <table:table-cell/>
          <table:table-cell table:style-name="ce5" office:value-type="float" office:value="23" calcext:value-type="float">
            <text:p>2.30E+01</text:p>
          </table:table-cell>
          <table:table-cell office:value-type="float" office:value="23" calcext:value-type="float">
            <text:p>2.30E+01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1" calcext:value-type="float">
            <text:p>1.00E+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u_const</text:p>
          </table:table-cell>
          <table:table-cell table:style-name="ce5" office:value-type="float" office:value="0.0000784" calcext:value-type="float">
            <text:p>7.84E-05</text:p>
          </table:table-cell>
          <table:table-cell office:value-type="float" office:value="0.0000784" calcext:value-type="float">
            <text:p>7.84E-05</text:p>
          </table:table-cell>
          <table:table-cell/>
          <table:table-cell table:style-name="ce12" office:value-type="float" office:value="0.0000784" calcext:value-type="float">
            <text:p>7.84E-05</text:p>
          </table:table-cell>
          <table:table-cell table:number-columns-repeated="2"/>
          <table:table-cell office:value-type="float" office:value="0.000784" calcext:value-type="float">
            <text:p>7.84E-04</text:p>
          </table:table-cell>
          <table:table-cell table:style-name="ce12" office:value-type="float" office:value="0.000784" calcext:value-type="float">
            <text:p>7.84E-04</text:p>
          </table:table-cell>
          <table:table-cell/>
          <table:table-cell table:number-columns-repeated="2" office:value-type="float" office:value="0.000392" calcext:value-type="float">
            <text:p>3.92E-04</text:p>
          </table:table-cell>
        </table:table-row>
        <table:table-row table:style-name="ro1">
          <table:table-cell/>
          <table:table-cell table:style-name="ce6" office:value-type="string" calcext:value-type="string">
            <text:p>u_max</text:p>
          </table:table-cell>
          <table:table-cell table:style-name="ce5" office:value-type="float" office:value="0.000118" calcext:value-type="float">
            <text:p>1.18E-04</text:p>
          </table:table-cell>
          <table:table-cell office:value-type="float" office:value="0.000118" calcext:value-type="float">
            <text:p>1.18E-04</text:p>
          </table:table-cell>
          <table:table-cell/>
          <table:table-cell table:style-name="ce12" office:value-type="float" office:value="0.000118" calcext:value-type="float">
            <text:p>1.18E-04</text:p>
          </table:table-cell>
          <table:table-cell table:number-columns-repeated="2"/>
          <table:table-cell office:value-type="float" office:value="0.00118" calcext:value-type="float">
            <text:p>1.18E-03</text:p>
          </table:table-cell>
          <table:table-cell table:style-name="ce12" office:value-type="float" office:value="0.00118" calcext:value-type="float">
            <text:p>1.18E-03</text:p>
          </table:table-cell>
          <table:table-cell/>
          <table:table-cell table:number-columns-repeated="2" office:value-type="float" office:value="0.000588" calcext:value-type="float">
            <text:p>5.88E-04</text:p>
          </table:table-cell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office:value-type="float" office:value="85" calcext:value-type="float">
            <text:p>8.50E+01</text:p>
          </table:table-cell>
          <table:table-cell/>
          <table:table-cell table:style-name="ce12" office:value-type="float" office:value="85" calcext:value-type="float">
            <text:p>8.50E+01</text:p>
          </table:table-cell>
          <table:table-cell table:number-columns-repeated="2"/>
          <table:table-cell office:value-type="float" office:value="85" calcext:value-type="float">
            <text:p>8.50E+01</text:p>
          </table:table-cell>
          <table:table-cell table:style-name="ce12" office:value-type="float" office:value="85" calcext:value-type="float">
            <text:p>8.50E+01</text:p>
          </table:table-cell>
          <table:table-cell/>
          <table:table-cell table:number-columns-repeated="2" office:value-type="float" office:value="85" calcext:value-type="float">
            <text:p>8.50E+01</text:p>
          </table:table-cell>
        </table:table-row>
        <table:table-row table:style-name="ro1">
          <table:table-cell/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table:number-columns-repeated="2" office:value-type="float" office:value="0.5" calcext:value-type="float">
            <text:p>5.00E-01</text:p>
          </table:table-cell>
        </table:table-row>
        <table:table-row table:style-name="ro1">
          <table:table-cell/>
          <table:table-cell table:style-name="ce46" office:value-type="string" calcext:value-type="string">
            <text:p>v_air</text:p>
          </table:table-cell>
          <table:table-cell table:style-name="ce5" office:value-type="float" office:value="15" calcext:value-type="float">
            <text:p>1.50E+01</text:p>
          </table:table-cell>
          <table:table-cell table:style-name="ce58" office:value-type="float" office:value="15" calcext:value-type="float">
            <text:p>1.50E+01</text:p>
          </table:table-cell>
          <table:table-cell/>
          <table:table-cell table:style-name="ce12" office:value-type="float" office:value="15" calcext:value-type="float">
            <text:p>1.50E+01</text:p>
          </table:table-cell>
          <table:table-cell table:number-columns-repeated="2"/>
          <table:table-cell table:style-name="ce58" office:value-type="float" office:value="15" calcext:value-type="float">
            <text:p>1.50E+01</text:p>
          </table:table-cell>
          <table:table-cell table:style-name="ce12" office:value-type="float" office:value="15" calcext:value-type="float">
            <text:p>1.50E+01</text:p>
          </table:table-cell>
          <table:table-cell/>
          <table:table-cell table:number-columns-repeated="2" office:value-type="float" office:value="7.5" calcext:value-type="float">
            <text:p>7.50E+00</text:p>
          </table:table-cell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10" office:value-type="string" calcext:value-type="string">
            <text:p>Surf tension</text:p>
          </table:table-cell>
          <table:table-cell table:style-name="ce5" office:value-type="float" office:value="0.0005" calcext:value-type="float">
            <text:p>5.00E-04</text:p>
          </table:table-cell>
          <table:table-cell office:value-type="float" office:value="0.0005" calcext:value-type="float">
            <text:p>5.00E-04</text:p>
          </table:table-cell>
          <table:table-cell/>
          <table:table-cell table:style-name="ce12" office:value-type="float" office:value="0.0005" calcext:value-type="float">
            <text:p>5.00E-04</text:p>
          </table:table-cell>
          <table:table-cell table:number-columns-repeated="2"/>
          <table:table-cell office:value-type="float" office:value="0.00005" calcext:value-type="float">
            <text:p>5.00E-05</text:p>
          </table:table-cell>
          <table:table-cell table:style-name="ce12" office:value-type="float" office:value="0.0005" calcext:value-type="float">
            <text:p>5.00E-04</text:p>
          </table:table-cell>
          <table:table-cell/>
          <table:table-cell table:number-columns-repeated="2" office:value-type="float" office:value="0.005" calcext:value-type="float">
            <text:p>5.00E-03</text:p>
          </table:table-cell>
        </table:table-row>
        <table:table-row table:style-name="ro1"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office:value-type="string" calcext:value-type="string">
            <text:p>tau_interpolation</text:p>
          </table:table-cell>
          <table:table-cell/>
          <table:table-cell table:style-name="ce61"/>
          <table:table-cell table:number-columns-repeated="4"/>
          <table:table-cell table:style-name="ce61"/>
          <table:table-cell table:number-columns-repeated="2"/>
          <table:table-cell table:style-name="ce34" office:value-type="string" calcext:value-type="string">
            <text:p>Eq 23</text:p>
          </table:table-cell>
          <table:table-cell table:style-name="Default" office:value-type="string" calcext:value-type="string">
            <text:p>Eq 23</text:p>
          </table:table-cell>
        </table:table-row>
        <table:table-row table:style-name="ro1">
          <table:table-cell/>
          <table:table-cell table:style-name="ce38" office:value-type="string" calcext:value-type="string">
            <text:p>Re</text:p>
          </table:table-cell>
          <table:table-cell table:style-name="ce27" office:value-type="float" office:value="0.01" calcext:value-type="float">
            <text:p>1.00E-02</text:p>
          </table:table-cell>
          <table:table-cell table:style-name="ce59" office:value-type="float" office:value="0.01" calcext:value-type="float">
            <text:p>1.00E-02</text:p>
          </table:table-cell>
          <table:table-cell table:style-name="ce13"/>
          <table:table-cell table:style-name="ce27" office:value-type="float" office:value="0.01" calcext:value-type="float">
            <text:p>1.00E-02</text:p>
          </table:table-cell>
          <table:table-cell table:style-name="ce13" table:number-columns-repeated="2"/>
          <table:table-cell table:style-name="ce59" office:value-type="float" office:value="0.1" calcext:value-type="float">
            <text:p>1.00E-01</text:p>
          </table:table-cell>
          <table:table-cell table:style-name="ce27" office:value-type="float" office:value="0.1" calcext:value-type="float">
            <text:p>1.00E-01</text:p>
          </table:table-cell>
          <table:table-cell/>
          <table:table-cell table:number-columns-repeated="2"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32" office:value-type="string" calcext:value-type="string">
            <text:p>We</text:p>
          </table:table-cell>
          <table:table-cell table:style-name="ce27" office:value-type="float" office:value="0.00235" calcext:value-type="float">
            <text:p>2.35E-03</text:p>
          </table:table-cell>
          <table:table-cell table:style-name="ce25" office:value-type="float" office:value="0.00235" calcext:value-type="float">
            <text:p>2.35E-03</text:p>
          </table:table-cell>
          <table:table-cell table:style-name="ce13"/>
          <table:table-cell table:style-name="ce27" office:value-type="float" office:value="0.00235" calcext:value-type="float">
            <text:p>2.35E-03</text:p>
          </table:table-cell>
          <table:table-cell table:style-name="ce13" table:number-columns-repeated="2"/>
          <table:table-cell table:style-name="ce25" office:value-type="float" office:value="2.35" calcext:value-type="float">
            <text:p>2.35E+00</text:p>
          </table:table-cell>
          <table:table-cell table:style-name="ce27" office:value-type="float" office:value="0.235" calcext:value-type="float">
            <text:p>2.35E-01</text:p>
          </table:table-cell>
          <table:table-cell/>
          <table:table-cell table:number-columns-repeated="2" office:value-type="float" office:value="0.00588" calcext:value-type="float">
            <text:p>5.88E-03</text:p>
          </table:table-cell>
        </table:table-row>
        <table:table-row table:style-name="ro1">
          <table:table-cell/>
          <table:table-cell table:style-name="ce33" office:value-type="string" calcext:value-type="string">
            <text:p>Ca</text:p>
          </table:table-cell>
          <table:table-cell table:style-name="ce27" office:value-type="float" office:value="0.235" calcext:value-type="float">
            <text:p>2.35E-01</text:p>
          </table:table-cell>
          <table:table-cell table:style-name="ce25" office:value-type="float" office:value="0.235" calcext:value-type="float">
            <text:p>2.35E-01</text:p>
          </table:table-cell>
          <table:table-cell table:style-name="ce13"/>
          <table:table-cell table:style-name="ce27" office:value-type="float" office:value="0.235" calcext:value-type="float">
            <text:p>2.35E-01</text:p>
          </table:table-cell>
          <table:table-cell table:style-name="ce13" table:number-columns-repeated="2"/>
          <table:table-cell table:style-name="ce25" office:value-type="float" office:value="23.5" calcext:value-type="float">
            <text:p>2.35E+01</text:p>
          </table:table-cell>
          <table:table-cell table:style-name="ce27" office:value-type="float" office:value="2.35" calcext:value-type="float">
            <text:p>2.35E+00</text:p>
          </table:table-cell>
          <table:table-cell/>
          <table:table-cell table:number-columns-repeated="2" office:value-type="float" office:value="0.0588" calcext:value-type="float">
            <text:p>5.88E-02</text:p>
          </table:table-cell>
        </table:table-row>
        <table:table-row table:style-name="ro1">
          <table:table-cell/>
          <table:table-cell table:style-name="ce33" office:value-type="string" calcext:value-type="string">
            <text:p>Eo</text:p>
          </table:table-cell>
          <table:table-cell table:number-columns-repeated="2" table:style-name="ce27" office:value-type="float" office:value="0" calcext:value-type="float">
            <text:p>0.00E+00</text:p>
          </table:table-cell>
          <table:table-cell table:style-name="ce13"/>
          <table:table-cell table:style-name="ce27" office:value-type="float" office:value="0" calcext:value-type="float">
            <text:p>0.00E+00</text:p>
          </table:table-cell>
          <table:table-cell table:style-name="ce13" table:number-columns-repeated="2"/>
          <table:table-cell table:number-columns-repeated="2" table:style-name="ce27" office:value-type="float" office:value="0" calcext:value-type="float">
            <text:p>0.00E+00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0.424" calcext:value-type="float">
            <text:p>4.24E-01</text:p>
          </table:table-cell>
        </table:table-row>
        <table:table-row table:style-name="ro1">
          <table:table-cell/>
          <table:table-cell table:style-name="ce27"/>
          <table:table-cell table:style-name="ce13"/>
          <table:table-cell table:style-name="ce27" office:value-type="string" calcext:value-type="string">
            <text:p>parasitic currents?</text:p>
          </table:table-cell>
          <table:table-cell table:style-name="ce13" table:number-columns-repeated="4"/>
          <table:table-cell table:style-name="ce27" office:value-type="string" calcext:value-type="string">
            <text:p>bubble blow away</text:p>
          </table:table-cell>
          <table:table-cell table:style-name="ce13" office:value-type="string" calcext:value-type="string">
            <text:p>wavy bubble</text:p>
          </table:table-cell>
          <table:table-cell/>
          <table:table-cell table:style-name="ce34" office:value-type="string" calcext:value-type="string">
            <text:p>ok</text:p>
          </table:table-cell>
          <table:table-cell table:style-name="Default" office:value-type="string" calcext:value-type="string">
            <text:p>crashes</text:p>
          </table:table-cell>
        </table:table-row>
        <table:table-row table:style-name="ro1">
          <table:table-cell/>
          <table:table-cell table:style-name="ce33" office:value-type="string" calcext:value-type="string">
            <text:p>v ratio water/air</text:p>
          </table:table-cell>
          <table:table-cell/>
          <table:table-cell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table:number-columns-repeated="2" office:value-type="float" office:value="0.0667" calcext:value-type="float">
            <text:p>6.67E-02</text:p>
          </table:table-cell>
        </table:table-row>
        <table:table-row table:style-name="ro1">
          <table:table-cell/>
          <table:table-cell table:style-name="ce33" office:value-type="string" calcext:value-type="string">
            <text:p>rho <text:s/>ratio water/air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10" calcext:value-type="float">
            <text:p>1.00E+01</text:p>
          </table:table-cell>
        </table:table-row>
        <table:table-row table:style-name="ro1">
          <table:table-cell/>
          <table:table-cell table:style-name="ce34"/>
          <table:table-cell/>
          <table:table-cell table:style-name="ce11"/>
          <table:table-cell table:number-columns-repeated="4"/>
          <table:table-cell table:style-name="ce1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table:style-name="ce34" office:value-type="string" calcext:value-type="string">
            <text:p>dyn visc ratio water/air</text:p>
          </table:table-cell>
          <table:table-cell/>
          <table:table-cell table:style-name="ce11"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table:style-name="ce11"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office:value-type="float" office:value="0.0667" calcext:value-type="float">
            <text:p>6.67E-02</text:p>
          </table:table-cell>
          <table:table-cell office:value-type="float" office:value="0.667" calcext:value-type="float">
            <text:p>6.67E-01</text:p>
          </table:table-cell>
        </table:table-row>
        <table:table-row table:style-name="ro1" table:number-rows-repeated="2">
          <table:table-cell/>
          <table:table-cell table:style-name="ce27"/>
          <table:table-cell table:number-columns-repeated="9"/>
          <table:table-cell table:style-name="ce34"/>
          <table:table-cell table:style-name="Default"/>
        </table:table-row>
        <table:table-row table:style-name="ro1">
          <table:table-cell/>
          <table:table-cell table:style-name="ce35" office:value-type="string" calcext:value-type="string">
            <text:p>gX1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>
          <table:table-cell/>
          <table:table-cell table:style-name="ce35" office:value-type="string" calcext:value-type="string">
            <text:p>gX2 (check = g1)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 table:number-rows-repeated="4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</table:table>
      <table:table table:name="viscosity" table:style-name="ta1">
        <table:table-column table:style-name="co12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>
            <text:p>v</text:p>
          </table:table-cell>
          <table:table-cell table:style-name="ce29" table:number-columns-repeated="2"/>
          <table:table-cell table:formula="of:=(1/[.E5] - 0.5)/3" office:value-type="float" office:value="0.166666666666667" calcext:value-type="float">
            <text:p>0.166666666666667</text:p>
          </table:table-cell>
          <table:table-cell table:formula="of:=(1/[.F5] - 0.5)/3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s_v = omega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tau</text:p>
          </table:table-cell>
          <table:table-cell table:style-name="ce29" table:number-columns-repeated="2"/>
          <table:table-cell table:formula="of:=1/[.E5]" office:value-type="float" office:value="1" calcext:value-type="float">
            <text:p>1</text:p>
          </table:table-cell>
          <table:table-cell table:formula="of:=1/[.F5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v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66" calcext:value-type="float">
            <text:p>0.166</text:p>
          </table:table-cell>
          <table:table-cell office:value-type="float" office:value="1.166" calcext:value-type="float">
            <text:p>1.166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s_v = omega</text:p>
          </table:table-cell>
          <table:table-cell table:formula="of:=1/(3*[.C9] +0.5)" office:value-type="float" office:value="1.98807157057654" calcext:value-type="float">
            <text:p>1.98807157057654</text:p>
          </table:table-cell>
          <table:table-cell table:formula="of:=1/(3*[.D9] +0.5)" office:value-type="float" office:value="1.88679245283019" calcext:value-type="float">
            <text:p>1.88679245283019</text:p>
          </table:table-cell>
          <table:table-cell table:formula="of:=1/(3*[.E9] +0.5)" office:value-type="float" office:value="1.00200400801603" calcext:value-type="float">
            <text:p>1.00200400801603</text:p>
          </table:table-cell>
          <table:table-cell table:formula="of:=1/(3*[.F9] +0.5)" office:value-type="float" office:value="0.250125062531266" calcext:value-type="float">
            <text:p>0.250125062531266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tau</text:p>
          </table:table-cell>
          <table:table-cell table:formula="of:=1/[.C10]" office:value-type="float" office:value="0.503" calcext:value-type="float">
            <text:p>0.503</text:p>
          </table:table-cell>
          <table:table-cell table:formula="of:=1/[.D10]" office:value-type="float" office:value="0.53" calcext:value-type="float">
            <text:p>0.53</text:p>
          </table:table-cell>
          <table:table-cell table:formula="of:=1/[.E10]" office:value-type="float" office:value="0.998" calcext:value-type="float">
            <text:p>0.998</text:p>
          </table:table-cell>
          <table:table-cell table:formula="of:=1/[.F10]" office:value-type="float" office:value="3.998" calcext:value-type="float">
            <text:p>3.99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v</text:p>
          </table:table-cell>
          <table:table-cell table:style-name="ce7" table:number-columns-repeated="2"/>
          <table:table-cell table:formula="of:=([.E16] - 0.5)/3" office:value-type="float" office:value="0.166666666666667" calcext:value-type="float">
            <text:p>0.166666666666667</text:p>
          </table:table-cell>
          <table:table-cell table:formula="of:=([.F16] - 0.5)/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s_v = omega</text:p>
          </table:table-cell>
          <table:table-cell table:style-name="ce7" table:number-columns-repeated="2"/>
          <table:table-cell table:formula="of:=1/[.E16]" office:value-type="float" office:value="1" calcext:value-type="float">
            <text:p>1</text:p>
          </table:table-cell>
          <table:table-cell table:formula="of:=1/[.F16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tau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ed of sound, cs =</text:p>
          </table:table-cell>
          <table:table-cell table:formula="of:=1/SQRT(3)" office:value-type="float" office:value="0.577350269189626" calcext:value-type="float">
            <text:p>0.57735026918962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u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012"/>
        </table:table-row>
        <table:table-row table:style-name="ro1">
          <table:table-cell/>
          <table:table-cell table:style-name="ce29" office:value-type="string" calcext:value-type="string">
            <text:p>Ma</text:p>
          </table:table-cell>
          <table:table-cell table:formula="of:=[.C28]/[.$C$26]" office:value-type="float" office:value="0.0173205080756888" calcext:value-type="float">
            <text:p>0.017320508075689</text:p>
          </table:table-cell>
          <table:table-cell table:formula="of:=[.D28]/[.$C$26]" office:value-type="float" office:value="0.0866025403784439" calcext:value-type="float">
            <text:p>0.086602540378444</text:p>
          </table:table-cell>
          <table:table-cell table:formula="of:=[.E28]/[.$C$26]" office:value-type="float" office:value="0.173205080756888" calcext:value-type="float">
            <text:p>0.173205080756888</text:p>
          </table:table-cell>
          <table:table-cell table:formula="of:=[.F28]/[.$C$26]" office:value-type="float" office:value="0.346410161513775" calcext:value-type="float">
            <text:p>0.346410161513775</text:p>
          </table:table-cell>
          <table:table-cell table:formula="of:=[.G28]/[.$C$26]" office:value-type="float" office:value="0.519615242270663" calcext:value-type="float">
            <text:p>0.519615242270663</text:p>
          </table:table-cell>
          <table:table-cell table:formula="of:=[.H28]/[.$C$26]" office:value-type="float" office:value="0.692820323027551" calcext:value-type="float">
            <text:p>0.692820323027551</text:p>
          </table:table-cell>
          <table:table-cell table:formula="of:=[.I28]/[.$C$26]" office:value-type="float" office:value="0.866025403784438" calcext:value-type="float">
            <text:p>0.866025403784438</text:p>
          </table:table-cell>
          <table:table-cell table:formula="of:=[.J28]/[.$C$26]" office:value-type="float" office:value="1.03923048454133" calcext:value-type="float">
            <text:p>1.03923048454133</text:p>
          </table:table-cell>
          <table:table-cell table:formula="of:=[.K28]/[.$C$26]" office:value-type="float" office:value="1.21243556529821" calcext:value-type="float">
            <text:p>1.21243556529821</text:p>
          </table:table-cell>
          <table:table-cell table:formula="of:=[.L28]/[.$C$26]" office:value-type="float" office:value="1.3856406460551" calcext:value-type="float">
            <text:p>1.385640646055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>
            <text:p>u</text:p>
          </table:table-cell>
          <table:table-cell table:formula="of:=[.C26]*[.$C$32]" office:value-type="float" office:value="0.0577350269189626" calcext:value-type="float">
            <text:p>0.057735026918963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Ma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</table:table>
      <table:table table:name="parasitic currents" table:style-name="ta1">
        <table:table-column table:style-name="co21" table:default-cell-style-name="Default"/>
        <table:table-column table:style-name="co5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ce5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attice 256x2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uble 56x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isi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ing <text:s/>scheme</text:p>
          </table:table-cell>
          <table:table-cell office:value-type="string" calcext:value-type="string">
            <text:p>relaxation </text:p>
          </table:table-cell>
          <table:table-cell table:style-name="Default" office:value-type="string" calcext:value-type="string">
            <text:p>u_spurious</text:p>
          </table:table-cell>
          <table:table-cell office:value-type="string" calcext:value-type="string">
            <text:p>rho*</text:p>
          </table:table-cell>
          <table:table-cell office:value-type="string" calcext:value-type="string">
            <text:p>kin_visc*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ustawka" table:style-name="ta1">
        <table:table-column table:style-name="co5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128x12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MRT</text:p>
          </table:table-cell>
        </table:table-row>
        <table:table-row table:style-name="ro1">
          <table:table-cell/>
          <table:table-cell office:value-type="string" calcext:value-type="string">
            <text:p>Viscosity_l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cosity_h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ity_h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ity_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terface width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M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5" office:value-type="float" office:value="0.00001" calcext:value-type="float">
            <text:p>1.00E-0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is</text:p>
          </table:table-cell>
          <table:table-cell table:number-columns-repeated="2"/>
          <table:table-cell office:value-type="string" calcext:value-type="string">
            <text:p>nic ciekawego, troche babelkow sie gubi po katach</text:p>
          </table:table-cell>
          <table:table-cell/>
        </table:table-row>
      </table:table>
      <table:table table:name="kropelka w rzecze" table:style-name="ta1">
        <table:table-column table:style-name="co24" table:default-cell-style-name="Default"/>
        <table:table-column table:style-name="co25" table:default-cell-style-name="Default"/>
        <table:table-column table:style-name="co5" table:number-columns-repeated="3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5" table:number-columns-repeated="7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MRT</text:p>
          </table:table-cell>
          <table:table-cell table:number-columns-repeated="7"/>
          <table:table-cell office:value-type="string" calcext:value-type="string">
            <text:p>runnup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scosity_l</text:p>
          </table:table-cell>
          <table:table-cell office:value-type="float" office:value="0.1666" calcext:value-type="float">
            <text:p>0.1666</text:p>
          </table:table-cell>
          <table:table-cell table:number-columns-repeated="8"/>
          <table:table-cell office:value-type="string" calcext:value-type="string">
            <text:p>1280=256*5</text:p>
          </table:table-cell>
          <table:table-cell office:value-type="string" calcext:value-type="string">
            <text:p>jeden obrot</text:p>
          </table:table-cell>
          <table:table-cell table:number-columns-repeated="4"/>
          <table:table-cell office:value-type="string" calcext:value-type="string">
            <text:p>Uf </text:p>
          </table:table-cell>
          <table:table-cell table:style-name="ce6" table:formula="of:=0.2886751346*10" office:value-type="float" office:value="2.886751346" calcext:value-type="float">
            <text:p>2.8867513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cosity_h</text:p>
          </table:table-cell>
          <table:table-cell office:value-type="float" office:value="0.1666" calcext:value-type="float">
            <text:p>0.1666</text:p>
          </table:table-cell>
          <table:table-cell table:number-columns-repeated="8"/>
          <table:table-cell table:formula="of:=128*1" office:value-type="float" office:value="128" calcext:value-type="float">
            <text:p>128</text:p>
          </table:table-cell>
          <table:table-cell table:formula="of:=[.L4]+[.$N$2]" office:value-type="float" office:value="127" calcext:value-type="float">
            <text:p>127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S4]*[.$S$3])" office:value-type="float" office:value="2.886751346" calcext:value-type="float">
            <text:p>2.886751346</text:p>
          </table:table-cell>
        </table:table-row>
        <table:table-row table:style-name="ro1">
          <table:table-cell/>
          <table:table-cell office:value-type="string" calcext:value-type="string">
            <text:p>Density_h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formula="of:=128*2" office:value-type="float" office:value="256" calcext:value-type="float">
            <text:p>256</text:p>
          </table:table-cell>
          <table:table-cell table:formula="of:=[.L5]+[.$N$2]" office:value-type="float" office:value="255" calcext:value-type="float">
            <text:p>255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([.S5]*[.$S$3])" office:value-type="float" office:value="5.773502692" calcext:value-type="float">
            <text:p>5.773502692</text:p>
          </table:table-cell>
        </table:table-row>
        <table:table-row table:style-name="ro1">
          <table:table-cell/>
          <table:table-cell office:value-type="string" calcext:value-type="string">
            <text:p>Density_l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128*3" office:value-type="float" office:value="384" calcext:value-type="float">
            <text:p>384</text:p>
          </table:table-cell>
          <table:table-cell table:formula="of:=[.L6]+[.$N$2]" office:value-type="float" office:value="383" calcext:value-type="float">
            <text:p>383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([.S6]*[.$S$3])" office:value-type="float" office:value="8.660254038" calcext:value-type="float">
            <text:p>8.660254038</text:p>
          </table:table-cell>
        </table:table-row>
        <table:table-row table:style-name="ro1">
          <table:table-cell table:number-columns-repeated="11"/>
          <table:table-cell table:formula="of:=128*4" office:value-type="float" office:value="512" calcext:value-type="float">
            <text:p>512</text:p>
          </table:table-cell>
          <table:table-cell table:formula="of:=[.L7]+[.$N$2]" office:value-type="float" office:value="511" calcext:value-type="float">
            <text:p>511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([.S7]*[.$S$3])" office:value-type="float" office:value="11.547005384" calcext:value-type="float">
            <text:p>11.547005384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128*5" office:value-type="float" office:value="640" calcext:value-type="float">
            <text:p>640</text:p>
          </table:table-cell>
          <table:table-cell table:formula="of:=[.L8]+[.$N$2]" office:value-type="float" office:value="639" calcext:value-type="float">
            <text:p>639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([.S8]*[.$S$3])" office:value-type="float" office:value="14.43375673" calcext:value-type="float">
            <text:p>14.43375673</text:p>
          </table:table-cell>
        </table:table-row>
        <table:table-row table:style-name="ro1">
          <table:table-cell table:number-columns-repeated="11"/>
          <table:table-cell table:formula="of:=128*6" office:value-type="float" office:value="768" calcext:value-type="float">
            <text:p>768</text:p>
          </table:table-cell>
          <table:table-cell table:formula="of:=[.L9]+[.$N$2]" office:value-type="float" office:value="767" calcext:value-type="float">
            <text:p>767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([.S9]*[.$S$3])" office:value-type="float" office:value="17.320508076" calcext:value-type="float">
            <text:p>17.320508076</text:p>
          </table:table-cell>
        </table:table-row>
        <table:table-row table:style-name="ro1">
          <table:table-cell table:number-columns-repeated="11"/>
          <table:table-cell table:formula="of:=128*7" office:value-type="float" office:value="896" calcext:value-type="float">
            <text:p>896</text:p>
          </table:table-cell>
          <table:table-cell table:formula="of:=[.L10]+[.$N$2]" office:value-type="float" office:value="895" calcext:value-type="float">
            <text:p>895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([.S10]*[.$S$3])" office:value-type="float" office:value="20.207259422" calcext:value-type="float">
            <text:p>20.207259422</text:p>
          </table:table-cell>
        </table:table-row>
        <table:table-row table:style-name="ro1">
          <table:table-cell office:value-type="string" calcext:value-type="string">
            <text:p>interface width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formula="of:=128*8" office:value-type="float" office:value="1024" calcext:value-type="float">
            <text:p>1024</text:p>
          </table:table-cell>
          <table:table-cell table:formula="of:=[.L11]+[.$N$2]" office:value-type="float" office:value="1023" calcext:value-type="float">
            <text:p>1023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([.S11]*[.$S$3])" office:value-type="float" office:value="23.094010768" calcext:value-type="float">
            <text:p>23.094010768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M</text:p>
          </table:table-cell>
          <table:table-cell office:value-type="float" office:value="0.1" calcext:value-type="float">
            <text:p>0.1</text:p>
          </table:table-cell>
          <table:table-cell table:number-columns-repeated="14"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([.S12]*[.$S$3])" office:value-type="float" office:value="25.980762114" calcext:value-type="float">
            <text:p>25.980762114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5" office:value-type="float" office:value="0.00001" calcext:value-type="float">
            <text:p>1.00E-05</text:p>
          </table:table-cell>
          <table:table-cell table:number-columns-repeated="2"/>
          <table:table-cell office:value-type="float" office:value="895" calcext:value-type="float">
            <text:p>895</text:p>
          </table:table-cell>
          <table:table-cell table:number-columns-repeated="11"/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([.S13]*[.$S$3])" office:value-type="float" office:value="28.86751346" calcext:value-type="float">
            <text:p>28.86751346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table:formula="of:=([.S14]*[.$S$3])" office:value-type="float" office:value="31.754264806" calcext:value-type="float">
            <text:p>31.754264806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table:formula="of:=([.S15]*[.$S$3])" office:value-type="float" office:value="34.641016152" calcext:value-type="float">
            <text:p>34.641016152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table:formula="of:=([.S16]*[.$S$3])" office:value-type="float" office:value="37.527767498" calcext:value-type="float">
            <text:p>37.527767498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table:formula="of:=([.S17]*[.$S$3])" office:value-type="float" office:value="40.414518844" calcext:value-type="float">
            <text:p>40.414518844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table:formula="of:=([.S18]*[.$S$3])" office:value-type="float" office:value="43.30127019" calcext:value-type="float">
            <text:p>43.30127019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([.S19]*[.$S$3])" office:value-type="float" office:value="46.188021536" calcext:value-type="float">
            <text:p>46.188021536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table:formula="of:=([.S20]*[.$S$3])" office:value-type="float" office:value="49.074772882" calcext:value-type="float">
            <text:p>49.074772882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formula="of:=([.S21]*[.$S$3])" office:value-type="float" office:value="51.961524228" calcext:value-type="float">
            <text:p>51.961524228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table:formula="of:=([.S22]*[.$S$3])" office:value-type="float" office:value="54.848275574" calcext:value-type="float">
            <text:p>54.848275574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table:formula="of:=([.S23]*[.$S$3])" office:value-type="float" office:value="57.73502692" calcext:value-type="float">
            <text:p>57.73502692</text:p>
          </table:table-cell>
        </table:table-row>
        <table:table-row table:style-name="ro1">
          <table:table-cell/>
          <table:table-cell table:style-name="ce13"/>
          <table:table-cell table:number-columns-repeated="16"/>
          <table:table-cell office:value-type="float" office:value="21" calcext:value-type="float">
            <text:p>21</text:p>
          </table:table-cell>
          <table:table-cell table:formula="of:=([.S24]*[.$S$3])" office:value-type="float" office:value="60.621778266" calcext:value-type="float">
            <text:p>60.621778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of sound, cs =</text:p>
          </table:table-cell>
          <table:table-cell table:formula="of:=1/SQRT(3)" office:value-type="float" office:value="0.577350269189626" calcext:value-type="float">
            <text:p>0.577350269189626</text:p>
          </table:table-cell>
          <table:table-cell table:number-columns-repeated="14"/>
          <table:table-cell office:value-type="float" office:value="22" calcext:value-type="float">
            <text:p>22</text:p>
          </table:table-cell>
          <table:table-cell table:formula="of:=([.S25]*[.$S$3])" office:value-type="float" office:value="63.508529612" calcext:value-type="float">
            <text:p>63.508529612</text:p>
          </table:table-cell>
        </table:table-row>
        <table:table-row table:style-name="ro1">
          <table:table-cell table:number-columns-repeated="18"/>
          <table:table-cell office:value-type="float" office:value="23" calcext:value-type="float">
            <text:p>23</text:p>
          </table:table-cell>
          <table:table-cell table:formula="of:=([.S26]*[.$S$3])" office:value-type="float" office:value="66.395280958" calcext:value-type="float">
            <text:p>66.395280958</text:p>
          </table:table-cell>
        </table:table-row>
        <table:table-row table:style-name="ro1">
          <table:table-cell table:number-columns-repeated="7"/>
          <table:table-cell table:style-name="ce50" office:value-type="string" calcext:value-type="string" table:number-columns-spanned="2" table:number-rows-spanned="1">
            <text:p>reference frame</text:p>
          </table:table-cell>
          <table:covered-table-cell/>
          <table:table-cell table:number-columns-repeated="9"/>
          <table:table-cell office:value-type="float" office:value="24" calcext:value-type="float">
            <text:p>24</text:p>
          </table:table-cell>
          <table:table-cell table:formula="of:=([.S27]*[.$S$3])" office:value-type="float" office:value="69.282032304" calcext:value-type="float">
            <text:p>69.282032304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bubble type</text:p>
          </table:table-cell>
          <table:table-cell table:style-name="ce13" office:value-type="string" calcext:value-type="string">
            <text:p>rho*</text:p>
          </table:table-cell>
          <table:table-cell office:value-type="string" calcext:value-type="string">
            <text:p>v_h=v_l</text:p>
          </table:table-cell>
          <table:table-cell office:value-type="string" calcext:value-type="string">
            <text:p>U_x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m_moving</text:p>
          </table:table-cell>
          <table:table-cell office:value-type="string" calcext:value-type="string">
            <text:p>mrt_moving</text:p>
          </table:table-cell>
          <table:table-cell office:value-type="string" calcext:value-type="string">
            <text:p>mrt_moving_Guo_second</text:p>
          </table:table-cell>
          <table:table-cell office:value-type="string" calcext:value-type="string">
            <text:p>cm_resting</text:p>
          </table:table-cell>
          <table:table-cell office:value-type="string" calcext:value-type="string">
            <text:p>mrt_resting</text:p>
          </table:table-cell>
          <table:table-cell office:value-type="string" calcext:value-type="string">
            <text:p>cm_tau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([.S28]*[.$S$3])" office:value-type="float" office:value="72.16878365" calcext:value-type="float">
            <text:p>72.16878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10" office:value-type="float" office:value="0.01" calcext:value-type="float">
            <text:p>0.01</text:p>
          </table:table-cell>
          <table:table-cell table:style-name="ce62" table:formula="of:=[.F29]/[.$D$25]" office:value-type="float" office:value="0.0173205080756888" calcext:value-type="float">
            <text:p>0.0173</text:p>
          </table:table-cell>
          <table:table-cell office:value-type="string" calcext:value-type="string">
            <text:p>~200k chessboard</text:p>
          </table:table-cell>
          <table:table-cell office:value-type="string" calcext:value-type="string">
            <text:p>~170k chessboard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([.S29]*[.$S$3])" office:value-type="float" office:value="75.055534996" calcext:value-type="float">
            <text:p>75.055534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01" calcext:value-type="float">
            <text:p>0.01</text:p>
          </table:table-cell>
          <table:table-cell table:style-name="ce62" table:formula="of:=[.F30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RUUN M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([.S30]*[.$S$3])" office:value-type="float" office:value="77.942286342" calcext:value-type="float">
            <text:p>77.942286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10" office:value-type="float" office:value="0.01" calcext:value-type="float">
            <text:p>0.01</text:p>
          </table:table-cell>
          <table:table-cell table:style-name="ce62" table:formula="of:=[.F31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([.S31]*[.$S$3])" office:value-type="float" office:value="80.829037688" calcext:value-type="float">
            <text:p>80.8290376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01" calcext:value-type="float">
            <text:p>0.01</text:p>
          </table:table-cell>
          <table:table-cell table:style-name="ce62" table:formula="of:=[.F32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RUUN M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([.S32]*[.$S$3])" office:value-type="float" office:value="83.715789034" calcext:value-type="float">
            <text:p>83.715789034</text:p>
          </table:table-cell>
        </table:table-row>
        <table:table-row table:style-name="ro1">
          <table:table-cell table:number-columns-repeated="3"/>
          <table:table-cell table:style-name="ce10" table:number-columns-repeated="3"/>
          <table:table-cell table:style-name="ce62"/>
          <table:table-cell table:number-columns-repeated="11"/>
          <table:table-cell office:value-type="float" office:value="30" calcext:value-type="float">
            <text:p>30</text:p>
          </table:table-cell>
          <table:table-cell table:formula="of:=([.S33]*[.$S$3])" office:value-type="float" office:value="86.60254038" calcext:value-type="float">
            <text:p>86.60254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style-name="ce62" table:formula="of:=[.F34]/[.$D$25]" office:value-type="float" office:value="0.173205080756888" calcext:value-type="float">
            <text:p>0.17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style-name="ce62" table:formula="of:=[.F35]/[.$D$25]" office:value-type="float" office:value="0.173205080756888" calcext:value-type="float">
            <text:p>0.17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style-name="ce62" table:formula="of:=[.F36]/[.$D$25]" office:value-type="float" office:value="0.173205080756888" calcext:value-type="float">
            <text:p>0.17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style-name="ce62" table:formula="of:=[.F37]/[.$D$25]" office:value-type="float" office:value="0.173205080756888" calcext:value-type="float">
            <text:p>0.173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0" table:number-columns-repeated="3"/>
          <table:table-cell table:style-name="ce6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.1666" calcext:value-type="float">
            <text:p>0.1666</text:p>
          </table:table-cell>
          <table:table-cell table:style-name="ce10" office:value-type="float" office:value="0.01" calcext:value-type="float">
            <text:p>0.01</text:p>
          </table:table-cell>
          <table:table-cell table:style-name="ce62" table:formula="of:=[.F39]/[.$D$25]" office:value-type="float" office:value="0.0173205080756888" calcext:value-type="float">
            <text:p>0.0173</text:p>
          </table:table-cell>
          <table:table-cell office:value-type="string" calcext:value-type="string">
            <text:p>~72k blows up</text:p>
          </table:table-cell>
          <table:table-cell office:value-type="string" calcext:value-type="string">
            <text:p>~68k blows up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([.S39]*[.$S$3])" office:value-type="float" office:value="89.489291726" calcext:value-type="float">
            <text:p>89.489291726</text:p>
          </table:table-cell>
        </table:table-row>
        <table:table-row table:style-name="ro1">
          <table:table-cell table:number-columns-repeated="3"/>
          <table:table-cell table:style-name="ce10" table:number-columns-repeated="3"/>
          <table:table-cell table:style-name="ce62"/>
          <table:table-cell table:number-columns-repeated="11"/>
          <table:table-cell office:value-type="float" office:value="32" calcext:value-type="float">
            <text:p>32</text:p>
          </table:table-cell>
          <table:table-cell table:formula="of:=([.S40]*[.$S$3])" office:value-type="float" office:value="92.376043072" calcext:value-type="float">
            <text:p>92.376043072</text:p>
          </table:table-cell>
        </table:table-row>
        <table:table-row table:style-name="ro1">
          <table:table-cell/>
          <table:table-cell table:style-name="ce13"/>
          <table:table-cell office:value-type="string" calcext:value-type="string">
            <text:p>oscillating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0.01" calcext:value-type="float">
            <text:p>0.01</text:p>
          </table:table-cell>
          <table:table-cell table:style-name="ce62" table:formula="of:=[.F41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~120k chessboard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([.S41]*[.$S$3])" office:value-type="float" office:value="95.262794418" calcext:value-type="float">
            <text:p>95.262794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0.01" calcext:value-type="float">
            <text:p>0.01</text:p>
          </table:table-cell>
          <table:table-cell table:style-name="ce62" table:formula="of:=[.F42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([.S42]*[.$S$3])" office:value-type="float" office:value="98.149545764" calcext:value-type="float">
            <text:p>98.149545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0.1" calcext:value-type="float">
            <text:p>0.1</text:p>
          </table:table-cell>
          <table:table-cell table:style-name="ce62" table:formula="of:=[.F43]/[.$D$25]" office:value-type="float" office:value="0.173205080756888" calcext:value-type="float">
            <text:p>0.173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~4k blows up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([.S43]*[.$S$3])" office:value-type="float" office:value="101.03629711" calcext:value-type="float">
            <text:p>101.036297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2" table:formula="of:=[.F44]/[.$D$25]" office:value-type="float" office:value="0.0866025403784439" calcext:value-type="float">
            <text:p>0.0866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([.S44]*[.$S$3])" office:value-type="float" office:value="103.923048456" calcext:value-type="float">
            <text:p>103.923048456</text:p>
          </table:table-cell>
        </table:table-row>
        <table:table-row table:style-name="ro1">
          <table:table-cell table:number-columns-repeated="6"/>
          <table:table-cell table:style-name="ce62"/>
          <table:table-cell table:number-columns-repeated="11"/>
          <table:table-cell office:value-type="float" office:value="37" calcext:value-type="float">
            <text:p>37</text:p>
          </table:table-cell>
          <table:table-cell table:formula="of:=([.S45]*[.$S$3])" office:value-type="float" office:value="106.809799802" calcext:value-type="float">
            <text:p>106.8097998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6" table:formula="of:=[.G46]*[.$D$25]" office:value-type="float" office:value="0.173205080756888" calcext:value-type="float">
            <text:p>0.17320508075688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office:value-type="string" calcext:value-type="string">
            <text:p>~2k blowup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formula="of:=([.S46]*[.$S$3])" office:value-type="float" office:value="109.696551148" calcext:value-type="float">
            <text:p>109.696551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6" table:formula="of:=[.G47]*[.$D$25]" office:value-type="float" office:value="0.173205080756888" calcext:value-type="float">
            <text:p>0.17320508075688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office:value-type="string" calcext:value-type="string">
            <text:p>~2k blowup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formula="of:=([.S47]*[.$S$3])" office:value-type="float" office:value="112.583302494" calcext:value-type="float">
            <text:p>112.583302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1" calcext:value-type="float">
            <text:p>0.01</text:p>
          </table:table-cell>
          <table:table-cell table:style-name="ce6" table:formula="of:=[.G48]*[.$D$25]" office:value-type="float" office:value="0.173205080756888" calcext:value-type="float">
            <text:p>0.17320508075688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formula="of:=([.S48]*[.$S$3])" office:value-type="float" office:value="115.47005384" calcext:value-type="float">
            <text:p>115.47005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49]*[.$D$25]" office:value-type="float" office:value="0.173205080756888" calcext:value-type="float">
            <text:p>0.17320508075688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downloaded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table:formula="of:=([.S49]*[.$S$3])" office:value-type="float" office:value="118.356805186" calcext:value-type="float">
            <text:p>118.356805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50]*[.$D$25]" office:value-type="float" office:value="0.173205080756888" calcext:value-type="float">
            <text:p>0.17320508075688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downloaded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table:formula="of:=([.S50]*[.$S$3])" office:value-type="float" office:value="121.243556532" calcext:value-type="float">
            <text:p>121.243556532</text:p>
          </table:table-cell>
        </table:table-row>
        <table:table-row table:style-name="ro1">
          <table:table-cell table:number-columns-repeated="18"/>
          <table:table-cell office:value-type="float" office:value="43" calcext:value-type="float">
            <text:p>43</text:p>
          </table:table-cell>
          <table:table-cell table:formula="of:=([.S51]*[.$S$3])" office:value-type="float" office:value="124.130307878" calcext:value-type="float">
            <text:p>124.1303078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.01" calcext:value-type="float">
            <text:p>0.01</text:p>
          </table:table-cell>
          <table:table-cell office:value-type="string" calcext:value-type="string">
            <text:p>Gx=1.00E+07</text:p>
          </table:table-cell>
          <table:table-cell/>
          <table:table-cell office:value-type="string" calcext:value-type="string">
            <text:p>~170k chessboard, kulka sie nie deformowala</text:p>
          </table:table-cell>
          <table:table-cell office:value-type="string" calcext:value-type="string">
            <text:p>~150k chessboard, kulka sie nie deformowala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formula="of:=([.S52]*[.$S$3])" office:value-type="float" office:value="127.017059224" calcext:value-type="float">
            <text:p>127.017059224</text:p>
          </table:table-cell>
        </table:table-row>
        <table:table-row table:style-name="ro1">
          <table:table-cell table:number-columns-repeated="18"/>
          <table:table-cell office:value-type="float" office:value="45" calcext:value-type="float">
            <text:p>45</text:p>
          </table:table-cell>
          <table:table-cell table:formula="of:=([.S53]*[.$S$3])" office:value-type="float" office:value="129.90381057" calcext:value-type="float">
            <text:p>129.90381057</text:p>
          </table:table-cell>
        </table:table-row>
        <table:table-row table:style-name="ro1">
          <table:table-cell/>
          <table:table-cell office:value-type="string" calcext:value-type="string">
            <text:p>Guo vs He</text:p>
          </table:table-cell>
          <table:table-cell office:value-type="string" calcext:value-type="string">
            <text:p>oscillating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6" table:formula="of:=[.G54]*[.$D$25]" office:value-type="float" office:value="0.288675134594813" calcext:value-type="float">
            <text:p>0.288675134594813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2" office:value-type="string" calcext:value-type="string">
            <text:p>very similar</text:p>
          </table:table-cell>
          <table:table-cell/>
          <table:table-cell table:number-columns-repeated="2" office:value-type="string" calcext:value-type="string">
            <text:p>very simila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uo vs He</text:p>
          </table:table-cell>
          <table:table-cell office:value-type="string" calcext:value-type="string">
            <text:p>oscillating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01" calcext:value-type="float">
            <text:p>0.01</text:p>
          </table:table-cell>
          <table:table-cell table:style-name="ce6" table:formula="of:=[.G55]*[.$D$25]" office:value-type="float" office:value="0.288675134594813" calcext:value-type="float">
            <text:p>0.288675134594813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2" office:value-type="string" calcext:value-type="string">
            <text:p>very similar</text:p>
          </table:table-cell>
          <table:table-cell/>
          <table:table-cell table:number-columns-repeated="2" office:value-type="string" calcext:value-type="string">
            <text:p>very similar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formula="of:=([.S55]*[.$S$3])" office:value-type="float" office:value="132.790561916" calcext:value-type="float">
            <text:p>132.790561916</text:p>
          </table:table-cell>
        </table:table-row>
        <table:table-row table:style-name="ro1">
          <table:table-cell table:number-columns-repeated="3"/>
          <table:table-cell table:style-name="ce10" table:number-columns-repeated="2"/>
          <table:table-cell table:style-name="ce6"/>
          <table:table-cell table:style-name="ce10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57]*[.$D$25]" office:value-type="float" office:value="0.288675134594813" calcext:value-type="float">
            <text:p>0.288675134594813</text:p>
          </table:table-cell>
          <table:table-cell table:style-name="ce10" office:value-type="float" office:value="0.5" calcext:value-type="float">
            <text:p>0.5</text:p>
          </table:table-cell>
          <table:table-cell/>
          <table:table-cell office:value-type="string" calcext:value-type="string">
            <text:p>~2k blowup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formula="of:=([.S57]*[.$S$3])" office:value-type="float" office:value="135.677313262" calcext:value-type="float">
            <text:p>135.677313262</text:p>
          </table:table-cell>
        </table:table-row>
        <table:table-row table:style-name="ro1">
          <table:table-cell table:number-columns-repeated="18"/>
          <table:table-cell office:value-type="float" office:value="48" calcext:value-type="float">
            <text:p>48</text:p>
          </table:table-cell>
          <table:table-cell table:formula="of:=([.S58]*[.$S$3])" office:value-type="float" office:value="138.564064608" calcext:value-type="float">
            <text:p>138.564064608</text:p>
          </table:table-cell>
        </table:table-row>
        <table:table-row table:style-name="ro1">
          <table:table-cell table:number-columns-repeated="18"/>
          <table:table-cell office:value-type="float" office:value="49" calcext:value-type="float">
            <text:p>49</text:p>
          </table:table-cell>
          <table:table-cell table:formula="of:=([.S59]*[.$S$3])" office:value-type="float" office:value="141.450815954" calcext:value-type="float">
            <text:p>141.450815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60]*[.$D$25]" office:value-type="float" office:value="0.0577350269189626" calcext:value-type="float">
            <text:p>0.057735026918963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formula="of:=([.S60]*[.$S$3])" office:value-type="float" office:value="144.3375673" calcext:value-type="float">
            <text:p>144.33756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61]*[.$D$25]" office:value-type="float" office:value="0.115470053837925" calcext:value-type="float">
            <text:p>0.115470053837925</text:p>
          </table:table-cell>
          <table:table-cell table:style-name="ce10" office:value-type="float" office:value="0.2" calcext:value-type="float">
            <text:p>0.2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 table:formula="of:=([.S61]*[.$S$3])" office:value-type="float" office:value="147.224318646" calcext:value-type="float">
            <text:p>147.224318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62]*[.$D$25]" office:value-type="float" office:value="0.173205080756888" calcext:value-type="float">
            <text:p>0.173205080756888</text:p>
          </table:table-cell>
          <table:table-cell table:style-name="ce10" office:value-type="float" office:value="0.3" calcext:value-type="float">
            <text:p>0.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formula="of:=([.S62]*[.$S$3])" office:value-type="float" office:value="150.111069992" calcext:value-type="float">
            <text:p>150.111069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63]*[.$D$25]" office:value-type="float" office:value="0.23094010767585" calcext:value-type="float">
            <text:p>0.23094010767585</text:p>
          </table:table-cell>
          <table:table-cell table:style-name="ce10" office:value-type="float" office:value="0.4" calcext:value-type="float">
            <text:p>0.4</text:p>
          </table:table-cell>
          <table:table-cell table:number-columns-repeated="11"/>
          <table:table-cell office:value-type="float" office:value="53" calcext:value-type="float">
            <text:p>53</text:p>
          </table:table-cell>
          <table:table-cell table:formula="of:=([.S63]*[.$S$3])" office:value-type="float" office:value="152.997821338" calcext:value-type="float">
            <text:p>152.997821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64]*[.$D$25]" office:value-type="float" office:value="0.288675134594813" calcext:value-type="float">
            <text:p>0.288675134594813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formula="of:=([.S64]*[.$S$3])" office:value-type="float" office:value="155.884572684" calcext:value-type="float">
            <text:p>155.884572684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table:formula="of:=([.S65]*[.$S$3])" office:value-type="float" office:value="158.77132403" calcext:value-type="float">
            <text:p>158.77132403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05" calcext:value-type="float">
            <text:p>0.05</text:p>
          </table:table-cell>
          <table:table-cell table:style-name="ce62" table:formula="of:=[.F68]/[.$D$25]" office:value-type="float" office:value="0.0866025403784439" calcext:value-type="float">
            <text:p>0.0866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table:formula="of:=([.S68]*[.$S$3])" office:value-type="float" office:value="161.658075376" calcext:value-type="float">
            <text:p>161.65807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" calcext:value-type="float">
            <text:p>0.1</text:p>
          </table:table-cell>
          <table:table-cell table:style-name="ce62" table:formula="of:=[.F69]/[.$D$25]" office:value-type="float" office:value="0.173205080756888" calcext:value-type="float">
            <text:p>0.1732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table:formula="of:=([.S69]*[.$S$3])" office:value-type="float" office:value="164.544826722" calcext:value-type="float">
            <text:p>164.544826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5" calcext:value-type="float">
            <text:p>0.15</text:p>
          </table:table-cell>
          <table:table-cell table:style-name="ce62" table:formula="of:=[.F70]/[.$D$25]" office:value-type="float" office:value="0.259807621135332" calcext:value-type="float">
            <text:p>0.2598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8" calcext:value-type="float">
            <text:p>58</text:p>
          </table:table-cell>
          <table:table-cell table:formula="of:=([.S70]*[.$S$3])" office:value-type="float" office:value="167.431578068" calcext:value-type="float">
            <text:p>167.431578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2" calcext:value-type="float">
            <text:p>0.2</text:p>
          </table:table-cell>
          <table:table-cell table:style-name="ce62" table:formula="of:=[.F71]/[.$D$25]" office:value-type="float" office:value="0.346410161513775" calcext:value-type="float">
            <text:p>0.3464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table:formula="of:=([.S71]*[.$S$3])" office:value-type="float" office:value="170.318329414" calcext:value-type="float">
            <text:p>170.318329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25" calcext:value-type="float">
            <text:p>0.25</text:p>
          </table:table-cell>
          <table:table-cell table:style-name="ce62" table:formula="of:=[.F72]/[.$D$25]" office:value-type="float" office:value="0.433012701892219" calcext:value-type="float">
            <text:p>0.433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table:formula="of:=([.S72]*[.$S$3])" office:value-type="float" office:value="173.20508076" calcext:value-type="float">
            <text:p>173.20508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3" calcext:value-type="float">
            <text:p>0.3</text:p>
          </table:table-cell>
          <table:table-cell table:style-name="ce62" table:formula="of:=[.F73]/[.$D$25]" office:value-type="float" office:value="0.519615242270663" calcext:value-type="float">
            <text:p>0.5196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table:formula="of:=([.S73]*[.$S$3])" office:value-type="float" office:value="176.091832106" calcext:value-type="float">
            <text:p>176.091832106</text:p>
          </table:table-cell>
        </table:table-row>
        <table:table-row table:style-name="ro1">
          <table:table-cell table:number-columns-repeated="18"/>
          <table:table-cell office:value-type="float" office:value="62" calcext:value-type="float">
            <text:p>62</text:p>
          </table:table-cell>
          <table:table-cell table:formula="of:=([.S74]*[.$S$3])" office:value-type="float" office:value="178.978583452" calcext:value-type="float">
            <text:p>178.978583452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formula="of:=[.G77]*[.$D$25]" office:value-type="float" office:value="0.0577350269189626" calcext:value-type="float">
            <text:p>0.057735026918963</text:p>
          </table:table-cell>
          <table:table-cell table:style-name="ce62" office:value-type="float" office:value="0.1" calcext:value-type="float">
            <text:p>0.100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table:formula="of:=([.S77]*[.$S$3])" office:value-type="float" office:value="181.865334798" calcext:value-type="float">
            <text:p>181.8653347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formula="of:=[.G78]*[.$D$25]" office:value-type="float" office:value="0.115470053837925" calcext:value-type="float">
            <text:p>0.115470053837925</text:p>
          </table:table-cell>
          <table:table-cell table:style-name="ce62" office:value-type="float" office:value="0.2" calcext:value-type="float">
            <text:p>0.200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table:formula="of:=([.S78]*[.$S$3])" office:value-type="float" office:value="184.752086144" calcext:value-type="float">
            <text:p>184.752086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formula="of:=[.G79]*[.$D$25]" office:value-type="float" office:value="0.173205080756888" calcext:value-type="float">
            <text:p>0.173205080756888</text:p>
          </table:table-cell>
          <table:table-cell table:style-name="ce62" office:value-type="float" office:value="0.3" calcext:value-type="float">
            <text:p>0.300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table:formula="of:=([.S79]*[.$S$3])" office:value-type="float" office:value="187.63883749" calcext:value-type="float">
            <text:p>187.638837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formula="of:=[.G80]*[.$D$25]" office:value-type="float" office:value="0.23094010767585" calcext:value-type="float">
            <text:p>0.23094010767585</text:p>
          </table:table-cell>
          <table:table-cell table:style-name="ce62" office:value-type="float" office:value="0.4" calcext:value-type="float">
            <text:p>0.400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6" calcext:value-type="float">
            <text:p>66</text:p>
          </table:table-cell>
          <table:table-cell table:formula="of:=([.S80]*[.$S$3])" office:value-type="float" office:value="190.525588836" calcext:value-type="float">
            <text:p>190.525588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formula="of:=[.G81]*[.$D$25]" office:value-type="float" office:value="0.288675134594813" calcext:value-type="float">
            <text:p>0.288675134594813</text:p>
          </table:table-cell>
          <table:table-cell table:style-name="ce62" office:value-type="float" office:value="0.5" calcext:value-type="float">
            <text:p>0.500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table:formula="of:=([.S81]*[.$S$3])" office:value-type="float" office:value="193.412340182" calcext:value-type="float">
            <text:p>193.412340182</text:p>
          </table:table-cell>
        </table:table-row>
        <table:table-row table:style-name="ro1">
          <table:table-cell table:number-columns-repeated="18"/>
          <table:table-cell office:value-type="float" office:value="68" calcext:value-type="float">
            <text:p>68</text:p>
          </table:table-cell>
          <table:table-cell table:formula="of:=([.S82]*[.$S$3])" office:value-type="float" office:value="196.299091528" calcext:value-type="float">
            <text:p>196.299091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83]*[.$D$25]" office:value-type="float" office:value="0.0577350269189626" calcext:value-type="float">
            <text:p>0.057735026918963</text:p>
          </table:table-cell>
          <table:table-cell table:style-name="ce10" office:value-type="float" office:value="0.1" calcext:value-type="float">
            <text:p>0.1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table:formula="of:=([.S83]*[.$S$3])" office:value-type="float" office:value="199.185842874" calcext:value-type="float">
            <text:p>199.1858428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84]*[.$D$25]" office:value-type="float" office:value="0.115470053837925" calcext:value-type="float">
            <text:p>0.115470053837925</text:p>
          </table:table-cell>
          <table:table-cell table:style-name="ce10" office:value-type="float" office:value="0.2" calcext:value-type="float">
            <text:p>0.2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table:formula="of:=([.S84]*[.$S$3])" office:value-type="float" office:value="202.07259422" calcext:value-type="float">
            <text:p>202.07259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85]*[.$D$25]" office:value-type="float" office:value="0.173205080756888" calcext:value-type="float">
            <text:p>0.17320508075688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table:formula="of:=([.S85]*[.$S$3])" office:value-type="float" office:value="204.959345566" calcext:value-type="float">
            <text:p>204.959345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86]*[.$D$25]" office:value-type="float" office:value="0.23094010767585" calcext:value-type="float">
            <text:p>0.23094010767585</text:p>
          </table:table-cell>
          <table:table-cell table:style-name="ce10" office:value-type="float" office:value="0.4" calcext:value-type="float">
            <text:p>0.4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table:formula="of:=([.S86]*[.$S$3])" office:value-type="float" office:value="207.846096912" calcext:value-type="float">
            <text:p>207.846096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87]*[.$D$25]" office:value-type="float" office:value="0.288675134594813" calcext:value-type="float">
            <text:p>0.288675134594813</text:p>
          </table:table-cell>
          <table:table-cell table:style-name="ce10" office:value-type="float" office:value="0.5" calcext:value-type="float">
            <text:p>0.5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table:formula="of:=([.S87]*[.$S$3])" office:value-type="float" office:value="210.732848258" calcext:value-type="float">
            <text:p>210.732848258</text:p>
          </table:table-cell>
        </table:table-row>
        <table:table-row table:style-name="ro1">
          <table:table-cell table:number-columns-repeated="18"/>
          <table:table-cell office:value-type="float" office:value="74" calcext:value-type="float">
            <text:p>74</text:p>
          </table:table-cell>
          <table:table-cell table:formula="of:=([.S88]*[.$S$3])" office:value-type="float" office:value="213.619599604" calcext:value-type="float">
            <text:p>213.619599604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table:formula="of:=([.S89]*[.$S$3])" office:value-type="float" office:value="216.50635095" calcext:value-type="float">
            <text:p>216.50635095</text:p>
          </table:table-cell>
        </table:table-row>
        <table:table-row table:style-name="ro1">
          <table:table-cell table:number-columns-repeated="18"/>
          <table:table-cell office:value-type="float" office:value="76" calcext:value-type="float">
            <text:p>76</text:p>
          </table:table-cell>
          <table:table-cell table:formula="of:=([.S90]*[.$S$3])" office:value-type="float" office:value="219.393102296" calcext:value-type="float">
            <text:p>219.393102296</text:p>
          </table:table-cell>
        </table:table-row>
        <table:table-row table:style-name="ro1">
          <table:table-cell/>
          <table:table-cell office:value-type="string" calcext:value-type="string">
            <text:p>todo download slurm logs for cm</text:p>
          </table:table-cell>
          <table:table-cell table:number-columns-repeated="16"/>
          <table:table-cell office:value-type="float" office:value="77" calcext:value-type="float">
            <text:p>77</text:p>
          </table:table-cell>
          <table:table-cell table:formula="of:=([.S91]*[.$S$3])" office:value-type="float" office:value="222.279853642" calcext:value-type="float">
            <text:p>222.279853642</text:p>
          </table:table-cell>
        </table:table-row>
        <table:table-row table:style-name="ro1">
          <table:table-cell table:number-columns-repeated="18"/>
          <table:table-cell office:value-type="float" office:value="78" calcext:value-type="float">
            <text:p>78</text:p>
          </table:table-cell>
          <table:table-cell table:formula="of:=([.S92]*[.$S$3])" office:value-type="float" office:value="225.166604988" calcext:value-type="float">
            <text:p>225.166604988</text:p>
          </table:table-cell>
        </table:table-row>
        <table:table-row table:style-name="ro1">
          <table:table-cell table:number-columns-repeated="18"/>
          <table:table-cell office:value-type="float" office:value="79" calcext:value-type="float">
            <text:p>79</text:p>
          </table:table-cell>
          <table:table-cell table:formula="of:=([.S93]*[.$S$3])" office:value-type="float" office:value="228.053356334" calcext:value-type="float">
            <text:p>228.053356334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table:formula="of:=([.S94]*[.$S$3])" office:value-type="float" office:value="230.94010768" calcext:value-type="float">
            <text:p>230.94010768</text:p>
          </table:table-cell>
        </table:table-row>
        <table:table-row table:style-name="ro1">
          <table:table-cell table:number-columns-repeated="18"/>
          <table:table-cell office:value-type="float" office:value="81" calcext:value-type="float">
            <text:p>81</text:p>
          </table:table-cell>
          <table:table-cell table:formula="of:=([.S95]*[.$S$3])" office:value-type="float" office:value="233.826859026" calcext:value-type="float">
            <text:p>233.826859026</text:p>
          </table:table-cell>
        </table:table-row>
        <table:table-row table:style-name="ro1">
          <table:table-cell table:number-columns-repeated="18"/>
          <table:table-cell office:value-type="float" office:value="82" calcext:value-type="float">
            <text:p>82</text:p>
          </table:table-cell>
          <table:table-cell table:formula="of:=([.S96]*[.$S$3])" office:value-type="float" office:value="236.713610372" calcext:value-type="float">
            <text:p>236.713610372</text:p>
          </table:table-cell>
        </table:table-row>
        <table:table-row table:style-name="ro1">
          <table:table-cell table:number-columns-repeated="18"/>
          <table:table-cell office:value-type="float" office:value="83" calcext:value-type="float">
            <text:p>83</text:p>
          </table:table-cell>
          <table:table-cell table:formula="of:=([.S97]*[.$S$3])" office:value-type="float" office:value="239.600361718" calcext:value-type="float">
            <text:p>239.600361718</text:p>
          </table:table-cell>
        </table:table-row>
        <table:table-row table:style-name="ro1">
          <table:table-cell table:number-columns-repeated="18"/>
          <table:table-cell office:value-type="float" office:value="84" calcext:value-type="float">
            <text:p>84</text:p>
          </table:table-cell>
          <table:table-cell table:formula="of:=([.S98]*[.$S$3])" office:value-type="float" office:value="242.487113064" calcext:value-type="float">
            <text:p>242.487113064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table:formula="of:=([.S99]*[.$S$3])" office:value-type="float" office:value="245.37386441" calcext:value-type="float">
            <text:p>245.37386441</text:p>
          </table:table-cell>
        </table:table-row>
        <table:table-row table:style-name="ro1">
          <table:table-cell table:number-columns-repeated="18"/>
          <table:table-cell office:value-type="float" office:value="86" calcext:value-type="float">
            <text:p>86</text:p>
          </table:table-cell>
          <table:table-cell table:formula="of:=([.S100]*[.$S$3])" office:value-type="float" office:value="248.260615756" calcext:value-type="float">
            <text:p>248.260615756</text:p>
          </table:table-cell>
        </table:table-row>
        <table:table-row table:style-name="ro1">
          <table:table-cell table:number-columns-repeated="18"/>
          <table:table-cell office:value-type="float" office:value="87" calcext:value-type="float">
            <text:p>87</text:p>
          </table:table-cell>
          <table:table-cell table:formula="of:=([.S101]*[.$S$3])" office:value-type="float" office:value="251.147367102" calcext:value-type="float">
            <text:p>251.147367102</text:p>
          </table:table-cell>
        </table:table-row>
        <table:table-row table:style-name="ro1">
          <table:table-cell table:number-columns-repeated="18"/>
          <table:table-cell office:value-type="float" office:value="88" calcext:value-type="float">
            <text:p>88</text:p>
          </table:table-cell>
          <table:table-cell table:formula="of:=([.S102]*[.$S$3])" office:value-type="float" office:value="254.034118448" calcext:value-type="float">
            <text:p>254.034118448</text:p>
          </table:table-cell>
        </table:table-row>
        <table:table-row table:style-name="ro1">
          <table:table-cell table:number-columns-repeated="18"/>
          <table:table-cell office:value-type="float" office:value="89" calcext:value-type="float">
            <text:p>89</text:p>
          </table:table-cell>
          <table:table-cell table:formula="of:=([.S103]*[.$S$3])" office:value-type="float" office:value="256.920869794" calcext:value-type="float">
            <text:p>256.920869794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table:formula="of:=([.S104]*[.$S$3])" office:value-type="float" office:value="259.80762114" calcext:value-type="float">
            <text:p>259.80762114</text:p>
          </table:table-cell>
        </table:table-row>
        <table:table-row table:style-name="ro1">
          <table:table-cell table:number-columns-repeated="18"/>
          <table:table-cell office:value-type="float" office:value="91" calcext:value-type="float">
            <text:p>91</text:p>
          </table:table-cell>
          <table:table-cell table:formula="of:=([.S105]*[.$S$3])" office:value-type="float" office:value="262.694372486" calcext:value-type="float">
            <text:p>262.694372486</text:p>
          </table:table-cell>
        </table:table-row>
        <table:table-row table:style-name="ro1">
          <table:table-cell table:number-columns-repeated="18"/>
          <table:table-cell office:value-type="float" office:value="92" calcext:value-type="float">
            <text:p>92</text:p>
          </table:table-cell>
          <table:table-cell table:formula="of:=([.S106]*[.$S$3])" office:value-type="float" office:value="265.581123832" calcext:value-type="float">
            <text:p>265.581123832</text:p>
          </table:table-cell>
        </table:table-row>
        <table:table-row table:style-name="ro1">
          <table:table-cell table:number-columns-repeated="18"/>
          <table:table-cell office:value-type="float" office:value="93" calcext:value-type="float">
            <text:p>93</text:p>
          </table:table-cell>
          <table:table-cell table:formula="of:=([.S107]*[.$S$3])" office:value-type="float" office:value="268.467875178" calcext:value-type="float">
            <text:p>268.467875178</text:p>
          </table:table-cell>
        </table:table-row>
        <table:table-row table:style-name="ro1">
          <table:table-cell table:number-columns-repeated="18"/>
          <table:table-cell office:value-type="float" office:value="94" calcext:value-type="float">
            <text:p>94</text:p>
          </table:table-cell>
          <table:table-cell table:formula="of:=([.S108]*[.$S$3])" office:value-type="float" office:value="271.354626524" calcext:value-type="float">
            <text:p>271.354626524</text:p>
          </table:table-cell>
        </table:table-row>
        <table:table-row table:style-name="ro1">
          <table:table-cell table:number-columns-repeated="18"/>
          <table:table-cell office:value-type="float" office:value="95" calcext:value-type="float">
            <text:p>95</text:p>
          </table:table-cell>
          <table:table-cell table:formula="of:=([.S109]*[.$S$3])" office:value-type="float" office:value="274.24137787" calcext:value-type="float">
            <text:p>274.24137787</text:p>
          </table:table-cell>
        </table:table-row>
        <table:table-row table:style-name="ro1">
          <table:table-cell table:number-columns-repeated="18"/>
          <table:table-cell office:value-type="float" office:value="96" calcext:value-type="float">
            <text:p>96</text:p>
          </table:table-cell>
          <table:table-cell table:formula="of:=([.S110]*[.$S$3])" office:value-type="float" office:value="277.128129216" calcext:value-type="float">
            <text:p>277.128129216</text:p>
          </table:table-cell>
        </table:table-row>
        <table:table-row table:style-name="ro1">
          <table:table-cell table:number-columns-repeated="18"/>
          <table:table-cell office:value-type="float" office:value="97" calcext:value-type="float">
            <text:p>97</text:p>
          </table:table-cell>
          <table:table-cell table:formula="of:=([.S111]*[.$S$3])" office:value-type="float" office:value="280.014880562" calcext:value-type="float">
            <text:p>280.014880562</text:p>
          </table:table-cell>
        </table:table-row>
        <table:table-row table:style-name="ro1">
          <table:table-cell table:number-columns-repeated="18"/>
          <table:table-cell office:value-type="float" office:value="98" calcext:value-type="float">
            <text:p>98</text:p>
          </table:table-cell>
          <table:table-cell table:formula="of:=([.S112]*[.$S$3])" office:value-type="float" office:value="282.901631908" calcext:value-type="float">
            <text:p>282.901631908</text:p>
          </table:table-cell>
        </table:table-row>
        <table:table-row table:style-name="ro1">
          <table:table-cell table:number-columns-repeated="18"/>
          <table:table-cell office:value-type="float" office:value="99" calcext:value-type="float">
            <text:p>99</text:p>
          </table:table-cell>
          <table:table-cell table:formula="of:=([.S113]*[.$S$3])" office:value-type="float" office:value="285.788383254" calcext:value-type="float">
            <text:p>285.788383254</text:p>
          </table:table-cell>
        </table:table-row>
        <table:table-row table:style-name="ro1">
          <table:table-cell table:number-columns-repeated="18"/>
          <table:table-cell office:value-type="float" office:value="100" calcext:value-type="float">
            <text:p>100</text:p>
          </table:table-cell>
          <table:table-cell table:formula="of:=([.S114]*[.$S$3])" office:value-type="float" office:value="288.6751346" calcext:value-type="float">
            <text:p>288.6751346</text:p>
          </table:table-cell>
        </table:table-row>
        <table:table-row table:style-name="ro1">
          <table:table-cell table:number-columns-repeated="18"/>
          <table:table-cell office:value-type="float" office:value="101" calcext:value-type="float">
            <text:p>101</text:p>
          </table:table-cell>
          <table:table-cell table:formula="of:=([.S115]*[.$S$3])" office:value-type="float" office:value="291.561885946" calcext:value-type="float">
            <text:p>291.561885946</text:p>
          </table:table-cell>
        </table:table-row>
        <table:table-row table:style-name="ro1">
          <table:table-cell table:number-columns-repeated="18"/>
          <table:table-cell office:value-type="float" office:value="102" calcext:value-type="float">
            <text:p>102</text:p>
          </table:table-cell>
          <table:table-cell table:formula="of:=([.S116]*[.$S$3])" office:value-type="float" office:value="294.448637292" calcext:value-type="float">
            <text:p>294.448637292</text:p>
          </table:table-cell>
        </table:table-row>
        <table:table-row table:style-name="ro1">
          <table:table-cell table:number-columns-repeated="18"/>
          <table:table-cell office:value-type="float" office:value="103" calcext:value-type="float">
            <text:p>103</text:p>
          </table:table-cell>
          <table:table-cell table:formula="of:=([.S117]*[.$S$3])" office:value-type="float" office:value="297.335388638" calcext:value-type="float">
            <text:p>297.335388638</text:p>
          </table:table-cell>
        </table:table-row>
        <table:table-row table:style-name="ro1">
          <table:table-cell table:number-columns-repeated="18"/>
          <table:table-cell office:value-type="float" office:value="104" calcext:value-type="float">
            <text:p>104</text:p>
          </table:table-cell>
          <table:table-cell table:formula="of:=([.S118]*[.$S$3])" office:value-type="float" office:value="300.222139984" calcext:value-type="float">
            <text:p>300.222139984</text:p>
          </table:table-cell>
        </table:table-row>
        <table:table-row table:style-name="ro1">
          <table:table-cell table:number-columns-repeated="18"/>
          <table:table-cell office:value-type="float" office:value="105" calcext:value-type="float">
            <text:p>105</text:p>
          </table:table-cell>
          <table:table-cell table:formula="of:=([.S119]*[.$S$3])" office:value-type="float" office:value="303.10889133" calcext:value-type="float">
            <text:p>303.10889133</text:p>
          </table:table-cell>
        </table:table-row>
        <table:table-row table:style-name="ro1">
          <table:table-cell table:number-columns-repeated="18"/>
          <table:table-cell office:value-type="float" office:value="106" calcext:value-type="float">
            <text:p>106</text:p>
          </table:table-cell>
          <table:table-cell table:formula="of:=([.S120]*[.$S$3])" office:value-type="float" office:value="305.995642676" calcext:value-type="float">
            <text:p>305.995642676</text:p>
          </table:table-cell>
        </table:table-row>
        <table:table-row table:style-name="ro1">
          <table:table-cell table:number-columns-repeated="18"/>
          <table:table-cell office:value-type="float" office:value="107" calcext:value-type="float">
            <text:p>107</text:p>
          </table:table-cell>
          <table:table-cell table:formula="of:=([.S121]*[.$S$3])" office:value-type="float" office:value="308.882394022" calcext:value-type="float">
            <text:p>308.882394022</text:p>
          </table:table-cell>
        </table:table-row>
        <table:table-row table:style-name="ro1">
          <table:table-cell table:number-columns-repeated="18"/>
          <table:table-cell office:value-type="float" office:value="108" calcext:value-type="float">
            <text:p>108</text:p>
          </table:table-cell>
          <table:table-cell table:formula="of:=([.S122]*[.$S$3])" office:value-type="float" office:value="311.769145368" calcext:value-type="float">
            <text:p>311.769145368</text:p>
          </table:table-cell>
        </table:table-row>
        <table:table-row table:style-name="ro1">
          <table:table-cell table:number-columns-repeated="18"/>
          <table:table-cell office:value-type="float" office:value="109" calcext:value-type="float">
            <text:p>109</text:p>
          </table:table-cell>
          <table:table-cell table:formula="of:=([.S123]*[.$S$3])" office:value-type="float" office:value="314.655896714" calcext:value-type="float">
            <text:p>314.655896714</text:p>
          </table:table-cell>
        </table:table-row>
        <table:table-row table:style-name="ro1">
          <table:table-cell table:number-columns-repeated="18"/>
          <table:table-cell office:value-type="float" office:value="110" calcext:value-type="float">
            <text:p>110</text:p>
          </table:table-cell>
          <table:table-cell table:formula="of:=([.S124]*[.$S$3])" office:value-type="float" office:value="317.54264806" calcext:value-type="float">
            <text:p>317.54264806</text:p>
          </table:table-cell>
        </table:table-row>
        <table:table-row table:style-name="ro1">
          <table:table-cell table:number-columns-repeated="18"/>
          <table:table-cell office:value-type="float" office:value="111" calcext:value-type="float">
            <text:p>111</text:p>
          </table:table-cell>
          <table:table-cell table:formula="of:=([.S125]*[.$S$3])" office:value-type="float" office:value="320.429399406" calcext:value-type="float">
            <text:p>320.429399406</text:p>
          </table:table-cell>
        </table:table-row>
        <table:table-row table:style-name="ro1">
          <table:table-cell table:number-columns-repeated="18"/>
          <table:table-cell office:value-type="float" office:value="112" calcext:value-type="float">
            <text:p>112</text:p>
          </table:table-cell>
          <table:table-cell table:formula="of:=([.S126]*[.$S$3])" office:value-type="float" office:value="323.316150752" calcext:value-type="float">
            <text:p>323.316150752</text:p>
          </table:table-cell>
        </table:table-row>
        <table:table-row table:style-name="ro1">
          <table:table-cell table:number-columns-repeated="18"/>
          <table:table-cell office:value-type="float" office:value="113" calcext:value-type="float">
            <text:p>113</text:p>
          </table:table-cell>
          <table:table-cell table:formula="of:=([.S127]*[.$S$3])" office:value-type="float" office:value="326.202902098" calcext:value-type="float">
            <text:p>326.202902098</text:p>
          </table:table-cell>
        </table:table-row>
        <table:table-row table:style-name="ro1">
          <table:table-cell table:number-columns-repeated="18"/>
          <table:table-cell office:value-type="float" office:value="114" calcext:value-type="float">
            <text:p>114</text:p>
          </table:table-cell>
          <table:table-cell table:formula="of:=([.S128]*[.$S$3])" office:value-type="float" office:value="329.089653444" calcext:value-type="float">
            <text:p>329.089653444</text:p>
          </table:table-cell>
        </table:table-row>
        <table:table-row table:style-name="ro1">
          <table:table-cell table:number-columns-repeated="18"/>
          <table:table-cell office:value-type="float" office:value="115" calcext:value-type="float">
            <text:p>115</text:p>
          </table:table-cell>
          <table:table-cell table:formula="of:=([.S129]*[.$S$3])" office:value-type="float" office:value="331.97640479" calcext:value-type="float">
            <text:p>331.97640479</text:p>
          </table:table-cell>
        </table:table-row>
        <table:table-row table:style-name="ro1">
          <table:table-cell table:number-columns-repeated="18"/>
          <table:table-cell office:value-type="float" office:value="116" calcext:value-type="float">
            <text:p>116</text:p>
          </table:table-cell>
          <table:table-cell table:formula="of:=([.S130]*[.$S$3])" office:value-type="float" office:value="334.863156136" calcext:value-type="float">
            <text:p>334.863156136</text:p>
          </table:table-cell>
        </table:table-row>
        <table:table-row table:style-name="ro1">
          <table:table-cell table:number-columns-repeated="18"/>
          <table:table-cell office:value-type="float" office:value="117" calcext:value-type="float">
            <text:p>117</text:p>
          </table:table-cell>
          <table:table-cell table:formula="of:=([.S131]*[.$S$3])" office:value-type="float" office:value="337.749907482" calcext:value-type="float">
            <text:p>337.749907482</text:p>
          </table:table-cell>
        </table:table-row>
        <table:table-row table:style-name="ro1">
          <table:table-cell table:number-columns-repeated="18"/>
          <table:table-cell office:value-type="float" office:value="118" calcext:value-type="float">
            <text:p>118</text:p>
          </table:table-cell>
          <table:table-cell table:formula="of:=([.S132]*[.$S$3])" office:value-type="float" office:value="340.636658828" calcext:value-type="float">
            <text:p>340.636658828</text:p>
          </table:table-cell>
        </table:table-row>
        <table:table-row table:style-name="ro1">
          <table:table-cell table:number-columns-repeated="18"/>
          <table:table-cell office:value-type="float" office:value="119" calcext:value-type="float">
            <text:p>119</text:p>
          </table:table-cell>
          <table:table-cell table:formula="of:=([.S133]*[.$S$3])" office:value-type="float" office:value="343.523410174" calcext:value-type="float">
            <text:p>343.523410174</text:p>
          </table:table-cell>
        </table:table-row>
        <table:table-row table:style-name="ro1">
          <table:table-cell table:number-columns-repeated="18"/>
          <table:table-cell office:value-type="float" office:value="120" calcext:value-type="float">
            <text:p>120</text:p>
          </table:table-cell>
          <table:table-cell table:formula="of:=([.S134]*[.$S$3])" office:value-type="float" office:value="346.41016152" calcext:value-type="float">
            <text:p>346.41016152</text:p>
          </table:table-cell>
        </table:table-row>
        <table:table-row table:style-name="ro1">
          <table:table-cell table:number-columns-repeated="18"/>
          <table:table-cell office:value-type="float" office:value="121" calcext:value-type="float">
            <text:p>121</text:p>
          </table:table-cell>
          <table:table-cell table:formula="of:=([.S135]*[.$S$3])" office:value-type="float" office:value="349.296912866" calcext:value-type="float">
            <text:p>349.296912866</text:p>
          </table:table-cell>
        </table:table-row>
        <table:table-row table:style-name="ro1">
          <table:table-cell table:number-columns-repeated="18"/>
          <table:table-cell office:value-type="float" office:value="122" calcext:value-type="float">
            <text:p>122</text:p>
          </table:table-cell>
          <table:table-cell table:formula="of:=([.S136]*[.$S$3])" office:value-type="float" office:value="352.183664212" calcext:value-type="float">
            <text:p>352.183664212</text:p>
          </table:table-cell>
        </table:table-row>
        <table:table-row table:style-name="ro1">
          <table:table-cell table:number-columns-repeated="18"/>
          <table:table-cell office:value-type="float" office:value="123" calcext:value-type="float">
            <text:p>123</text:p>
          </table:table-cell>
          <table:table-cell table:formula="of:=([.S137]*[.$S$3])" office:value-type="float" office:value="355.070415558" calcext:value-type="float">
            <text:p>355.070415558</text:p>
          </table:table-cell>
        </table:table-row>
        <table:table-row table:style-name="ro1">
          <table:table-cell table:number-columns-repeated="18"/>
          <table:table-cell office:value-type="float" office:value="124" calcext:value-type="float">
            <text:p>124</text:p>
          </table:table-cell>
          <table:table-cell table:formula="of:=([.S138]*[.$S$3])" office:value-type="float" office:value="357.957166904" calcext:value-type="float">
            <text:p>357.957166904</text:p>
          </table:table-cell>
        </table:table-row>
        <table:table-row table:style-name="ro1">
          <table:table-cell table:number-columns-repeated="18"/>
          <table:table-cell office:value-type="float" office:value="125" calcext:value-type="float">
            <text:p>125</text:p>
          </table:table-cell>
          <table:table-cell table:formula="of:=([.S139]*[.$S$3])" office:value-type="float" office:value="360.84391825" calcext:value-type="float">
            <text:p>360.84391825</text:p>
          </table:table-cell>
        </table:table-row>
        <table:table-row table:style-name="ro1">
          <table:table-cell table:number-columns-repeated="18"/>
          <table:table-cell office:value-type="float" office:value="126" calcext:value-type="float">
            <text:p>126</text:p>
          </table:table-cell>
          <table:table-cell table:formula="of:=([.S140]*[.$S$3])" office:value-type="float" office:value="363.730669596" calcext:value-type="float">
            <text:p>363.730669596</text:p>
          </table:table-cell>
        </table:table-row>
        <table:table-row table:style-name="ro1">
          <table:table-cell table:number-columns-repeated="18"/>
          <table:table-cell office:value-type="float" office:value="127" calcext:value-type="float">
            <text:p>127</text:p>
          </table:table-cell>
          <table:table-cell table:formula="of:=([.S141]*[.$S$3])" office:value-type="float" office:value="366.617420942" calcext:value-type="float">
            <text:p>366.617420942</text:p>
          </table:table-cell>
        </table:table-row>
        <table:table-row table:style-name="ro1">
          <table:table-cell table:number-columns-repeated="18"/>
          <table:table-cell office:value-type="float" office:value="128" calcext:value-type="float">
            <text:p>128</text:p>
          </table:table-cell>
          <table:table-cell table:formula="of:=([.S142]*[.$S$3])" office:value-type="float" office:value="369.504172288" calcext:value-type="float">
            <text:p>369.504172288</text:p>
          </table:table-cell>
        </table:table-row>
        <table:table-row table:style-name="ro1">
          <table:table-cell table:number-columns-repeated="18"/>
          <table:table-cell office:value-type="float" office:value="129" calcext:value-type="float">
            <text:p>129</text:p>
          </table:table-cell>
          <table:table-cell table:formula="of:=([.S143]*[.$S$3])" office:value-type="float" office:value="372.390923634" calcext:value-type="float">
            <text:p>372.390923634</text:p>
          </table:table-cell>
        </table:table-row>
        <table:table-row table:style-name="ro1">
          <table:table-cell table:number-columns-repeated="18"/>
          <table:table-cell office:value-type="float" office:value="130" calcext:value-type="float">
            <text:p>130</text:p>
          </table:table-cell>
          <table:table-cell table:formula="of:=([.S144]*[.$S$3])" office:value-type="float" office:value="375.27767498" calcext:value-type="float">
            <text:p>375.27767498</text:p>
          </table:table-cell>
        </table:table-row>
        <table:table-row table:style-name="ro1">
          <table:table-cell table:number-columns-repeated="18"/>
          <table:table-cell office:value-type="float" office:value="131" calcext:value-type="float">
            <text:p>131</text:p>
          </table:table-cell>
          <table:table-cell table:formula="of:=([.S145]*[.$S$3])" office:value-type="float" office:value="378.164426326" calcext:value-type="float">
            <text:p>378.164426326</text:p>
          </table:table-cell>
        </table:table-row>
        <table:table-row table:style-name="ro1">
          <table:table-cell table:number-columns-repeated="18"/>
          <table:table-cell office:value-type="float" office:value="132" calcext:value-type="float">
            <text:p>132</text:p>
          </table:table-cell>
          <table:table-cell table:formula="of:=([.S146]*[.$S$3])" office:value-type="float" office:value="381.051177672" calcext:value-type="float">
            <text:p>381.051177672</text:p>
          </table:table-cell>
        </table:table-row>
        <table:table-row table:style-name="ro1">
          <table:table-cell table:number-columns-repeated="18"/>
          <table:table-cell office:value-type="float" office:value="133" calcext:value-type="float">
            <text:p>133</text:p>
          </table:table-cell>
          <table:table-cell table:formula="of:=([.S147]*[.$S$3])" office:value-type="float" office:value="383.937929018" calcext:value-type="float">
            <text:p>383.937929018</text:p>
          </table:table-cell>
        </table:table-row>
        <table:table-row table:style-name="ro1">
          <table:table-cell table:number-columns-repeated="18"/>
          <table:table-cell office:value-type="float" office:value="134" calcext:value-type="float">
            <text:p>134</text:p>
          </table:table-cell>
          <table:table-cell table:formula="of:=([.S148]*[.$S$3])" office:value-type="float" office:value="386.824680364" calcext:value-type="float">
            <text:p>386.824680364</text:p>
          </table:table-cell>
        </table:table-row>
        <table:table-row table:style-name="ro1">
          <table:table-cell table:number-columns-repeated="18"/>
          <table:table-cell office:value-type="float" office:value="135" calcext:value-type="float">
            <text:p>135</text:p>
          </table:table-cell>
          <table:table-cell table:formula="of:=([.S149]*[.$S$3])" office:value-type="float" office:value="389.71143171" calcext:value-type="float">
            <text:p>389.71143171</text:p>
          </table:table-cell>
        </table:table-row>
        <table:table-row table:style-name="ro1">
          <table:table-cell table:number-columns-repeated="18"/>
          <table:table-cell office:value-type="float" office:value="136" calcext:value-type="float">
            <text:p>136</text:p>
          </table:table-cell>
          <table:table-cell table:formula="of:=([.S150]*[.$S$3])" office:value-type="float" office:value="392.598183056" calcext:value-type="float">
            <text:p>392.598183056</text:p>
          </table:table-cell>
        </table:table-row>
        <table:table-row table:style-name="ro1">
          <table:table-cell table:number-columns-repeated="18"/>
          <table:table-cell office:value-type="float" office:value="137" calcext:value-type="float">
            <text:p>137</text:p>
          </table:table-cell>
          <table:table-cell table:formula="of:=([.S151]*[.$S$3])" office:value-type="float" office:value="395.484934402" calcext:value-type="float">
            <text:p>395.484934402</text:p>
          </table:table-cell>
        </table:table-row>
        <table:table-row table:style-name="ro1">
          <table:table-cell table:number-columns-repeated="18"/>
          <table:table-cell office:value-type="float" office:value="138" calcext:value-type="float">
            <text:p>138</text:p>
          </table:table-cell>
          <table:table-cell table:formula="of:=([.S152]*[.$S$3])" office:value-type="float" office:value="398.371685748" calcext:value-type="float">
            <text:p>398.371685748</text:p>
          </table:table-cell>
        </table:table-row>
        <table:table-row table:style-name="ro1">
          <table:table-cell table:number-columns-repeated="18"/>
          <table:table-cell office:value-type="float" office:value="139" calcext:value-type="float">
            <text:p>139</text:p>
          </table:table-cell>
          <table:table-cell table:formula="of:=([.S153]*[.$S$3])" office:value-type="float" office:value="401.258437094" calcext:value-type="float">
            <text:p>401.258437094</text:p>
          </table:table-cell>
        </table:table-row>
        <table:table-row table:style-name="ro1">
          <table:table-cell table:number-columns-repeated="18"/>
          <table:table-cell office:value-type="float" office:value="140" calcext:value-type="float">
            <text:p>140</text:p>
          </table:table-cell>
          <table:table-cell table:formula="of:=([.S154]*[.$S$3])" office:value-type="float" office:value="404.14518844" calcext:value-type="float">
            <text:p>404.14518844</text:p>
          </table:table-cell>
        </table:table-row>
        <table:table-row table:style-name="ro1">
          <table:table-cell table:number-columns-repeated="18"/>
          <table:table-cell office:value-type="float" office:value="141" calcext:value-type="float">
            <text:p>141</text:p>
          </table:table-cell>
          <table:table-cell table:formula="of:=([.S155]*[.$S$3])" office:value-type="float" office:value="407.031939786" calcext:value-type="float">
            <text:p>407.031939786</text:p>
          </table:table-cell>
        </table:table-row>
        <table:table-row table:style-name="ro1">
          <table:table-cell table:number-columns-repeated="18"/>
          <table:table-cell office:value-type="float" office:value="142" calcext:value-type="float">
            <text:p>142</text:p>
          </table:table-cell>
          <table:table-cell table:formula="of:=([.S156]*[.$S$3])" office:value-type="float" office:value="409.918691132" calcext:value-type="float">
            <text:p>409.918691132</text:p>
          </table:table-cell>
        </table:table-row>
        <table:table-row table:style-name="ro1">
          <table:table-cell table:number-columns-repeated="18"/>
          <table:table-cell office:value-type="float" office:value="143" calcext:value-type="float">
            <text:p>143</text:p>
          </table:table-cell>
          <table:table-cell table:formula="of:=([.S157]*[.$S$3])" office:value-type="float" office:value="412.805442478" calcext:value-type="float">
            <text:p>412.805442478</text:p>
          </table:table-cell>
        </table:table-row>
        <table:table-row table:style-name="ro1">
          <table:table-cell table:number-columns-repeated="18"/>
          <table:table-cell office:value-type="float" office:value="144" calcext:value-type="float">
            <text:p>144</text:p>
          </table:table-cell>
          <table:table-cell table:formula="of:=([.S158]*[.$S$3])" office:value-type="float" office:value="415.692193824" calcext:value-type="float">
            <text:p>415.692193824</text:p>
          </table:table-cell>
        </table:table-row>
        <table:table-row table:style-name="ro1">
          <table:table-cell table:number-columns-repeated="18"/>
          <table:table-cell office:value-type="float" office:value="145" calcext:value-type="float">
            <text:p>145</text:p>
          </table:table-cell>
          <table:table-cell table:formula="of:=([.S159]*[.$S$3])" office:value-type="float" office:value="418.57894517" calcext:value-type="float">
            <text:p>418.57894517</text:p>
          </table:table-cell>
        </table:table-row>
        <table:table-row table:style-name="ro1">
          <table:table-cell table:number-columns-repeated="18"/>
          <table:table-cell office:value-type="float" office:value="146" calcext:value-type="float">
            <text:p>146</text:p>
          </table:table-cell>
          <table:table-cell table:formula="of:=([.S160]*[.$S$3])" office:value-type="float" office:value="421.465696516" calcext:value-type="float">
            <text:p>421.465696516</text:p>
          </table:table-cell>
        </table:table-row>
        <table:table-row table:style-name="ro1">
          <table:table-cell table:number-columns-repeated="18"/>
          <table:table-cell office:value-type="float" office:value="147" calcext:value-type="float">
            <text:p>147</text:p>
          </table:table-cell>
          <table:table-cell table:formula="of:=([.S161]*[.$S$3])" office:value-type="float" office:value="424.352447862" calcext:value-type="float">
            <text:p>424.352447862</text:p>
          </table:table-cell>
        </table:table-row>
        <table:table-row table:style-name="ro1">
          <table:table-cell table:number-columns-repeated="18"/>
          <table:table-cell office:value-type="float" office:value="148" calcext:value-type="float">
            <text:p>148</text:p>
          </table:table-cell>
          <table:table-cell table:formula="of:=([.S162]*[.$S$3])" office:value-type="float" office:value="427.239199208" calcext:value-type="float">
            <text:p>427.239199208</text:p>
          </table:table-cell>
        </table:table-row>
        <table:table-row table:style-name="ro1">
          <table:table-cell table:number-columns-repeated="18"/>
          <table:table-cell office:value-type="float" office:value="149" calcext:value-type="float">
            <text:p>149</text:p>
          </table:table-cell>
          <table:table-cell table:formula="of:=([.S163]*[.$S$3])" office:value-type="float" office:value="430.125950554" calcext:value-type="float">
            <text:p>430.125950554</text:p>
          </table:table-cell>
        </table:table-row>
        <table:table-row table:style-name="ro1">
          <table:table-cell table:number-columns-repeated="18"/>
          <table:table-cell office:value-type="float" office:value="150" calcext:value-type="float">
            <text:p>150</text:p>
          </table:table-cell>
          <table:table-cell table:formula="of:=([.S164]*[.$S$3])" office:value-type="float" office:value="433.0127019" calcext:value-type="float">
            <text:p>433.0127019</text:p>
          </table:table-cell>
        </table:table-row>
        <table:table-row table:style-name="ro1">
          <table:table-cell table:number-columns-repeated="18"/>
          <table:table-cell office:value-type="float" office:value="151" calcext:value-type="float">
            <text:p>151</text:p>
          </table:table-cell>
          <table:table-cell table:formula="of:=([.S165]*[.$S$3])" office:value-type="float" office:value="435.899453246" calcext:value-type="float">
            <text:p>435.899453246</text:p>
          </table:table-cell>
        </table:table-row>
        <table:table-row table:style-name="ro1">
          <table:table-cell table:number-columns-repeated="18"/>
          <table:table-cell office:value-type="float" office:value="152" calcext:value-type="float">
            <text:p>152</text:p>
          </table:table-cell>
          <table:table-cell table:formula="of:=([.S166]*[.$S$3])" office:value-type="float" office:value="438.786204592" calcext:value-type="float">
            <text:p>438.786204592</text:p>
          </table:table-cell>
        </table:table-row>
        <table:table-row table:style-name="ro1">
          <table:table-cell table:number-columns-repeated="18"/>
          <table:table-cell office:value-type="float" office:value="153" calcext:value-type="float">
            <text:p>153</text:p>
          </table:table-cell>
          <table:table-cell table:formula="of:=([.S167]*[.$S$3])" office:value-type="float" office:value="441.672955938" calcext:value-type="float">
            <text:p>441.672955938</text:p>
          </table:table-cell>
        </table:table-row>
        <table:table-row table:style-name="ro1">
          <table:table-cell table:number-columns-repeated="18"/>
          <table:table-cell office:value-type="float" office:value="154" calcext:value-type="float">
            <text:p>154</text:p>
          </table:table-cell>
          <table:table-cell table:formula="of:=([.S168]*[.$S$3])" office:value-type="float" office:value="444.559707284" calcext:value-type="float">
            <text:p>444.559707284</text:p>
          </table:table-cell>
        </table:table-row>
        <table:table-row table:style-name="ro1">
          <table:table-cell table:number-columns-repeated="18"/>
          <table:table-cell office:value-type="float" office:value="155" calcext:value-type="float">
            <text:p>155</text:p>
          </table:table-cell>
          <table:table-cell table:formula="of:=([.S169]*[.$S$3])" office:value-type="float" office:value="447.44645863" calcext:value-type="float">
            <text:p>447.44645863</text:p>
          </table:table-cell>
        </table:table-row>
        <table:table-row table:style-name="ro1">
          <table:table-cell table:number-columns-repeated="18"/>
          <table:table-cell office:value-type="float" office:value="156" calcext:value-type="float">
            <text:p>156</text:p>
          </table:table-cell>
          <table:table-cell table:formula="of:=([.S170]*[.$S$3])" office:value-type="float" office:value="450.333209976" calcext:value-type="float">
            <text:p>450.333209976</text:p>
          </table:table-cell>
        </table:table-row>
        <table:table-row table:style-name="ro1">
          <table:table-cell table:number-columns-repeated="18"/>
          <table:table-cell office:value-type="float" office:value="157" calcext:value-type="float">
            <text:p>157</text:p>
          </table:table-cell>
          <table:table-cell table:formula="of:=([.S171]*[.$S$3])" office:value-type="float" office:value="453.219961322" calcext:value-type="float">
            <text:p>453.219961322</text:p>
          </table:table-cell>
        </table:table-row>
        <table:table-row table:style-name="ro1">
          <table:table-cell table:number-columns-repeated="18"/>
          <table:table-cell office:value-type="float" office:value="158" calcext:value-type="float">
            <text:p>158</text:p>
          </table:table-cell>
          <table:table-cell table:formula="of:=([.S172]*[.$S$3])" office:value-type="float" office:value="456.106712668" calcext:value-type="float">
            <text:p>456.106712668</text:p>
          </table:table-cell>
        </table:table-row>
        <table:table-row table:style-name="ro1">
          <table:table-cell table:number-columns-repeated="18"/>
          <table:table-cell office:value-type="float" office:value="159" calcext:value-type="float">
            <text:p>159</text:p>
          </table:table-cell>
          <table:table-cell table:formula="of:=([.S173]*[.$S$3])" office:value-type="float" office:value="458.993464014" calcext:value-type="float">
            <text:p>458.993464014</text:p>
          </table:table-cell>
        </table:table-row>
        <table:table-row table:style-name="ro1">
          <table:table-cell table:number-columns-repeated="18"/>
          <table:table-cell office:value-type="float" office:value="160" calcext:value-type="float">
            <text:p>160</text:p>
          </table:table-cell>
          <table:table-cell table:formula="of:=([.S174]*[.$S$3])" office:value-type="float" office:value="461.88021536" calcext:value-type="float">
            <text:p>461.88021536</text:p>
          </table:table-cell>
        </table:table-row>
        <table:table-row table:style-name="ro1">
          <table:table-cell table:number-columns-repeated="18"/>
          <table:table-cell office:value-type="float" office:value="161" calcext:value-type="float">
            <text:p>161</text:p>
          </table:table-cell>
          <table:table-cell table:formula="of:=([.S175]*[.$S$3])" office:value-type="float" office:value="464.766966706" calcext:value-type="float">
            <text:p>464.766966706</text:p>
          </table:table-cell>
        </table:table-row>
        <table:table-row table:style-name="ro1">
          <table:table-cell table:number-columns-repeated="18"/>
          <table:table-cell office:value-type="float" office:value="162" calcext:value-type="float">
            <text:p>162</text:p>
          </table:table-cell>
          <table:table-cell table:formula="of:=([.S176]*[.$S$3])" office:value-type="float" office:value="467.653718052" calcext:value-type="float">
            <text:p>467.653718052</text:p>
          </table:table-cell>
        </table:table-row>
        <table:table-row table:style-name="ro1">
          <table:table-cell table:number-columns-repeated="18"/>
          <table:table-cell office:value-type="float" office:value="163" calcext:value-type="float">
            <text:p>163</text:p>
          </table:table-cell>
          <table:table-cell table:formula="of:=([.S177]*[.$S$3])" office:value-type="float" office:value="470.540469398" calcext:value-type="float">
            <text:p>470.540469398</text:p>
          </table:table-cell>
        </table:table-row>
        <table:table-row table:style-name="ro1">
          <table:table-cell table:number-columns-repeated="18"/>
          <table:table-cell office:value-type="float" office:value="164" calcext:value-type="float">
            <text:p>164</text:p>
          </table:table-cell>
          <table:table-cell table:formula="of:=([.S178]*[.$S$3])" office:value-type="float" office:value="473.427220744" calcext:value-type="float">
            <text:p>473.427220744</text:p>
          </table:table-cell>
        </table:table-row>
        <table:table-row table:style-name="ro1">
          <table:table-cell table:number-columns-repeated="18"/>
          <table:table-cell office:value-type="float" office:value="165" calcext:value-type="float">
            <text:p>165</text:p>
          </table:table-cell>
          <table:table-cell table:formula="of:=([.S179]*[.$S$3])" office:value-type="float" office:value="476.31397209" calcext:value-type="float">
            <text:p>476.31397209</text:p>
          </table:table-cell>
        </table:table-row>
        <table:table-row table:style-name="ro1">
          <table:table-cell table:number-columns-repeated="18"/>
          <table:table-cell office:value-type="float" office:value="166" calcext:value-type="float">
            <text:p>166</text:p>
          </table:table-cell>
          <table:table-cell table:formula="of:=([.S180]*[.$S$3])" office:value-type="float" office:value="479.200723436" calcext:value-type="float">
            <text:p>479.200723436</text:p>
          </table:table-cell>
        </table:table-row>
        <table:table-row table:style-name="ro1">
          <table:table-cell table:number-columns-repeated="18"/>
          <table:table-cell office:value-type="float" office:value="167" calcext:value-type="float">
            <text:p>167</text:p>
          </table:table-cell>
          <table:table-cell table:formula="of:=([.S181]*[.$S$3])" office:value-type="float" office:value="482.087474782" calcext:value-type="float">
            <text:p>482.087474782</text:p>
          </table:table-cell>
        </table:table-row>
        <table:table-row table:style-name="ro1">
          <table:table-cell table:number-columns-repeated="18"/>
          <table:table-cell office:value-type="float" office:value="168" calcext:value-type="float">
            <text:p>168</text:p>
          </table:table-cell>
          <table:table-cell table:formula="of:=([.S182]*[.$S$3])" office:value-type="float" office:value="484.974226128" calcext:value-type="float">
            <text:p>484.974226128</text:p>
          </table:table-cell>
        </table:table-row>
        <table:table-row table:style-name="ro1">
          <table:table-cell table:number-columns-repeated="18"/>
          <table:table-cell office:value-type="float" office:value="169" calcext:value-type="float">
            <text:p>169</text:p>
          </table:table-cell>
          <table:table-cell table:formula="of:=([.S183]*[.$S$3])" office:value-type="float" office:value="487.860977474" calcext:value-type="float">
            <text:p>487.860977474</text:p>
          </table:table-cell>
        </table:table-row>
        <table:table-row table:style-name="ro1">
          <table:table-cell table:number-columns-repeated="18"/>
          <table:table-cell office:value-type="float" office:value="170" calcext:value-type="float">
            <text:p>170</text:p>
          </table:table-cell>
          <table:table-cell table:formula="of:=([.S184]*[.$S$3])" office:value-type="float" office:value="490.74772882" calcext:value-type="float">
            <text:p>490.74772882</text:p>
          </table:table-cell>
        </table:table-row>
        <table:table-row table:style-name="ro1">
          <table:table-cell table:number-columns-repeated="18"/>
          <table:table-cell office:value-type="float" office:value="171" calcext:value-type="float">
            <text:p>171</text:p>
          </table:table-cell>
          <table:table-cell table:formula="of:=([.S185]*[.$S$3])" office:value-type="float" office:value="493.634480166" calcext:value-type="float">
            <text:p>493.634480166</text:p>
          </table:table-cell>
        </table:table-row>
        <table:table-row table:style-name="ro1">
          <table:table-cell table:number-columns-repeated="18"/>
          <table:table-cell office:value-type="float" office:value="172" calcext:value-type="float">
            <text:p>172</text:p>
          </table:table-cell>
          <table:table-cell table:formula="of:=([.S186]*[.$S$3])" office:value-type="float" office:value="496.521231512" calcext:value-type="float">
            <text:p>496.521231512</text:p>
          </table:table-cell>
        </table:table-row>
        <table:table-row table:style-name="ro1">
          <table:table-cell table:number-columns-repeated="18"/>
          <table:table-cell office:value-type="float" office:value="173" calcext:value-type="float">
            <text:p>173</text:p>
          </table:table-cell>
          <table:table-cell table:formula="of:=([.S187]*[.$S$3])" office:value-type="float" office:value="499.407982858" calcext:value-type="float">
            <text:p>499.407982858</text:p>
          </table:table-cell>
        </table:table-row>
        <table:table-row table:style-name="ro1">
          <table:table-cell table:number-columns-repeated="18"/>
          <table:table-cell office:value-type="float" office:value="174" calcext:value-type="float">
            <text:p>174</text:p>
          </table:table-cell>
          <table:table-cell table:formula="of:=([.S188]*[.$S$3])" office:value-type="float" office:value="502.294734204" calcext:value-type="float">
            <text:p>502.294734204</text:p>
          </table:table-cell>
        </table:table-row>
        <table:table-row table:style-name="ro1">
          <table:table-cell table:number-columns-repeated="18"/>
          <table:table-cell office:value-type="float" office:value="175" calcext:value-type="float">
            <text:p>175</text:p>
          </table:table-cell>
          <table:table-cell table:formula="of:=([.S189]*[.$S$3])" office:value-type="float" office:value="505.18148555" calcext:value-type="float">
            <text:p>505.18148555</text:p>
          </table:table-cell>
        </table:table-row>
        <table:table-row table:style-name="ro1">
          <table:table-cell table:number-columns-repeated="18"/>
          <table:table-cell office:value-type="float" office:value="176" calcext:value-type="float">
            <text:p>176</text:p>
          </table:table-cell>
          <table:table-cell table:formula="of:=([.S190]*[.$S$3])" office:value-type="float" office:value="508.068236896" calcext:value-type="float">
            <text:p>508.068236896</text:p>
          </table:table-cell>
        </table:table-row>
        <table:table-row table:style-name="ro1">
          <table:table-cell table:number-columns-repeated="18"/>
          <table:table-cell office:value-type="float" office:value="177" calcext:value-type="float">
            <text:p>177</text:p>
          </table:table-cell>
          <table:table-cell table:formula="of:=([.S191]*[.$S$3])" office:value-type="float" office:value="510.954988242" calcext:value-type="float">
            <text:p>510.954988242</text:p>
          </table:table-cell>
        </table:table-row>
        <table:table-row table:style-name="ro1">
          <table:table-cell table:number-columns-repeated="18"/>
          <table:table-cell office:value-type="float" office:value="178" calcext:value-type="float">
            <text:p>178</text:p>
          </table:table-cell>
          <table:table-cell table:formula="of:=([.S192]*[.$S$3])" office:value-type="float" office:value="513.841739588" calcext:value-type="float">
            <text:p>513.841739588</text:p>
          </table:table-cell>
        </table:table-row>
        <table:table-row table:style-name="ro1">
          <table:table-cell table:number-columns-repeated="18"/>
          <table:table-cell office:value-type="float" office:value="179" calcext:value-type="float">
            <text:p>179</text:p>
          </table:table-cell>
          <table:table-cell table:formula="of:=([.S193]*[.$S$3])" office:value-type="float" office:value="516.728490934" calcext:value-type="float">
            <text:p>516.728490934</text:p>
          </table:table-cell>
        </table:table-row>
        <table:table-row table:style-name="ro1">
          <table:table-cell table:number-columns-repeated="18"/>
          <table:table-cell office:value-type="float" office:value="180" calcext:value-type="float">
            <text:p>180</text:p>
          </table:table-cell>
          <table:table-cell table:formula="of:=([.S194]*[.$S$3])" office:value-type="float" office:value="519.61524228" calcext:value-type="float">
            <text:p>519.61524228</text:p>
          </table:table-cell>
        </table:table-row>
        <table:table-row table:style-name="ro1">
          <table:table-cell table:number-columns-repeated="18"/>
          <table:table-cell office:value-type="float" office:value="181" calcext:value-type="float">
            <text:p>181</text:p>
          </table:table-cell>
          <table:table-cell table:formula="of:=([.S195]*[.$S$3])" office:value-type="float" office:value="522.501993626" calcext:value-type="float">
            <text:p>522.501993626</text:p>
          </table:table-cell>
        </table:table-row>
        <table:table-row table:style-name="ro1">
          <table:table-cell table:number-columns-repeated="18"/>
          <table:table-cell office:value-type="float" office:value="182" calcext:value-type="float">
            <text:p>182</text:p>
          </table:table-cell>
          <table:table-cell table:formula="of:=([.S196]*[.$S$3])" office:value-type="float" office:value="525.388744972" calcext:value-type="float">
            <text:p>525.388744972</text:p>
          </table:table-cell>
        </table:table-row>
        <table:table-row table:style-name="ro1">
          <table:table-cell table:number-columns-repeated="18"/>
          <table:table-cell office:value-type="float" office:value="183" calcext:value-type="float">
            <text:p>183</text:p>
          </table:table-cell>
          <table:table-cell table:formula="of:=([.S197]*[.$S$3])" office:value-type="float" office:value="528.275496318" calcext:value-type="float">
            <text:p>528.275496318</text:p>
          </table:table-cell>
        </table:table-row>
        <table:table-row table:style-name="ro1">
          <table:table-cell table:number-columns-repeated="18"/>
          <table:table-cell office:value-type="float" office:value="184" calcext:value-type="float">
            <text:p>184</text:p>
          </table:table-cell>
          <table:table-cell table:formula="of:=([.S198]*[.$S$3])" office:value-type="float" office:value="531.162247664" calcext:value-type="float">
            <text:p>531.162247664</text:p>
          </table:table-cell>
        </table:table-row>
        <table:table-row table:style-name="ro1">
          <table:table-cell table:number-columns-repeated="18"/>
          <table:table-cell office:value-type="float" office:value="185" calcext:value-type="float">
            <text:p>185</text:p>
          </table:table-cell>
          <table:table-cell table:formula="of:=([.S199]*[.$S$3])" office:value-type="float" office:value="534.04899901" calcext:value-type="float">
            <text:p>534.04899901</text:p>
          </table:table-cell>
        </table:table-row>
        <table:table-row table:style-name="ro1">
          <table:table-cell table:number-columns-repeated="18"/>
          <table:table-cell office:value-type="float" office:value="186" calcext:value-type="float">
            <text:p>186</text:p>
          </table:table-cell>
          <table:table-cell table:formula="of:=([.S200]*[.$S$3])" office:value-type="float" office:value="536.935750356" calcext:value-type="float">
            <text:p>536.935750356</text:p>
          </table:table-cell>
        </table:table-row>
        <table:table-row table:style-name="ro1">
          <table:table-cell table:number-columns-repeated="18"/>
          <table:table-cell office:value-type="float" office:value="187" calcext:value-type="float">
            <text:p>187</text:p>
          </table:table-cell>
          <table:table-cell table:formula="of:=([.S201]*[.$S$3])" office:value-type="float" office:value="539.822501702" calcext:value-type="float">
            <text:p>539.822501702</text:p>
          </table:table-cell>
        </table:table-row>
        <table:table-row table:style-name="ro1">
          <table:table-cell table:number-columns-repeated="18"/>
          <table:table-cell office:value-type="float" office:value="188" calcext:value-type="float">
            <text:p>188</text:p>
          </table:table-cell>
          <table:table-cell table:formula="of:=([.S202]*[.$S$3])" office:value-type="float" office:value="542.709253048" calcext:value-type="float">
            <text:p>542.709253048</text:p>
          </table:table-cell>
        </table:table-row>
        <table:table-row table:style-name="ro1">
          <table:table-cell table:number-columns-repeated="18"/>
          <table:table-cell office:value-type="float" office:value="189" calcext:value-type="float">
            <text:p>189</text:p>
          </table:table-cell>
          <table:table-cell table:formula="of:=([.S203]*[.$S$3])" office:value-type="float" office:value="545.596004394" calcext:value-type="float">
            <text:p>545.596004394</text:p>
          </table:table-cell>
        </table:table-row>
        <table:table-row table:style-name="ro1">
          <table:table-cell table:number-columns-repeated="18"/>
          <table:table-cell office:value-type="float" office:value="190" calcext:value-type="float">
            <text:p>190</text:p>
          </table:table-cell>
          <table:table-cell table:formula="of:=([.S204]*[.$S$3])" office:value-type="float" office:value="548.48275574" calcext:value-type="float">
            <text:p>548.48275574</text:p>
          </table:table-cell>
        </table:table-row>
        <table:table-row table:style-name="ro1">
          <table:table-cell table:number-columns-repeated="18"/>
          <table:table-cell office:value-type="float" office:value="191" calcext:value-type="float">
            <text:p>191</text:p>
          </table:table-cell>
          <table:table-cell table:formula="of:=([.S205]*[.$S$3])" office:value-type="float" office:value="551.369507086" calcext:value-type="float">
            <text:p>551.369507086</text:p>
          </table:table-cell>
        </table:table-row>
        <table:table-row table:style-name="ro1">
          <table:table-cell table:number-columns-repeated="18"/>
          <table:table-cell office:value-type="float" office:value="192" calcext:value-type="float">
            <text:p>192</text:p>
          </table:table-cell>
          <table:table-cell table:formula="of:=([.S206]*[.$S$3])" office:value-type="float" office:value="554.256258432" calcext:value-type="float">
            <text:p>554.256258432</text:p>
          </table:table-cell>
        </table:table-row>
        <table:table-row table:style-name="ro1">
          <table:table-cell table:number-columns-repeated="18"/>
          <table:table-cell office:value-type="float" office:value="193" calcext:value-type="float">
            <text:p>193</text:p>
          </table:table-cell>
          <table:table-cell table:formula="of:=([.S207]*[.$S$3])" office:value-type="float" office:value="557.143009778" calcext:value-type="float">
            <text:p>557.143009778</text:p>
          </table:table-cell>
        </table:table-row>
        <table:table-row table:style-name="ro1">
          <table:table-cell table:number-columns-repeated="18"/>
          <table:table-cell office:value-type="float" office:value="194" calcext:value-type="float">
            <text:p>194</text:p>
          </table:table-cell>
          <table:table-cell table:formula="of:=([.S208]*[.$S$3])" office:value-type="float" office:value="560.029761124" calcext:value-type="float">
            <text:p>560.029761124</text:p>
          </table:table-cell>
        </table:table-row>
        <table:table-row table:style-name="ro1">
          <table:table-cell table:number-columns-repeated="18"/>
          <table:table-cell office:value-type="float" office:value="195" calcext:value-type="float">
            <text:p>195</text:p>
          </table:table-cell>
          <table:table-cell table:formula="of:=([.S209]*[.$S$3])" office:value-type="float" office:value="562.91651247" calcext:value-type="float">
            <text:p>562.91651247</text:p>
          </table:table-cell>
        </table:table-row>
        <table:table-row table:style-name="ro1">
          <table:table-cell table:number-columns-repeated="18"/>
          <table:table-cell office:value-type="float" office:value="196" calcext:value-type="float">
            <text:p>196</text:p>
          </table:table-cell>
          <table:table-cell table:formula="of:=([.S210]*[.$S$3])" office:value-type="float" office:value="565.803263816" calcext:value-type="float">
            <text:p>565.803263816</text:p>
          </table:table-cell>
        </table:table-row>
        <table:table-row table:style-name="ro1">
          <table:table-cell table:number-columns-repeated="18"/>
          <table:table-cell office:value-type="float" office:value="197" calcext:value-type="float">
            <text:p>197</text:p>
          </table:table-cell>
          <table:table-cell table:formula="of:=([.S211]*[.$S$3])" office:value-type="float" office:value="568.690015162" calcext:value-type="float">
            <text:p>568.690015162</text:p>
          </table:table-cell>
        </table:table-row>
        <table:table-row table:style-name="ro1">
          <table:table-cell table:number-columns-repeated="18"/>
          <table:table-cell office:value-type="float" office:value="198" calcext:value-type="float">
            <text:p>198</text:p>
          </table:table-cell>
          <table:table-cell table:formula="of:=([.S212]*[.$S$3])" office:value-type="float" office:value="571.576766508" calcext:value-type="float">
            <text:p>571.576766508</text:p>
          </table:table-cell>
        </table:table-row>
        <table:table-row table:style-name="ro1">
          <table:table-cell table:number-columns-repeated="18"/>
          <table:table-cell office:value-type="float" office:value="199" calcext:value-type="float">
            <text:p>199</text:p>
          </table:table-cell>
          <table:table-cell table:formula="of:=([.S213]*[.$S$3])" office:value-type="float" office:value="574.463517854" calcext:value-type="float">
            <text:p>574.463517854</text:p>
          </table:table-cell>
        </table:table-row>
        <table:table-row table:style-name="ro1">
          <table:table-cell table:number-columns-repeated="18"/>
          <table:table-cell office:value-type="float" office:value="200" calcext:value-type="float">
            <text:p>200</text:p>
          </table:table-cell>
          <table:table-cell table:formula="of:=([.S214]*[.$S$3])" office:value-type="float" office:value="577.3502692" calcext:value-type="float">
            <text:p>577.3502692</text:p>
          </table:table-cell>
        </table:table-row>
        <table:table-row table:style-name="ro1">
          <table:table-cell table:number-columns-repeated="18"/>
          <table:table-cell office:value-type="float" office:value="201" calcext:value-type="float">
            <text:p>201</text:p>
          </table:table-cell>
          <table:table-cell table:formula="of:=([.S215]*[.$S$3])" office:value-type="float" office:value="580.237020546" calcext:value-type="float">
            <text:p>580.237020546</text:p>
          </table:table-cell>
        </table:table-row>
        <table:table-row table:style-name="ro1">
          <table:table-cell table:number-columns-repeated="18"/>
          <table:table-cell office:value-type="float" office:value="202" calcext:value-type="float">
            <text:p>202</text:p>
          </table:table-cell>
          <table:table-cell table:formula="of:=([.S216]*[.$S$3])" office:value-type="float" office:value="583.123771892" calcext:value-type="float">
            <text:p>583.123771892</text:p>
          </table:table-cell>
        </table:table-row>
        <table:table-row table:style-name="ro1">
          <table:table-cell table:number-columns-repeated="18"/>
          <table:table-cell office:value-type="float" office:value="203" calcext:value-type="float">
            <text:p>203</text:p>
          </table:table-cell>
          <table:table-cell table:formula="of:=([.S217]*[.$S$3])" office:value-type="float" office:value="586.010523238" calcext:value-type="float">
            <text:p>586.010523238</text:p>
          </table:table-cell>
        </table:table-row>
        <table:table-row table:style-name="ro1">
          <table:table-cell table:number-columns-repeated="18"/>
          <table:table-cell office:value-type="float" office:value="204" calcext:value-type="float">
            <text:p>204</text:p>
          </table:table-cell>
          <table:table-cell table:formula="of:=([.S218]*[.$S$3])" office:value-type="float" office:value="588.897274584" calcext:value-type="float">
            <text:p>588.897274584</text:p>
          </table:table-cell>
        </table:table-row>
        <table:table-row table:style-name="ro1">
          <table:table-cell table:number-columns-repeated="18"/>
          <table:table-cell office:value-type="float" office:value="205" calcext:value-type="float">
            <text:p>205</text:p>
          </table:table-cell>
          <table:table-cell table:formula="of:=([.S219]*[.$S$3])" office:value-type="float" office:value="591.78402593" calcext:value-type="float">
            <text:p>591.78402593</text:p>
          </table:table-cell>
        </table:table-row>
        <table:table-row table:style-name="ro1">
          <table:table-cell table:number-columns-repeated="18"/>
          <table:table-cell office:value-type="float" office:value="206" calcext:value-type="float">
            <text:p>206</text:p>
          </table:table-cell>
          <table:table-cell table:formula="of:=([.S220]*[.$S$3])" office:value-type="float" office:value="594.670777276" calcext:value-type="float">
            <text:p>594.670777276</text:p>
          </table:table-cell>
        </table:table-row>
        <table:table-row table:style-name="ro1">
          <table:table-cell table:number-columns-repeated="18"/>
          <table:table-cell office:value-type="float" office:value="207" calcext:value-type="float">
            <text:p>207</text:p>
          </table:table-cell>
          <table:table-cell table:formula="of:=([.S221]*[.$S$3])" office:value-type="float" office:value="597.557528622" calcext:value-type="float">
            <text:p>597.557528622</text:p>
          </table:table-cell>
        </table:table-row>
        <table:table-row table:style-name="ro1">
          <table:table-cell table:number-columns-repeated="18"/>
          <table:table-cell office:value-type="float" office:value="208" calcext:value-type="float">
            <text:p>208</text:p>
          </table:table-cell>
          <table:table-cell table:formula="of:=([.S222]*[.$S$3])" office:value-type="float" office:value="600.444279968" calcext:value-type="float">
            <text:p>600.444279968</text:p>
          </table:table-cell>
        </table:table-row>
        <table:table-row table:style-name="ro1">
          <table:table-cell table:number-columns-repeated="18"/>
          <table:table-cell office:value-type="float" office:value="209" calcext:value-type="float">
            <text:p>209</text:p>
          </table:table-cell>
          <table:table-cell table:formula="of:=([.S223]*[.$S$3])" office:value-type="float" office:value="603.331031314" calcext:value-type="float">
            <text:p>603.331031314</text:p>
          </table:table-cell>
        </table:table-row>
        <table:table-row table:style-name="ro1">
          <table:table-cell table:number-columns-repeated="18"/>
          <table:table-cell office:value-type="float" office:value="210" calcext:value-type="float">
            <text:p>210</text:p>
          </table:table-cell>
          <table:table-cell table:formula="of:=([.S224]*[.$S$3])" office:value-type="float" office:value="606.21778266" calcext:value-type="float">
            <text:p>606.21778266</text:p>
          </table:table-cell>
        </table:table-row>
        <table:table-row table:style-name="ro1">
          <table:table-cell table:number-columns-repeated="18"/>
          <table:table-cell office:value-type="float" office:value="211" calcext:value-type="float">
            <text:p>211</text:p>
          </table:table-cell>
          <table:table-cell table:formula="of:=([.S225]*[.$S$3])" office:value-type="float" office:value="609.104534006" calcext:value-type="float">
            <text:p>609.104534006</text:p>
          </table:table-cell>
        </table:table-row>
        <table:table-row table:style-name="ro1">
          <table:table-cell table:number-columns-repeated="18"/>
          <table:table-cell office:value-type="float" office:value="212" calcext:value-type="float">
            <text:p>212</text:p>
          </table:table-cell>
          <table:table-cell table:formula="of:=([.S226]*[.$S$3])" office:value-type="float" office:value="611.991285352" calcext:value-type="float">
            <text:p>611.991285352</text:p>
          </table:table-cell>
        </table:table-row>
        <table:table-row table:style-name="ro1">
          <table:table-cell table:number-columns-repeated="18"/>
          <table:table-cell office:value-type="float" office:value="213" calcext:value-type="float">
            <text:p>213</text:p>
          </table:table-cell>
          <table:table-cell table:formula="of:=([.S227]*[.$S$3])" office:value-type="float" office:value="614.878036698" calcext:value-type="float">
            <text:p>614.878036698</text:p>
          </table:table-cell>
        </table:table-row>
        <table:table-row table:style-name="ro1">
          <table:table-cell table:number-columns-repeated="18"/>
          <table:table-cell office:value-type="float" office:value="214" calcext:value-type="float">
            <text:p>214</text:p>
          </table:table-cell>
          <table:table-cell table:formula="of:=([.S228]*[.$S$3])" office:value-type="float" office:value="617.764788044" calcext:value-type="float">
            <text:p>617.764788044</text:p>
          </table:table-cell>
        </table:table-row>
        <table:table-row table:style-name="ro1">
          <table:table-cell table:number-columns-repeated="18"/>
          <table:table-cell office:value-type="float" office:value="215" calcext:value-type="float">
            <text:p>215</text:p>
          </table:table-cell>
          <table:table-cell table:formula="of:=([.S229]*[.$S$3])" office:value-type="float" office:value="620.65153939" calcext:value-type="float">
            <text:p>620.65153939</text:p>
          </table:table-cell>
        </table:table-row>
        <table:table-row table:style-name="ro1">
          <table:table-cell table:number-columns-repeated="18"/>
          <table:table-cell office:value-type="float" office:value="216" calcext:value-type="float">
            <text:p>216</text:p>
          </table:table-cell>
          <table:table-cell table:formula="of:=([.S230]*[.$S$3])" office:value-type="float" office:value="623.538290736" calcext:value-type="float">
            <text:p>623.538290736</text:p>
          </table:table-cell>
        </table:table-row>
        <table:table-row table:style-name="ro1">
          <table:table-cell table:number-columns-repeated="18"/>
          <table:table-cell office:value-type="float" office:value="217" calcext:value-type="float">
            <text:p>217</text:p>
          </table:table-cell>
          <table:table-cell table:formula="of:=([.S231]*[.$S$3])" office:value-type="float" office:value="626.425042082" calcext:value-type="float">
            <text:p>626.425042082</text:p>
          </table:table-cell>
        </table:table-row>
        <table:table-row table:style-name="ro1">
          <table:table-cell table:number-columns-repeated="18"/>
          <table:table-cell office:value-type="float" office:value="218" calcext:value-type="float">
            <text:p>218</text:p>
          </table:table-cell>
          <table:table-cell table:formula="of:=([.S232]*[.$S$3])" office:value-type="float" office:value="629.311793428" calcext:value-type="float">
            <text:p>629.311793428</text:p>
          </table:table-cell>
        </table:table-row>
        <table:table-row table:style-name="ro1">
          <table:table-cell table:number-columns-repeated="18"/>
          <table:table-cell office:value-type="float" office:value="219" calcext:value-type="float">
            <text:p>219</text:p>
          </table:table-cell>
          <table:table-cell table:formula="of:=([.S233]*[.$S$3])" office:value-type="float" office:value="632.198544774" calcext:value-type="float">
            <text:p>632.198544774</text:p>
          </table:table-cell>
        </table:table-row>
        <table:table-row table:style-name="ro1">
          <table:table-cell table:number-columns-repeated="18"/>
          <table:table-cell office:value-type="float" office:value="220" calcext:value-type="float">
            <text:p>220</text:p>
          </table:table-cell>
          <table:table-cell table:formula="of:=([.S234]*[.$S$3])" office:value-type="float" office:value="635.08529612" calcext:value-type="float">
            <text:p>635.08529612</text:p>
          </table:table-cell>
        </table:table-row>
        <table:table-row table:style-name="ro1">
          <table:table-cell table:number-columns-repeated="18"/>
          <table:table-cell office:value-type="float" office:value="221" calcext:value-type="float">
            <text:p>221</text:p>
          </table:table-cell>
          <table:table-cell table:formula="of:=([.S235]*[.$S$3])" office:value-type="float" office:value="637.972047466" calcext:value-type="float">
            <text:p>637.972047466</text:p>
          </table:table-cell>
        </table:table-row>
        <table:table-row table:style-name="ro1">
          <table:table-cell table:number-columns-repeated="18"/>
          <table:table-cell office:value-type="float" office:value="222" calcext:value-type="float">
            <text:p>222</text:p>
          </table:table-cell>
          <table:table-cell table:formula="of:=([.S236]*[.$S$3])" office:value-type="float" office:value="640.858798812" calcext:value-type="float">
            <text:p>640.858798812</text:p>
          </table:table-cell>
        </table:table-row>
        <table:table-row table:style-name="ro1">
          <table:table-cell table:number-columns-repeated="18"/>
          <table:table-cell office:value-type="float" office:value="223" calcext:value-type="float">
            <text:p>223</text:p>
          </table:table-cell>
          <table:table-cell table:formula="of:=([.S237]*[.$S$3])" office:value-type="float" office:value="643.745550158" calcext:value-type="float">
            <text:p>643.745550158</text:p>
          </table:table-cell>
        </table:table-row>
        <table:table-row table:style-name="ro1">
          <table:table-cell table:number-columns-repeated="18"/>
          <table:table-cell office:value-type="float" office:value="224" calcext:value-type="float">
            <text:p>224</text:p>
          </table:table-cell>
          <table:table-cell table:formula="of:=([.S238]*[.$S$3])" office:value-type="float" office:value="646.632301504" calcext:value-type="float">
            <text:p>646.632301504</text:p>
          </table:table-cell>
        </table:table-row>
        <table:table-row table:style-name="ro1">
          <table:table-cell table:number-columns-repeated="18"/>
          <table:table-cell office:value-type="float" office:value="225" calcext:value-type="float">
            <text:p>225</text:p>
          </table:table-cell>
          <table:table-cell table:formula="of:=([.S239]*[.$S$3])" office:value-type="float" office:value="649.51905285" calcext:value-type="float">
            <text:p>649.51905285</text:p>
          </table:table-cell>
        </table:table-row>
        <table:table-row table:style-name="ro1">
          <table:table-cell table:number-columns-repeated="18"/>
          <table:table-cell office:value-type="float" office:value="226" calcext:value-type="float">
            <text:p>226</text:p>
          </table:table-cell>
          <table:table-cell table:formula="of:=([.S240]*[.$S$3])" office:value-type="float" office:value="652.405804196" calcext:value-type="float">
            <text:p>652.405804196</text:p>
          </table:table-cell>
        </table:table-row>
        <table:table-row table:style-name="ro1">
          <table:table-cell table:number-columns-repeated="18"/>
          <table:table-cell office:value-type="float" office:value="227" calcext:value-type="float">
            <text:p>227</text:p>
          </table:table-cell>
          <table:table-cell table:formula="of:=([.S241]*[.$S$3])" office:value-type="float" office:value="655.292555542" calcext:value-type="float">
            <text:p>655.292555542</text:p>
          </table:table-cell>
        </table:table-row>
        <table:table-row table:style-name="ro1">
          <table:table-cell table:number-columns-repeated="18"/>
          <table:table-cell office:value-type="float" office:value="228" calcext:value-type="float">
            <text:p>228</text:p>
          </table:table-cell>
          <table:table-cell table:formula="of:=([.S242]*[.$S$3])" office:value-type="float" office:value="658.179306888" calcext:value-type="float">
            <text:p>658.179306888</text:p>
          </table:table-cell>
        </table:table-row>
        <table:table-row table:style-name="ro1">
          <table:table-cell table:number-columns-repeated="18"/>
          <table:table-cell office:value-type="float" office:value="229" calcext:value-type="float">
            <text:p>229</text:p>
          </table:table-cell>
          <table:table-cell table:formula="of:=([.S243]*[.$S$3])" office:value-type="float" office:value="661.066058234" calcext:value-type="float">
            <text:p>661.066058234</text:p>
          </table:table-cell>
        </table:table-row>
        <table:table-row table:style-name="ro1">
          <table:table-cell table:number-columns-repeated="18"/>
          <table:table-cell office:value-type="float" office:value="230" calcext:value-type="float">
            <text:p>230</text:p>
          </table:table-cell>
          <table:table-cell table:formula="of:=([.S244]*[.$S$3])" office:value-type="float" office:value="663.95280958" calcext:value-type="float">
            <text:p>663.95280958</text:p>
          </table:table-cell>
        </table:table-row>
        <table:table-row table:style-name="ro1">
          <table:table-cell table:number-columns-repeated="18"/>
          <table:table-cell office:value-type="float" office:value="231" calcext:value-type="float">
            <text:p>231</text:p>
          </table:table-cell>
          <table:table-cell table:formula="of:=([.S245]*[.$S$3])" office:value-type="float" office:value="666.839560926" calcext:value-type="float">
            <text:p>666.839560926</text:p>
          </table:table-cell>
        </table:table-row>
        <table:table-row table:style-name="ro1">
          <table:table-cell table:number-columns-repeated="18"/>
          <table:table-cell office:value-type="float" office:value="232" calcext:value-type="float">
            <text:p>232</text:p>
          </table:table-cell>
          <table:table-cell table:formula="of:=([.S246]*[.$S$3])" office:value-type="float" office:value="669.726312272" calcext:value-type="float">
            <text:p>669.726312272</text:p>
          </table:table-cell>
        </table:table-row>
        <table:table-row table:style-name="ro1">
          <table:table-cell table:number-columns-repeated="18"/>
          <table:table-cell office:value-type="float" office:value="233" calcext:value-type="float">
            <text:p>233</text:p>
          </table:table-cell>
          <table:table-cell table:formula="of:=([.S247]*[.$S$3])" office:value-type="float" office:value="672.613063618" calcext:value-type="float">
            <text:p>672.613063618</text:p>
          </table:table-cell>
        </table:table-row>
        <table:table-row table:style-name="ro1">
          <table:table-cell table:number-columns-repeated="18"/>
          <table:table-cell office:value-type="float" office:value="234" calcext:value-type="float">
            <text:p>234</text:p>
          </table:table-cell>
          <table:table-cell table:formula="of:=([.S248]*[.$S$3])" office:value-type="float" office:value="675.499814964" calcext:value-type="float">
            <text:p>675.499814964</text:p>
          </table:table-cell>
        </table:table-row>
        <table:table-row table:style-name="ro1">
          <table:table-cell table:number-columns-repeated="18"/>
          <table:table-cell office:value-type="float" office:value="235" calcext:value-type="float">
            <text:p>235</text:p>
          </table:table-cell>
          <table:table-cell table:formula="of:=([.S249]*[.$S$3])" office:value-type="float" office:value="678.38656631" calcext:value-type="float">
            <text:p>678.38656631</text:p>
          </table:table-cell>
        </table:table-row>
        <table:table-row table:style-name="ro1">
          <table:table-cell table:number-columns-repeated="18"/>
          <table:table-cell office:value-type="float" office:value="236" calcext:value-type="float">
            <text:p>236</text:p>
          </table:table-cell>
          <table:table-cell table:formula="of:=([.S250]*[.$S$3])" office:value-type="float" office:value="681.273317656" calcext:value-type="float">
            <text:p>681.273317656</text:p>
          </table:table-cell>
        </table:table-row>
        <table:table-row table:style-name="ro1">
          <table:table-cell table:number-columns-repeated="18"/>
          <table:table-cell office:value-type="float" office:value="237" calcext:value-type="float">
            <text:p>237</text:p>
          </table:table-cell>
          <table:table-cell table:formula="of:=([.S251]*[.$S$3])" office:value-type="float" office:value="684.160069002" calcext:value-type="float">
            <text:p>684.160069002</text:p>
          </table:table-cell>
        </table:table-row>
        <table:table-row table:style-name="ro1">
          <table:table-cell table:number-columns-repeated="18"/>
          <table:table-cell office:value-type="float" office:value="238" calcext:value-type="float">
            <text:p>238</text:p>
          </table:table-cell>
          <table:table-cell table:formula="of:=([.S252]*[.$S$3])" office:value-type="float" office:value="687.046820348" calcext:value-type="float">
            <text:p>687.046820348</text:p>
          </table:table-cell>
        </table:table-row>
        <table:table-row table:style-name="ro1">
          <table:table-cell table:number-columns-repeated="18"/>
          <table:table-cell office:value-type="float" office:value="239" calcext:value-type="float">
            <text:p>239</text:p>
          </table:table-cell>
          <table:table-cell table:formula="of:=([.S253]*[.$S$3])" office:value-type="float" office:value="689.933571694" calcext:value-type="float">
            <text:p>689.933571694</text:p>
          </table:table-cell>
        </table:table-row>
        <table:table-row table:style-name="ro1">
          <table:table-cell table:number-columns-repeated="18"/>
          <table:table-cell office:value-type="float" office:value="240" calcext:value-type="float">
            <text:p>240</text:p>
          </table:table-cell>
          <table:table-cell table:formula="of:=([.S254]*[.$S$3])" office:value-type="float" office:value="692.82032304" calcext:value-type="float">
            <text:p>692.82032304</text:p>
          </table:table-cell>
        </table:table-row>
        <table:table-row table:style-name="ro1">
          <table:table-cell table:number-columns-repeated="18"/>
          <table:table-cell office:value-type="float" office:value="241" calcext:value-type="float">
            <text:p>241</text:p>
          </table:table-cell>
          <table:table-cell table:formula="of:=([.S255]*[.$S$3])" office:value-type="float" office:value="695.707074386" calcext:value-type="float">
            <text:p>695.707074386</text:p>
          </table:table-cell>
        </table:table-row>
        <table:table-row table:style-name="ro1">
          <table:table-cell table:number-columns-repeated="18"/>
          <table:table-cell office:value-type="float" office:value="242" calcext:value-type="float">
            <text:p>242</text:p>
          </table:table-cell>
          <table:table-cell table:formula="of:=([.S256]*[.$S$3])" office:value-type="float" office:value="698.593825732" calcext:value-type="float">
            <text:p>698.593825732</text:p>
          </table:table-cell>
        </table:table-row>
        <table:table-row table:style-name="ro1">
          <table:table-cell table:number-columns-repeated="18"/>
          <table:table-cell office:value-type="float" office:value="243" calcext:value-type="float">
            <text:p>243</text:p>
          </table:table-cell>
          <table:table-cell table:formula="of:=([.S257]*[.$S$3])" office:value-type="float" office:value="701.480577078" calcext:value-type="float">
            <text:p>701.480577078</text:p>
          </table:table-cell>
        </table:table-row>
        <table:table-row table:style-name="ro1">
          <table:table-cell table:number-columns-repeated="18"/>
          <table:table-cell office:value-type="float" office:value="244" calcext:value-type="float">
            <text:p>244</text:p>
          </table:table-cell>
          <table:table-cell table:formula="of:=([.S258]*[.$S$3])" office:value-type="float" office:value="704.367328424" calcext:value-type="float">
            <text:p>704.367328424</text:p>
          </table:table-cell>
        </table:table-row>
        <table:table-row table:style-name="ro1">
          <table:table-cell table:number-columns-repeated="18"/>
          <table:table-cell office:value-type="float" office:value="245" calcext:value-type="float">
            <text:p>245</text:p>
          </table:table-cell>
          <table:table-cell table:formula="of:=([.S259]*[.$S$3])" office:value-type="float" office:value="707.25407977" calcext:value-type="float">
            <text:p>707.25407977</text:p>
          </table:table-cell>
        </table:table-row>
        <table:table-row table:style-name="ro1">
          <table:table-cell table:number-columns-repeated="18"/>
          <table:table-cell office:value-type="float" office:value="246" calcext:value-type="float">
            <text:p>246</text:p>
          </table:table-cell>
          <table:table-cell table:formula="of:=([.S260]*[.$S$3])" office:value-type="float" office:value="710.140831116" calcext:value-type="float">
            <text:p>710.140831116</text:p>
          </table:table-cell>
        </table:table-row>
        <table:table-row table:style-name="ro1">
          <table:table-cell table:number-columns-repeated="18"/>
          <table:table-cell office:value-type="float" office:value="247" calcext:value-type="float">
            <text:p>247</text:p>
          </table:table-cell>
          <table:table-cell table:formula="of:=([.S261]*[.$S$3])" office:value-type="float" office:value="713.027582462" calcext:value-type="float">
            <text:p>713.027582462</text:p>
          </table:table-cell>
        </table:table-row>
        <table:table-row table:style-name="ro1">
          <table:table-cell table:number-columns-repeated="18"/>
          <table:table-cell office:value-type="float" office:value="248" calcext:value-type="float">
            <text:p>248</text:p>
          </table:table-cell>
          <table:table-cell table:formula="of:=([.S262]*[.$S$3])" office:value-type="float" office:value="715.914333808" calcext:value-type="float">
            <text:p>715.914333808</text:p>
          </table:table-cell>
        </table:table-row>
        <table:table-row table:style-name="ro1">
          <table:table-cell table:number-columns-repeated="18"/>
          <table:table-cell office:value-type="float" office:value="249" calcext:value-type="float">
            <text:p>249</text:p>
          </table:table-cell>
          <table:table-cell table:formula="of:=([.S263]*[.$S$3])" office:value-type="float" office:value="718.801085154" calcext:value-type="float">
            <text:p>718.801085154</text:p>
          </table:table-cell>
        </table:table-row>
        <table:table-row table:style-name="ro1">
          <table:table-cell table:number-columns-repeated="18"/>
          <table:table-cell office:value-type="float" office:value="250" calcext:value-type="float">
            <text:p>250</text:p>
          </table:table-cell>
          <table:table-cell table:formula="of:=([.S264]*[.$S$3])" office:value-type="float" office:value="721.6878365" calcext:value-type="float">
            <text:p>721.6878365</text:p>
          </table:table-cell>
        </table:table-row>
        <table:table-row table:style-name="ro1">
          <table:table-cell table:number-columns-repeated="18"/>
          <table:table-cell office:value-type="float" office:value="251" calcext:value-type="float">
            <text:p>251</text:p>
          </table:table-cell>
          <table:table-cell table:formula="of:=([.S265]*[.$S$3])" office:value-type="float" office:value="724.574587846" calcext:value-type="float">
            <text:p>724.574587846</text:p>
          </table:table-cell>
        </table:table-row>
        <table:table-row table:style-name="ro1">
          <table:table-cell table:number-columns-repeated="18"/>
          <table:table-cell office:value-type="float" office:value="252" calcext:value-type="float">
            <text:p>252</text:p>
          </table:table-cell>
          <table:table-cell table:formula="of:=([.S266]*[.$S$3])" office:value-type="float" office:value="727.461339192" calcext:value-type="float">
            <text:p>727.461339192</text:p>
          </table:table-cell>
        </table:table-row>
        <table:table-row table:style-name="ro1">
          <table:table-cell table:number-columns-repeated="18"/>
          <table:table-cell office:value-type="float" office:value="253" calcext:value-type="float">
            <text:p>253</text:p>
          </table:table-cell>
          <table:table-cell table:formula="of:=([.S267]*[.$S$3])" office:value-type="float" office:value="730.348090538" calcext:value-type="float">
            <text:p>730.348090538</text:p>
          </table:table-cell>
        </table:table-row>
        <table:table-row table:style-name="ro1">
          <table:table-cell table:number-columns-repeated="18"/>
          <table:table-cell office:value-type="float" office:value="254" calcext:value-type="float">
            <text:p>254</text:p>
          </table:table-cell>
          <table:table-cell table:formula="of:=([.S268]*[.$S$3])" office:value-type="float" office:value="733.234841884" calcext:value-type="float">
            <text:p>733.234841884</text:p>
          </table:table-cell>
        </table:table-row>
        <table:table-row table:style-name="ro1">
          <table:table-cell table:number-columns-repeated="18"/>
          <table:table-cell office:value-type="float" office:value="255" calcext:value-type="float">
            <text:p>255</text:p>
          </table:table-cell>
          <table:table-cell table:formula="of:=([.S269]*[.$S$3])" office:value-type="float" office:value="736.12159323" calcext:value-type="float">
            <text:p>736.12159323</text:p>
          </table:table-cell>
        </table:table-row>
        <table:table-row table:style-name="ro1">
          <table:table-cell table:number-columns-repeated="18"/>
          <table:table-cell office:value-type="float" office:value="256" calcext:value-type="float">
            <text:p>256</text:p>
          </table:table-cell>
          <table:table-cell table:formula="of:=([.S270]*[.$S$3])" office:value-type="float" office:value="739.008344576" calcext:value-type="float">
            <text:p>739.008344576</text:p>
          </table:table-cell>
        </table:table-row>
        <table:table-row table:style-name="ro1">
          <table:table-cell table:number-columns-repeated="18"/>
          <table:table-cell office:value-type="float" office:value="257" calcext:value-type="float">
            <text:p>257</text:p>
          </table:table-cell>
          <table:table-cell table:formula="of:=([.S271]*[.$S$3])" office:value-type="float" office:value="741.895095922" calcext:value-type="float">
            <text:p>741.895095922</text:p>
          </table:table-cell>
        </table:table-row>
        <table:table-row table:style-name="ro1">
          <table:table-cell table:number-columns-repeated="18"/>
          <table:table-cell office:value-type="float" office:value="258" calcext:value-type="float">
            <text:p>258</text:p>
          </table:table-cell>
          <table:table-cell table:formula="of:=([.S272]*[.$S$3])" office:value-type="float" office:value="744.781847268" calcext:value-type="float">
            <text:p>744.781847268</text:p>
          </table:table-cell>
        </table:table-row>
        <table:table-row table:style-name="ro1">
          <table:table-cell table:number-columns-repeated="18"/>
          <table:table-cell office:value-type="float" office:value="259" calcext:value-type="float">
            <text:p>259</text:p>
          </table:table-cell>
          <table:table-cell table:formula="of:=([.S273]*[.$S$3])" office:value-type="float" office:value="747.668598614" calcext:value-type="float">
            <text:p>747.668598614</text:p>
          </table:table-cell>
        </table:table-row>
        <table:table-row table:style-name="ro1">
          <table:table-cell table:number-columns-repeated="18"/>
          <table:table-cell office:value-type="float" office:value="260" calcext:value-type="float">
            <text:p>260</text:p>
          </table:table-cell>
          <table:table-cell table:formula="of:=([.S274]*[.$S$3])" office:value-type="float" office:value="750.55534996" calcext:value-type="float">
            <text:p>750.55534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1:22:12.848489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9-18T13:24:44.944359650</dc:date>
    <meta:editing-duration>P3DT18H40M24S</meta:editing-duration>
    <meta:editing-cycles>68</meta:editing-cycles>
    <meta:generator>LibreOffice/6.0.3.2$Linux_X86_64 LibreOffice_project/00m0$Build-2</meta:generator>
    <meta:document-statistic meta:table-count="6" meta:cell-count="2179" meta:object-count="0"/>
  </office:meta>
</office:document-meta>
</file>